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251" table:style-name="ta1">
        <table:shapes>
          <draw:frame draw:z-index="0" draw:style-name="gr1" draw:text-style-name="P1" svg:width="159.99mm" svg:height="89.99mm" svg:x="125.32mm" svg:y="99.35mm">
            <loext:p draw:notify-on-update-of-ranges="test251.B2:test251.B351 test251.F1:test251.F1 test251.F2:test251.F3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05.59mm" svg:y="99.35mm">
            <loext:p draw:notify-on-update-of-ranges="test251.B2:test251.B351 test251.G1:test251.G1 test251.G2:test251.G3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305.59mm" svg:y="0.01mm">
            <loext:p draw:notify-on-update-of-ranges="test251.B2:test251.B351 test251.C1:test251.C1 test251.C2:test251.C351 test251.D1:test251.D1 test251.D2:test251.D35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25.75mm" svg:y="1mm">
            <loext:p draw:notify-on-update-of-ranges="test251.G1:test251.G1 test251.G2:test251.G104 test251.C1:test251.C1 test251.C2:test251.C104 test251.G1:test251.G1 test251.G2:test251.G104 test251.D1:test251.D1 test251.D2:test251.D10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18</text:p>
          </table:table-cell>
          <table:table-cell office:value-type="float" office:value="0.245044" calcext:value-type="float">
            <text:p>0.245044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0" calcext:value-type="float">
            <text:p>0</text:p>
          </table:table-cell>
          <table:table-cell office:value-type="float" office:value="52657" calcext:value-type="float">
            <text:p>5265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19</text:p>
          </table:table-cell>
          <table:table-cell office:value-type="float" office:value="0.120175" calcext:value-type="float">
            <text:p>0.120175</text:p>
          </table:table-cell>
          <table:table-cell office:value-type="float" office:value="0.001287" calcext:value-type="float">
            <text:p>0.001287</text:p>
          </table:table-cell>
          <table:table-cell office:value-type="float" office:value="0" calcext:value-type="float">
            <text:p>0</text:p>
          </table:table-cell>
          <table:table-cell office:value-type="float" office:value="42912" calcext:value-type="float">
            <text:p>429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0</text:p>
          </table:table-cell>
          <table:table-cell office:value-type="float" office:value="0.06746" calcext:value-type="float">
            <text:p>0.06746</text:p>
          </table:table-cell>
          <table:table-cell office:value-type="float" office:value="0.000536" calcext:value-type="float">
            <text:p>0.000536</text:p>
          </table:table-cell>
          <table:table-cell office:value-type="float" office:value="0" calcext:value-type="float">
            <text:p>0</text:p>
          </table:table-cell>
          <table:table-cell office:value-type="float" office:value="27314" calcext:value-type="float">
            <text:p>273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1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" calcext:value-type="float">
            <text:p>0</text:p>
          </table:table-cell>
          <table:table-cell office:value-type="float" office:value="1905" calcext:value-type="float">
            <text:p>190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2</text:p>
          </table:table-cell>
          <table:table-cell office:value-type="float" office:value="0.019858" calcext:value-type="float">
            <text:p>0.019858</text:p>
          </table:table-cell>
          <table:table-cell office:value-type="float" office:value="0.001252" calcext:value-type="float">
            <text:p>0.001252</text:p>
          </table:table-cell>
          <table:table-cell office:value-type="float" office:value="0" calcext:value-type="float">
            <text:p>0</text:p>
          </table:table-cell>
          <table:table-cell office:value-type="float" office:value="39270" calcext:value-type="float">
            <text:p>3927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3</text:p>
          </table:table-cell>
          <table:table-cell office:value-type="float" office:value="0.191751" calcext:value-type="float">
            <text:p>0.191751</text:p>
          </table:table-cell>
          <table:table-cell office:value-type="float" office:value="0.00041" calcext:value-type="float">
            <text:p>0.00041</text:p>
          </table:table-cell>
          <table:table-cell office:value-type="float" office:value="0" calcext:value-type="float">
            <text:p>0</text:p>
          </table:table-cell>
          <table:table-cell office:value-type="float" office:value="30762" calcext:value-type="float">
            <text:p>3076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4</text:p>
          </table:table-cell>
          <table:table-cell office:value-type="float" office:value="0.057288" calcext:value-type="float">
            <text:p>0.057288</text:p>
          </table:table-cell>
          <table:table-cell office:value-type="float" office:value="0.000731" calcext:value-type="float">
            <text:p>0.000731</text:p>
          </table:table-cell>
          <table:table-cell office:value-type="float" office:value="0" calcext:value-type="float">
            <text:p>0</text:p>
          </table:table-cell>
          <table:table-cell office:value-type="float" office:value="29540" calcext:value-type="float">
            <text:p>295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5</text:p>
          </table:table-cell>
          <table:table-cell office:value-type="float" office:value="0.12624" calcext:value-type="float">
            <text:p>0.12624</text:p>
          </table:table-cell>
          <table:table-cell office:value-type="float" office:value="0.005078" calcext:value-type="float">
            <text:p>0.005078</text:p>
          </table:table-cell>
          <table:table-cell office:value-type="float" office:value="0" calcext:value-type="float">
            <text:p>0</text:p>
          </table:table-cell>
          <table:table-cell office:value-type="float" office:value="139310" calcext:value-type="float">
            <text:p>1393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6</text:p>
          </table:table-cell>
          <table:table-cell office:value-type="float" office:value="0.128388" calcext:value-type="float">
            <text:p>0.128388</text:p>
          </table:table-cell>
          <table:table-cell office:value-type="float" office:value="0.002187" calcext:value-type="float">
            <text:p>0.002187</text:p>
          </table:table-cell>
          <table:table-cell office:value-type="float" office:value="0" calcext:value-type="float">
            <text:p>0</text:p>
          </table:table-cell>
          <table:table-cell office:value-type="float" office:value="76347" calcext:value-type="float">
            <text:p>7634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7</text:p>
          </table:table-cell>
          <table:table-cell office:value-type="float" office:value="0.052256" calcext:value-type="float">
            <text:p>0.052256</text:p>
          </table:table-cell>
          <table:table-cell office:value-type="float" office:value="0.001714" calcext:value-type="float">
            <text:p>0.001714</text:p>
          </table:table-cell>
          <table:table-cell office:value-type="float" office:value="0" calcext:value-type="float">
            <text:p>0</text:p>
          </table:table-cell>
          <table:table-cell office:value-type="float" office:value="58369" calcext:value-type="float">
            <text:p>5836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8</text:p>
          </table:table-cell>
          <table:table-cell office:value-type="float" office:value="0.037735" calcext:value-type="float">
            <text:p>0.037735</text:p>
          </table:table-cell>
          <table:table-cell office:value-type="float" office:value="0.003651" calcext:value-type="float">
            <text:p>0.003651</text:p>
          </table:table-cell>
          <table:table-cell office:value-type="float" office:value="0" calcext:value-type="float">
            <text:p>0</text:p>
          </table:table-cell>
          <table:table-cell office:value-type="float" office:value="93210" calcext:value-type="float">
            <text:p>9321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29</text:p>
          </table:table-cell>
          <table:table-cell office:value-type="float" office:value="0.15592" calcext:value-type="float">
            <text:p>0.15592</text:p>
          </table:table-cell>
          <table:table-cell office:value-type="float" office:value="0.011599" calcext:value-type="float">
            <text:p>0.011599</text:p>
          </table:table-cell>
          <table:table-cell office:value-type="float" office:value="0" calcext:value-type="float">
            <text:p>0</text:p>
          </table:table-cell>
          <table:table-cell office:value-type="float" office:value="309991" calcext:value-type="float">
            <text:p>30999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0</text:p>
          </table:table-cell>
          <table:table-cell office:value-type="float" office:value="0.14985" calcext:value-type="float">
            <text:p>0.14985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" calcext:value-type="float">
            <text:p>0</text:p>
          </table:table-cell>
          <table:table-cell office:value-type="float" office:value="34251" calcext:value-type="float">
            <text:p>3425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1</text:p>
          </table:table-cell>
          <table:table-cell office:value-type="float" office:value="0.032347" calcext:value-type="float">
            <text:p>0.032347</text:p>
          </table:table-cell>
          <table:table-cell office:value-type="float" office:value="0.001053" calcext:value-type="float">
            <text:p>0.001053</text:p>
          </table:table-cell>
          <table:table-cell office:value-type="float" office:value="0" calcext:value-type="float">
            <text:p>0</text:p>
          </table:table-cell>
          <table:table-cell office:value-type="float" office:value="34235" calcext:value-type="float">
            <text:p>342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2</text:p>
          </table:table-cell>
          <table:table-cell office:value-type="float" office:value="0.049042" calcext:value-type="float">
            <text:p>0.049042</text:p>
          </table:table-cell>
          <table:table-cell office:value-type="float" office:value="0.006306" calcext:value-type="float">
            <text:p>0.006306</text:p>
          </table:table-cell>
          <table:table-cell office:value-type="float" office:value="0" calcext:value-type="float">
            <text:p>0</text:p>
          </table:table-cell>
          <table:table-cell office:value-type="float" office:value="160167" calcext:value-type="float">
            <text:p>16016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3</text:p>
          </table:table-cell>
          <table:table-cell office:value-type="float" office:value="0.065639" calcext:value-type="float">
            <text:p>0.065639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0" calcext:value-type="float">
            <text:p>0</text:p>
          </table:table-cell>
          <table:table-cell office:value-type="float" office:value="40250" calcext:value-type="float">
            <text:p>402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4</text:p>
          </table:table-cell>
          <table:table-cell office:value-type="float" office:value="0.043026" calcext:value-type="float">
            <text:p>0.043026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" calcext:value-type="float">
            <text:p>0</text:p>
          </table:table-cell>
          <table:table-cell office:value-type="float" office:value="46413" calcext:value-type="float">
            <text:p>464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5</text:p>
          </table:table-cell>
          <table:table-cell office:value-type="float" office:value="0.065679" calcext:value-type="float">
            <text:p>0.065679</text:p>
          </table:table-cell>
          <table:table-cell office:value-type="float" office:value="0.001583" calcext:value-type="float">
            <text:p>0.001583</text:p>
          </table:table-cell>
          <table:table-cell office:value-type="float" office:value="0" calcext:value-type="float">
            <text:p>0</text:p>
          </table:table-cell>
          <table:table-cell office:value-type="float" office:value="56743" calcext:value-type="float">
            <text:p>5674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6</text:p>
          </table:table-cell>
          <table:table-cell office:value-type="float" office:value="0.06915" calcext:value-type="float">
            <text:p>0.06915</text:p>
          </table:table-cell>
          <table:table-cell office:value-type="float" office:value="0.000849" calcext:value-type="float">
            <text:p>0.000849</text:p>
          </table:table-cell>
          <table:table-cell office:value-type="float" office:value="0" calcext:value-type="float">
            <text:p>0</text:p>
          </table:table-cell>
          <table:table-cell office:value-type="float" office:value="36706" calcext:value-type="float">
            <text:p>3670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7</text:p>
          </table:table-cell>
          <table:table-cell office:value-type="float" office:value="0.041744" calcext:value-type="float">
            <text:p>0.041744</text:p>
          </table:table-cell>
          <table:table-cell office:value-type="float" office:value="0.001946" calcext:value-type="float">
            <text:p>0.001946</text:p>
          </table:table-cell>
          <table:table-cell office:value-type="float" office:value="0" calcext:value-type="float">
            <text:p>0</text:p>
          </table:table-cell>
          <table:table-cell office:value-type="float" office:value="68221" calcext:value-type="float">
            <text:p>6822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8</text:p>
          </table:table-cell>
          <table:table-cell office:value-type="float" office:value="0.085887" calcext:value-type="float">
            <text:p>0.085887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" calcext:value-type="float">
            <text:p>0</text:p>
          </table:table-cell>
          <table:table-cell office:value-type="float" office:value="55485" calcext:value-type="float">
            <text:p>5548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39</text:p>
          </table:table-cell>
          <table:table-cell office:value-type="float" office:value="0.286587" calcext:value-type="float">
            <text:p>0.286587</text:p>
          </table:table-cell>
          <table:table-cell office:value-type="float" office:value="0.001549" calcext:value-type="float">
            <text:p>0.001549</text:p>
          </table:table-cell>
          <table:table-cell office:value-type="float" office:value="0" calcext:value-type="float">
            <text:p>0</text:p>
          </table:table-cell>
          <table:table-cell office:value-type="float" office:value="49019" calcext:value-type="float">
            <text:p>4901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0</text:p>
          </table:table-cell>
          <table:table-cell office:value-type="float" office:value="0.053499" calcext:value-type="float">
            <text:p>0.053499</text:p>
          </table:table-cell>
          <table:table-cell office:value-type="float" office:value="0.002881" calcext:value-type="float">
            <text:p>0.002881</text:p>
          </table:table-cell>
          <table:table-cell office:value-type="float" office:value="0" calcext:value-type="float">
            <text:p>0</text:p>
          </table:table-cell>
          <table:table-cell office:value-type="float" office:value="95002" calcext:value-type="float">
            <text:p>950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1</text:p>
          </table:table-cell>
          <table:table-cell office:value-type="float" office:value="0.057742" calcext:value-type="float">
            <text:p>0.057742</text:p>
          </table:table-cell>
          <table:table-cell office:value-type="float" office:value="0.002216" calcext:value-type="float">
            <text:p>0.002216</text:p>
          </table:table-cell>
          <table:table-cell office:value-type="float" office:value="0" calcext:value-type="float">
            <text:p>0</text:p>
          </table:table-cell>
          <table:table-cell office:value-type="float" office:value="66661" calcext:value-type="float">
            <text:p>6666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2</text:p>
          </table:table-cell>
          <table:table-cell office:value-type="float" office:value="0.053167" calcext:value-type="float">
            <text:p>0.053167</text:p>
          </table:table-cell>
          <table:table-cell office:value-type="float" office:value="0.002183" calcext:value-type="float">
            <text:p>0.002183</text:p>
          </table:table-cell>
          <table:table-cell office:value-type="float" office:value="0" calcext:value-type="float">
            <text:p>0</text:p>
          </table:table-cell>
          <table:table-cell office:value-type="float" office:value="61384" calcext:value-type="float">
            <text:p>6138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3</text:p>
          </table:table-cell>
          <table:table-cell office:value-type="float" office:value="0.035581" calcext:value-type="float">
            <text:p>0.035581</text:p>
          </table:table-cell>
          <table:table-cell office:value-type="float" office:value="0.002294" calcext:value-type="float">
            <text:p>0.002294</text:p>
          </table:table-cell>
          <table:table-cell office:value-type="float" office:value="0" calcext:value-type="float">
            <text:p>0</text:p>
          </table:table-cell>
          <table:table-cell office:value-type="float" office:value="62692" calcext:value-type="float">
            <text:p>626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4</text:p>
          </table:table-cell>
          <table:table-cell office:value-type="float" office:value="0.064505" calcext:value-type="float">
            <text:p>0.064505</text:p>
          </table:table-cell>
          <table:table-cell office:value-type="float" office:value="0.001352" calcext:value-type="float">
            <text:p>0.001352</text:p>
          </table:table-cell>
          <table:table-cell office:value-type="float" office:value="0" calcext:value-type="float">
            <text:p>0</text:p>
          </table:table-cell>
          <table:table-cell office:value-type="float" office:value="50039" calcext:value-type="float">
            <text:p>5003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5</text:p>
          </table:table-cell>
          <table:table-cell office:value-type="float" office:value="0.034265" calcext:value-type="float">
            <text:p>0.034265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" calcext:value-type="float">
            <text:p>0</text:p>
          </table:table-cell>
          <table:table-cell office:value-type="float" office:value="50267" calcext:value-type="float">
            <text:p>5026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6</text:p>
          </table:table-cell>
          <table:table-cell office:value-type="float" office:value="0.031783" calcext:value-type="float">
            <text:p>0.031783</text:p>
          </table:table-cell>
          <table:table-cell office:value-type="float" office:value="0.001237" calcext:value-type="float">
            <text:p>0.001237</text:p>
          </table:table-cell>
          <table:table-cell office:value-type="float" office:value="0" calcext:value-type="float">
            <text:p>0</text:p>
          </table:table-cell>
          <table:table-cell office:value-type="float" office:value="44916" calcext:value-type="float">
            <text:p>449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7</text:p>
          </table:table-cell>
          <table:table-cell office:value-type="float" office:value="0.037678" calcext:value-type="float">
            <text:p>0.037678</text:p>
          </table:table-cell>
          <table:table-cell office:value-type="float" office:value="0.002464" calcext:value-type="float">
            <text:p>0.002464</text:p>
          </table:table-cell>
          <table:table-cell office:value-type="float" office:value="0" calcext:value-type="float">
            <text:p>0</text:p>
          </table:table-cell>
          <table:table-cell office:value-type="float" office:value="71616" calcext:value-type="float">
            <text:p>7161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8</text:p>
          </table:table-cell>
          <table:table-cell office:value-type="float" office:value="0.042921" calcext:value-type="float">
            <text:p>0.042921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" calcext:value-type="float">
            <text:p>0</text:p>
          </table:table-cell>
          <table:table-cell office:value-type="float" office:value="50825" calcext:value-type="float">
            <text:p>508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49</text:p>
          </table:table-cell>
          <table:table-cell office:value-type="float" office:value="0.075677" calcext:value-type="float">
            <text:p>0.075677</text:p>
          </table:table-cell>
          <table:table-cell office:value-type="float" office:value="0.00125" calcext:value-type="float">
            <text:p>0.00125</text:p>
          </table:table-cell>
          <table:table-cell office:value-type="float" office:value="0" calcext:value-type="float">
            <text:p>0</text:p>
          </table:table-cell>
          <table:table-cell office:value-type="float" office:value="46452" calcext:value-type="float">
            <text:p>4645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0</text:p>
          </table:table-cell>
          <table:table-cell office:value-type="float" office:value="0.048475" calcext:value-type="float">
            <text:p>0.048475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" calcext:value-type="float">
            <text:p>0</text:p>
          </table:table-cell>
          <table:table-cell office:value-type="float" office:value="42036" calcext:value-type="float">
            <text:p>42036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1</text:p>
          </table:table-cell>
          <table:table-cell office:value-type="float" office:value="0.060783" calcext:value-type="float">
            <text:p>0.060783</text:p>
          </table:table-cell>
          <table:table-cell office:value-type="float" office:value="0.001496" calcext:value-type="float">
            <text:p>0.001496</text:p>
          </table:table-cell>
          <table:table-cell office:value-type="float" office:value="0" calcext:value-type="float">
            <text:p>0</text:p>
          </table:table-cell>
          <table:table-cell office:value-type="float" office:value="50294" calcext:value-type="float">
            <text:p>5029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2</text:p>
          </table:table-cell>
          <table:table-cell office:value-type="float" office:value="0.15181" calcext:value-type="float">
            <text:p>0.15181</text:p>
          </table:table-cell>
          <table:table-cell office:value-type="float" office:value="0.001595" calcext:value-type="float">
            <text:p>0.001595</text:p>
          </table:table-cell>
          <table:table-cell office:value-type="float" office:value="0" calcext:value-type="float">
            <text:p>0</text:p>
          </table:table-cell>
          <table:table-cell office:value-type="float" office:value="54981" calcext:value-type="float">
            <text:p>54981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3</text:p>
          </table:table-cell>
          <table:table-cell office:value-type="float" office:value="0.188246" calcext:value-type="float">
            <text:p>0.188246</text:p>
          </table:table-cell>
          <table:table-cell office:value-type="float" office:value="0.001387" calcext:value-type="float">
            <text:p>0.001387</text:p>
          </table:table-cell>
          <table:table-cell office:value-type="float" office:value="0" calcext:value-type="float">
            <text:p>0</text:p>
          </table:table-cell>
          <table:table-cell office:value-type="float" office:value="47424" calcext:value-type="float">
            <text:p>4742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4</text:p>
          </table:table-cell>
          <table:table-cell office:value-type="float" office:value="0.340521" calcext:value-type="float">
            <text:p>0.340521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" calcext:value-type="float">
            <text:p>0</text:p>
          </table:table-cell>
          <table:table-cell office:value-type="float" office:value="38905" calcext:value-type="float">
            <text:p>389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5</text:p>
          </table:table-cell>
          <table:table-cell office:value-type="float" office:value="0.331151" calcext:value-type="float">
            <text:p>0.331151</text:p>
          </table:table-cell>
          <table:table-cell office:value-type="float" office:value="0.004212" calcext:value-type="float">
            <text:p>0.004212</text:p>
          </table:table-cell>
          <table:table-cell office:value-type="float" office:value="0" calcext:value-type="float">
            <text:p>0</text:p>
          </table:table-cell>
          <table:table-cell office:value-type="float" office:value="112596" calcext:value-type="float">
            <text:p>11259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6</text:p>
          </table:table-cell>
          <table:table-cell office:value-type="float" office:value="0.225382" calcext:value-type="float">
            <text:p>0.225382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" calcext:value-type="float">
            <text:p>0</text:p>
          </table:table-cell>
          <table:table-cell office:value-type="float" office:value="48115" calcext:value-type="float">
            <text:p>4811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7</text:p>
          </table:table-cell>
          <table:table-cell office:value-type="float" office:value="0.131691" calcext:value-type="float">
            <text:p>0.131691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" calcext:value-type="float">
            <text:p>0</text:p>
          </table:table-cell>
          <table:table-cell office:value-type="float" office:value="43503" calcext:value-type="float">
            <text:p>4350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8</text:p>
          </table:table-cell>
          <table:table-cell office:value-type="float" office:value="0.155548" calcext:value-type="float">
            <text:p>0.155548</text:p>
          </table:table-cell>
          <table:table-cell office:value-type="float" office:value="0.001508" calcext:value-type="float">
            <text:p>0.001508</text:p>
          </table:table-cell>
          <table:table-cell office:value-type="float" office:value="0" calcext:value-type="float">
            <text:p>0</text:p>
          </table:table-cell>
          <table:table-cell office:value-type="float" office:value="52301" calcext:value-type="float">
            <text:p>5230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1:59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" calcext:value-type="float">
            <text:p>0</text:p>
          </table:table-cell>
          <table:table-cell office:value-type="float" office:value="39866" calcext:value-type="float">
            <text:p>398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0</text:p>
          </table:table-cell>
          <table:table-cell office:value-type="float" office:value="0.151152" calcext:value-type="float">
            <text:p>0.151152</text:p>
          </table:table-cell>
          <table:table-cell office:value-type="float" office:value="0.001209" calcext:value-type="float">
            <text:p>0.001209</text:p>
          </table:table-cell>
          <table:table-cell office:value-type="float" office:value="0" calcext:value-type="float">
            <text:p>0</text:p>
          </table:table-cell>
          <table:table-cell office:value-type="float" office:value="46095" calcext:value-type="float">
            <text:p>4609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1</text:p>
          </table:table-cell>
          <table:table-cell office:value-type="float" office:value="0.139378" calcext:value-type="float">
            <text:p>0.139378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" calcext:value-type="float">
            <text:p>0</text:p>
          </table:table-cell>
          <table:table-cell office:value-type="float" office:value="48637" calcext:value-type="float">
            <text:p>4863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2</text:p>
          </table:table-cell>
          <table:table-cell office:value-type="float" office:value="0.195013" calcext:value-type="float">
            <text:p>0.195013</text:p>
          </table:table-cell>
          <table:table-cell office:value-type="float" office:value="0.000798" calcext:value-type="float">
            <text:p>0.000798</text:p>
          </table:table-cell>
          <table:table-cell office:value-type="float" office:value="0" calcext:value-type="float">
            <text:p>0</text:p>
          </table:table-cell>
          <table:table-cell office:value-type="float" office:value="32314" calcext:value-type="float">
            <text:p>3231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3</text:p>
          </table:table-cell>
          <table:table-cell office:value-type="float" office:value="0.247769" calcext:value-type="float">
            <text:p>0.247769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0" calcext:value-type="float">
            <text:p>0</text:p>
          </table:table-cell>
          <table:table-cell office:value-type="float" office:value="37161" calcext:value-type="float">
            <text:p>3716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4</text:p>
          </table:table-cell>
          <table:table-cell office:value-type="float" office:value="0.131383" calcext:value-type="float">
            <text:p>0.131383</text:p>
          </table:table-cell>
          <table:table-cell office:value-type="float" office:value="0.00118" calcext:value-type="float">
            <text:p>0.00118</text:p>
          </table:table-cell>
          <table:table-cell office:value-type="float" office:value="0" calcext:value-type="float">
            <text:p>0</text:p>
          </table:table-cell>
          <table:table-cell office:value-type="float" office:value="46887" calcext:value-type="float">
            <text:p>4688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5</text:p>
          </table:table-cell>
          <table:table-cell office:value-type="float" office:value="0.160292" calcext:value-type="float">
            <text:p>0.16029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" calcext:value-type="float">
            <text:p>0</text:p>
          </table:table-cell>
          <table:table-cell office:value-type="float" office:value="34601" calcext:value-type="float">
            <text:p>3460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6</text:p>
          </table:table-cell>
          <table:table-cell office:value-type="float" office:value="0.13544" calcext:value-type="float">
            <text:p>0.13544</text:p>
          </table:table-cell>
          <table:table-cell office:value-type="float" office:value="0.00106" calcext:value-type="float">
            <text:p>0.00106</text:p>
          </table:table-cell>
          <table:table-cell office:value-type="float" office:value="0" calcext:value-type="float">
            <text:p>0</text:p>
          </table:table-cell>
          <table:table-cell office:value-type="float" office:value="36685" calcext:value-type="float">
            <text:p>3668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7</text:p>
          </table:table-cell>
          <table:table-cell office:value-type="float" office:value="0.195776" calcext:value-type="float">
            <text:p>0.195776</text:p>
          </table:table-cell>
          <table:table-cell office:value-type="float" office:value="0.001383" calcext:value-type="float">
            <text:p>0.001383</text:p>
          </table:table-cell>
          <table:table-cell office:value-type="float" office:value="0" calcext:value-type="float">
            <text:p>0</text:p>
          </table:table-cell>
          <table:table-cell office:value-type="float" office:value="37153" calcext:value-type="float">
            <text:p>3715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8</text:p>
          </table:table-cell>
          <table:table-cell office:value-type="float" office:value="0.127199" calcext:value-type="float">
            <text:p>0.127199</text:p>
          </table:table-cell>
          <table:table-cell office:value-type="float" office:value="0.003111" calcext:value-type="float">
            <text:p>0.003111</text:p>
          </table:table-cell>
          <table:table-cell office:value-type="float" office:value="0" calcext:value-type="float">
            <text:p>0</text:p>
          </table:table-cell>
          <table:table-cell office:value-type="float" office:value="82467" calcext:value-type="float">
            <text:p>8246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09</text:p>
          </table:table-cell>
          <table:table-cell office:value-type="float" office:value="0.12119" calcext:value-type="float">
            <text:p>0.12119</text:p>
          </table:table-cell>
          <table:table-cell office:value-type="float" office:value="0.000984" calcext:value-type="float">
            <text:p>0.000984</text:p>
          </table:table-cell>
          <table:table-cell office:value-type="float" office:value="0" calcext:value-type="float">
            <text:p>0</text:p>
          </table:table-cell>
          <table:table-cell office:value-type="float" office:value="38637" calcext:value-type="float">
            <text:p>38637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0</text:p>
          </table:table-cell>
          <table:table-cell office:value-type="float" office:value="0.177818" calcext:value-type="float">
            <text:p>0.177818</text:p>
          </table:table-cell>
          <table:table-cell office:value-type="float" office:value="0.000832" calcext:value-type="float">
            <text:p>0.000832</text:p>
          </table:table-cell>
          <table:table-cell office:value-type="float" office:value="0" calcext:value-type="float">
            <text:p>0</text:p>
          </table:table-cell>
          <table:table-cell office:value-type="float" office:value="36062" calcext:value-type="float">
            <text:p>3606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1</text:p>
          </table:table-cell>
          <table:table-cell office:value-type="float" office:value="0.155656" calcext:value-type="float">
            <text:p>0.155656</text:p>
          </table:table-cell>
          <table:table-cell office:value-type="float" office:value="0.000703" calcext:value-type="float">
            <text:p>0.000703</text:p>
          </table:table-cell>
          <table:table-cell office:value-type="float" office:value="0" calcext:value-type="float">
            <text:p>0</text:p>
          </table:table-cell>
          <table:table-cell office:value-type="float" office:value="28754" calcext:value-type="float">
            <text:p>2875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2</text:p>
          </table:table-cell>
          <table:table-cell office:value-type="float" office:value="0.129078" calcext:value-type="float">
            <text:p>0.129078</text:p>
          </table:table-cell>
          <table:table-cell office:value-type="float" office:value="0.000698" calcext:value-type="float">
            <text:p>0.000698</text:p>
          </table:table-cell>
          <table:table-cell office:value-type="float" office:value="0" calcext:value-type="float">
            <text:p>0</text:p>
          </table:table-cell>
          <table:table-cell office:value-type="float" office:value="28240" calcext:value-type="float">
            <text:p>2824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3</text:p>
          </table:table-cell>
          <table:table-cell office:value-type="float" office:value="0.187781" calcext:value-type="float">
            <text:p>0.187781</text:p>
          </table:table-cell>
          <table:table-cell office:value-type="float" office:value="0.001796" calcext:value-type="float">
            <text:p>0.001796</text:p>
          </table:table-cell>
          <table:table-cell office:value-type="float" office:value="0" calcext:value-type="float">
            <text:p>0</text:p>
          </table:table-cell>
          <table:table-cell office:value-type="float" office:value="49350" calcext:value-type="float">
            <text:p>4935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4</text:p>
          </table:table-cell>
          <table:table-cell office:value-type="float" office:value="0.177302" calcext:value-type="float">
            <text:p>0.177302</text:p>
          </table:table-cell>
          <table:table-cell office:value-type="float" office:value="0.000912" calcext:value-type="float">
            <text:p>0.000912</text:p>
          </table:table-cell>
          <table:table-cell office:value-type="float" office:value="0" calcext:value-type="float">
            <text:p>0</text:p>
          </table:table-cell>
          <table:table-cell office:value-type="float" office:value="33062" calcext:value-type="float">
            <text:p>33062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5</text:p>
          </table:table-cell>
          <table:table-cell office:value-type="float" office:value="0.145818" calcext:value-type="float">
            <text:p>0.145818</text:p>
          </table:table-cell>
          <table:table-cell office:value-type="float" office:value="0.001509" calcext:value-type="float">
            <text:p>0.001509</text:p>
          </table:table-cell>
          <table:table-cell office:value-type="float" office:value="0" calcext:value-type="float">
            <text:p>0</text:p>
          </table:table-cell>
          <table:table-cell office:value-type="float" office:value="45395" calcext:value-type="float">
            <text:p>4539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6</text:p>
          </table:table-cell>
          <table:table-cell office:value-type="float" office:value="0.0902" calcext:value-type="float">
            <text:p>0.0902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0" calcext:value-type="float">
            <text:p>0</text:p>
          </table:table-cell>
          <table:table-cell office:value-type="float" office:value="35611" calcext:value-type="float">
            <text:p>35611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7</text:p>
          </table:table-cell>
          <table:table-cell office:value-type="float" office:value="0.121722" calcext:value-type="float">
            <text:p>0.121722</text:p>
          </table:table-cell>
          <table:table-cell office:value-type="float" office:value="0.00137" calcext:value-type="float">
            <text:p>0.00137</text:p>
          </table:table-cell>
          <table:table-cell office:value-type="float" office:value="0" calcext:value-type="float">
            <text:p>0</text:p>
          </table:table-cell>
          <table:table-cell office:value-type="float" office:value="42040" calcext:value-type="float">
            <text:p>4204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8</text:p>
          </table:table-cell>
          <table:table-cell office:value-type="float" office:value="0.137499" calcext:value-type="float">
            <text:p>0.137499</text:p>
          </table:table-cell>
          <table:table-cell office:value-type="float" office:value="0.001536" calcext:value-type="float">
            <text:p>0.001536</text:p>
          </table:table-cell>
          <table:table-cell office:value-type="float" office:value="0" calcext:value-type="float">
            <text:p>0</text:p>
          </table:table-cell>
          <table:table-cell office:value-type="float" office:value="42440" calcext:value-type="float">
            <text:p>4244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19</text:p>
          </table:table-cell>
          <table:table-cell office:value-type="float" office:value="0.25266" calcext:value-type="float">
            <text:p>0.25266</text:p>
          </table:table-cell>
          <table:table-cell office:value-type="float" office:value="0.000775" calcext:value-type="float">
            <text:p>0.000775</text:p>
          </table:table-cell>
          <table:table-cell office:value-type="float" office:value="0" calcext:value-type="float">
            <text:p>0</text:p>
          </table:table-cell>
          <table:table-cell office:value-type="float" office:value="29222" calcext:value-type="float">
            <text:p>2922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0</text:p>
          </table:table-cell>
          <table:table-cell office:value-type="float" office:value="0.15841" calcext:value-type="float">
            <text:p>0.15841</text:p>
          </table:table-cell>
          <table:table-cell office:value-type="float" office:value="0.000884" calcext:value-type="float">
            <text:p>0.000884</text:p>
          </table:table-cell>
          <table:table-cell office:value-type="float" office:value="0" calcext:value-type="float">
            <text:p>0</text:p>
          </table:table-cell>
          <table:table-cell office:value-type="float" office:value="30777" calcext:value-type="float">
            <text:p>30777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1</text:p>
          </table:table-cell>
          <table:table-cell office:value-type="float" office:value="0.170786" calcext:value-type="float">
            <text:p>0.170786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" calcext:value-type="float">
            <text:p>0</text:p>
          </table:table-cell>
          <table:table-cell office:value-type="float" office:value="40467" calcext:value-type="float">
            <text:p>4046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2</text:p>
          </table:table-cell>
          <table:table-cell office:value-type="float" office:value="0.136161" calcext:value-type="float">
            <text:p>0.136161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" calcext:value-type="float">
            <text:p>0</text:p>
          </table:table-cell>
          <table:table-cell office:value-type="float" office:value="31903" calcext:value-type="float">
            <text:p>3190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3</text:p>
          </table:table-cell>
          <table:table-cell office:value-type="float" office:value="0.12835" calcext:value-type="float">
            <text:p>0.12835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" calcext:value-type="float">
            <text:p>0</text:p>
          </table:table-cell>
          <table:table-cell office:value-type="float" office:value="43803" calcext:value-type="float">
            <text:p>43803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4</text:p>
          </table:table-cell>
          <table:table-cell office:value-type="float" office:value="0.14195" calcext:value-type="float">
            <text:p>0.14195</text:p>
          </table:table-cell>
          <table:table-cell office:value-type="float" office:value="0.001218" calcext:value-type="float">
            <text:p>0.001218</text:p>
          </table:table-cell>
          <table:table-cell office:value-type="float" office:value="0" calcext:value-type="float">
            <text:p>0</text:p>
          </table:table-cell>
          <table:table-cell office:value-type="float" office:value="35132" calcext:value-type="float">
            <text:p>3513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5</text:p>
          </table:table-cell>
          <table:table-cell office:value-type="float" office:value="0.159306" calcext:value-type="float">
            <text:p>0.159306</text:p>
          </table:table-cell>
          <table:table-cell office:value-type="float" office:value="0.000836" calcext:value-type="float">
            <text:p>0.000836</text:p>
          </table:table-cell>
          <table:table-cell office:value-type="float" office:value="0" calcext:value-type="float">
            <text:p>0</text:p>
          </table:table-cell>
          <table:table-cell office:value-type="float" office:value="30190" calcext:value-type="float">
            <text:p>30190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6</text:p>
          </table:table-cell>
          <table:table-cell office:value-type="float" office:value="0.206541" calcext:value-type="float">
            <text:p>0.206541</text:p>
          </table:table-cell>
          <table:table-cell office:value-type="float" office:value="0.000844" calcext:value-type="float">
            <text:p>0.000844</text:p>
          </table:table-cell>
          <table:table-cell office:value-type="float" office:value="0" calcext:value-type="float">
            <text:p>0</text:p>
          </table:table-cell>
          <table:table-cell office:value-type="float" office:value="29305" calcext:value-type="float">
            <text:p>2930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7</text:p>
          </table:table-cell>
          <table:table-cell office:value-type="float" office:value="0.180417" calcext:value-type="float">
            <text:p>0.180417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" calcext:value-type="float">
            <text:p>0</text:p>
          </table:table-cell>
          <table:table-cell office:value-type="float" office:value="42210" calcext:value-type="float">
            <text:p>4221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8</text:p>
          </table:table-cell>
          <table:table-cell office:value-type="float" office:value="0.172733" calcext:value-type="float">
            <text:p>0.172733</text:p>
          </table:table-cell>
          <table:table-cell office:value-type="float" office:value="0.00083" calcext:value-type="float">
            <text:p>0.00083</text:p>
          </table:table-cell>
          <table:table-cell office:value-type="float" office:value="0" calcext:value-type="float">
            <text:p>0</text:p>
          </table:table-cell>
          <table:table-cell office:value-type="float" office:value="28930" calcext:value-type="float">
            <text:p>2893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29</text:p>
          </table:table-cell>
          <table:table-cell office:value-type="float" office:value="0.229564" calcext:value-type="float">
            <text:p>0.229564</text:p>
          </table:table-cell>
          <table:table-cell office:value-type="float" office:value="0.000996" calcext:value-type="float">
            <text:p>0.000996</text:p>
          </table:table-cell>
          <table:table-cell office:value-type="float" office:value="0" calcext:value-type="float">
            <text:p>0</text:p>
          </table:table-cell>
          <table:table-cell office:value-type="float" office:value="39020" calcext:value-type="float">
            <text:p>3902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0</text:p>
          </table:table-cell>
          <table:table-cell office:value-type="float" office:value="0.270509" calcext:value-type="float">
            <text:p>0.270509</text:p>
          </table:table-cell>
          <table:table-cell office:value-type="float" office:value="0.00081" calcext:value-type="float">
            <text:p>0.00081</text:p>
          </table:table-cell>
          <table:table-cell office:value-type="float" office:value="0" calcext:value-type="float">
            <text:p>0</text:p>
          </table:table-cell>
          <table:table-cell office:value-type="float" office:value="34819" calcext:value-type="float">
            <text:p>3481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1</text:p>
          </table:table-cell>
          <table:table-cell office:value-type="float" office:value="0.320094" calcext:value-type="float">
            <text:p>0.320094</text:p>
          </table:table-cell>
          <table:table-cell office:value-type="float" office:value="0.001358" calcext:value-type="float">
            <text:p>0.001358</text:p>
          </table:table-cell>
          <table:table-cell office:value-type="float" office:value="0" calcext:value-type="float">
            <text:p>0</text:p>
          </table:table-cell>
          <table:table-cell office:value-type="float" office:value="47298" calcext:value-type="float">
            <text:p>4729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2</text:p>
          </table:table-cell>
          <table:table-cell office:value-type="float" office:value="0.241293" calcext:value-type="float">
            <text:p>0.241293</text:p>
          </table:table-cell>
          <table:table-cell office:value-type="float" office:value="0.000923" calcext:value-type="float">
            <text:p>0.000923</text:p>
          </table:table-cell>
          <table:table-cell office:value-type="float" office:value="0" calcext:value-type="float">
            <text:p>0</text:p>
          </table:table-cell>
          <table:table-cell office:value-type="float" office:value="34144" calcext:value-type="float">
            <text:p>3414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3</text:p>
          </table:table-cell>
          <table:table-cell office:value-type="float" office:value="0.225386" calcext:value-type="float">
            <text:p>0.225386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" calcext:value-type="float">
            <text:p>0</text:p>
          </table:table-cell>
          <table:table-cell office:value-type="float" office:value="38802" calcext:value-type="float">
            <text:p>388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4</text:p>
          </table:table-cell>
          <table:table-cell office:value-type="float" office:value="0.234035" calcext:value-type="float">
            <text:p>0.234035</text:p>
          </table:table-cell>
          <table:table-cell office:value-type="float" office:value="0.000928" calcext:value-type="float">
            <text:p>0.000928</text:p>
          </table:table-cell>
          <table:table-cell office:value-type="float" office:value="0" calcext:value-type="float">
            <text:p>0</text:p>
          </table:table-cell>
          <table:table-cell office:value-type="float" office:value="32458" calcext:value-type="float">
            <text:p>3245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5</text:p>
          </table:table-cell>
          <table:table-cell office:value-type="float" office:value="0.189868" calcext:value-type="float">
            <text:p>0.189868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0" calcext:value-type="float">
            <text:p>0</text:p>
          </table:table-cell>
          <table:table-cell office:value-type="float" office:value="37949" calcext:value-type="float">
            <text:p>379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6</text:p>
          </table:table-cell>
          <table:table-cell office:value-type="float" office:value="0.273318" calcext:value-type="float">
            <text:p>0.273318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" calcext:value-type="float">
            <text:p>0</text:p>
          </table:table-cell>
          <table:table-cell office:value-type="float" office:value="29723" calcext:value-type="float">
            <text:p>2972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7</text:p>
          </table:table-cell>
          <table:table-cell office:value-type="float" office:value="0.313102" calcext:value-type="float">
            <text:p>0.313102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42934" calcext:value-type="float">
            <text:p>42934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8</text:p>
          </table:table-cell>
          <table:table-cell office:value-type="float" office:value="0.188208" calcext:value-type="float">
            <text:p>0.188208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0" calcext:value-type="float">
            <text:p>0</text:p>
          </table:table-cell>
          <table:table-cell office:value-type="float" office:value="46168" calcext:value-type="float">
            <text:p>4616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39</text:p>
          </table:table-cell>
          <table:table-cell office:value-type="float" office:value="0.205832" calcext:value-type="float">
            <text:p>0.205832</text:p>
          </table:table-cell>
          <table:table-cell office:value-type="float" office:value="0.000864" calcext:value-type="float">
            <text:p>0.000864</text:p>
          </table:table-cell>
          <table:table-cell office:value-type="float" office:value="0" calcext:value-type="float">
            <text:p>0</text:p>
          </table:table-cell>
          <table:table-cell office:value-type="float" office:value="34431" calcext:value-type="float">
            <text:p>3443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0</text:p>
          </table:table-cell>
          <table:table-cell office:value-type="float" office:value="0.309101" calcext:value-type="float">
            <text:p>0.309101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" calcext:value-type="float">
            <text:p>0</text:p>
          </table:table-cell>
          <table:table-cell office:value-type="float" office:value="33242" calcext:value-type="float">
            <text:p>3324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1</text:p>
          </table:table-cell>
          <table:table-cell office:value-type="float" office:value="0.289959" calcext:value-type="float">
            <text:p>0.289959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" calcext:value-type="float">
            <text:p>0</text:p>
          </table:table-cell>
          <table:table-cell office:value-type="float" office:value="51617" calcext:value-type="float">
            <text:p>5161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2</text:p>
          </table:table-cell>
          <table:table-cell office:value-type="float" office:value="0.242785" calcext:value-type="float">
            <text:p>0.242785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" calcext:value-type="float">
            <text:p>0</text:p>
          </table:table-cell>
          <table:table-cell office:value-type="float" office:value="42211" calcext:value-type="float">
            <text:p>42211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3</text:p>
          </table:table-cell>
          <table:table-cell office:value-type="float" office:value="0.360765" calcext:value-type="float">
            <text:p>0.360765</text:p>
          </table:table-cell>
          <table:table-cell office:value-type="float" office:value="0.000869" calcext:value-type="float">
            <text:p>0.000869</text:p>
          </table:table-cell>
          <table:table-cell office:value-type="float" office:value="0" calcext:value-type="float">
            <text:p>0</text:p>
          </table:table-cell>
          <table:table-cell office:value-type="float" office:value="32761" calcext:value-type="float">
            <text:p>3276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4</text:p>
          </table:table-cell>
          <table:table-cell office:value-type="float" office:value="0.397196" calcext:value-type="float">
            <text:p>0.397196</text:p>
          </table:table-cell>
          <table:table-cell office:value-type="float" office:value="0.000711" calcext:value-type="float">
            <text:p>0.000711</text:p>
          </table:table-cell>
          <table:table-cell office:value-type="float" office:value="0" calcext:value-type="float">
            <text:p>0</text:p>
          </table:table-cell>
          <table:table-cell office:value-type="float" office:value="33681" calcext:value-type="float">
            <text:p>336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5</text:p>
          </table:table-cell>
          <table:table-cell office:value-type="float" office:value="0.320307" calcext:value-type="float">
            <text:p>0.320307</text:p>
          </table:table-cell>
          <table:table-cell office:value-type="float" office:value="0.001221" calcext:value-type="float">
            <text:p>0.001221</text:p>
          </table:table-cell>
          <table:table-cell office:value-type="float" office:value="0" calcext:value-type="float">
            <text:p>0</text:p>
          </table:table-cell>
          <table:table-cell office:value-type="float" office:value="42053" calcext:value-type="float">
            <text:p>4205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6</text:p>
          </table:table-cell>
          <table:table-cell office:value-type="float" office:value="0.222552" calcext:value-type="float">
            <text:p>0.222552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" calcext:value-type="float">
            <text:p>0</text:p>
          </table:table-cell>
          <table:table-cell office:value-type="float" office:value="45181" calcext:value-type="float">
            <text:p>4518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7</text:p>
          </table:table-cell>
          <table:table-cell office:value-type="float" office:value="0.344349" calcext:value-type="float">
            <text:p>0.344349</text:p>
          </table:table-cell>
          <table:table-cell office:value-type="float" office:value="0.001325" calcext:value-type="float">
            <text:p>0.001325</text:p>
          </table:table-cell>
          <table:table-cell office:value-type="float" office:value="0" calcext:value-type="float">
            <text:p>0</text:p>
          </table:table-cell>
          <table:table-cell office:value-type="float" office:value="42975" calcext:value-type="float">
            <text:p>429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8</text:p>
          </table:table-cell>
          <table:table-cell office:value-type="float" office:value="0.339791" calcext:value-type="float">
            <text:p>0.339791</text:p>
          </table:table-cell>
          <table:table-cell office:value-type="float" office:value="0.001213" calcext:value-type="float">
            <text:p>0.001213</text:p>
          </table:table-cell>
          <table:table-cell office:value-type="float" office:value="0" calcext:value-type="float">
            <text:p>0</text:p>
          </table:table-cell>
          <table:table-cell office:value-type="float" office:value="38006" calcext:value-type="float">
            <text:p>38006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49</text:p>
          </table:table-cell>
          <table:table-cell office:value-type="float" office:value="0.209402" calcext:value-type="float">
            <text:p>0.209402</text:p>
          </table:table-cell>
          <table:table-cell office:value-type="float" office:value="0.001923" calcext:value-type="float">
            <text:p>0.001923</text:p>
          </table:table-cell>
          <table:table-cell office:value-type="float" office:value="0" calcext:value-type="float">
            <text:p>0</text:p>
          </table:table-cell>
          <table:table-cell office:value-type="float" office:value="52415" calcext:value-type="float">
            <text:p>5241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0</text:p>
          </table:table-cell>
          <table:table-cell office:value-type="float" office:value="0.085656" calcext:value-type="float">
            <text:p>0.085656</text:p>
          </table:table-cell>
          <table:table-cell office:value-type="float" office:value="0.00197" calcext:value-type="float">
            <text:p>0.00197</text:p>
          </table:table-cell>
          <table:table-cell office:value-type="float" office:value="0" calcext:value-type="float">
            <text:p>0</text:p>
          </table:table-cell>
          <table:table-cell office:value-type="float" office:value="53795" calcext:value-type="float">
            <text:p>5379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1</text:p>
          </table:table-cell>
          <table:table-cell office:value-type="float" office:value="0.065609" calcext:value-type="float">
            <text:p>0.065609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" calcext:value-type="float">
            <text:p>0</text:p>
          </table:table-cell>
          <table:table-cell office:value-type="float" office:value="61489" calcext:value-type="float">
            <text:p>6148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2</text:p>
          </table:table-cell>
          <table:table-cell office:value-type="float" office:value="0.042489" calcext:value-type="float">
            <text:p>0.042489</text:p>
          </table:table-cell>
          <table:table-cell office:value-type="float" office:value="0.002153" calcext:value-type="float">
            <text:p>0.002153</text:p>
          </table:table-cell>
          <table:table-cell office:value-type="float" office:value="0" calcext:value-type="float">
            <text:p>0</text:p>
          </table:table-cell>
          <table:table-cell office:value-type="float" office:value="67409" calcext:value-type="float">
            <text:p>67409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3</text:p>
          </table:table-cell>
          <table:table-cell office:value-type="float" office:value="0.053693" calcext:value-type="float">
            <text:p>0.053693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" calcext:value-type="float">
            <text:p>0</text:p>
          </table:table-cell>
          <table:table-cell office:value-type="float" office:value="55051" calcext:value-type="float">
            <text:p>55051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4</text:p>
          </table:table-cell>
          <table:table-cell office:value-type="float" office:value="0.05048" calcext:value-type="float">
            <text:p>0.05048</text:p>
          </table:table-cell>
          <table:table-cell office:value-type="float" office:value="0.001404" calcext:value-type="float">
            <text:p>0.001404</text:p>
          </table:table-cell>
          <table:table-cell office:value-type="float" office:value="0" calcext:value-type="float">
            <text:p>0</text:p>
          </table:table-cell>
          <table:table-cell office:value-type="float" office:value="47882" calcext:value-type="float">
            <text:p>4788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5</text:p>
          </table:table-cell>
          <table:table-cell office:value-type="float" office:value="0.049847" calcext:value-type="float">
            <text:p>0.049847</text:p>
          </table:table-cell>
          <table:table-cell office:value-type="float" office:value="0.001541" calcext:value-type="float">
            <text:p>0.001541</text:p>
          </table:table-cell>
          <table:table-cell office:value-type="float" office:value="0" calcext:value-type="float">
            <text:p>0</text:p>
          </table:table-cell>
          <table:table-cell office:value-type="float" office:value="50386" calcext:value-type="float">
            <text:p>5038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6</text:p>
          </table:table-cell>
          <table:table-cell office:value-type="float" office:value="0.053535" calcext:value-type="float">
            <text:p>0.053535</text:p>
          </table:table-cell>
          <table:table-cell office:value-type="float" office:value="0.003467" calcext:value-type="float">
            <text:p>0.003467</text:p>
          </table:table-cell>
          <table:table-cell office:value-type="float" office:value="0" calcext:value-type="float">
            <text:p>0</text:p>
          </table:table-cell>
          <table:table-cell office:value-type="float" office:value="93136" calcext:value-type="float">
            <text:p>931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7</text:p>
          </table:table-cell>
          <table:table-cell office:value-type="float" office:value="0.048752" calcext:value-type="float">
            <text:p>0.048752</text:p>
          </table:table-cell>
          <table:table-cell office:value-type="float" office:value="0.001268" calcext:value-type="float">
            <text:p>0.001268</text:p>
          </table:table-cell>
          <table:table-cell office:value-type="float" office:value="0" calcext:value-type="float">
            <text:p>0</text:p>
          </table:table-cell>
          <table:table-cell office:value-type="float" office:value="46736" calcext:value-type="float">
            <text:p>467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8</text:p>
          </table:table-cell>
          <table:table-cell office:value-type="float" office:value="0.064956" calcext:value-type="float">
            <text:p>0.064956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" calcext:value-type="float">
            <text:p>0</text:p>
          </table:table-cell>
          <table:table-cell office:value-type="float" office:value="54365" calcext:value-type="float">
            <text:p>5436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2:59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02805" calcext:value-type="float">
            <text:p>0.002805</text:p>
          </table:table-cell>
          <table:table-cell office:value-type="float" office:value="0" calcext:value-type="float">
            <text:p>0</text:p>
          </table:table-cell>
          <table:table-cell office:value-type="float" office:value="72020" calcext:value-type="float">
            <text:p>72020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0</text:p>
          </table:table-cell>
          <table:table-cell office:value-type="float" office:value="0.050133" calcext:value-type="float">
            <text:p>0.050133</text:p>
          </table:table-cell>
          <table:table-cell office:value-type="float" office:value="0.001911" calcext:value-type="float">
            <text:p>0.001911</text:p>
          </table:table-cell>
          <table:table-cell office:value-type="float" office:value="0" calcext:value-type="float">
            <text:p>0</text:p>
          </table:table-cell>
          <table:table-cell office:value-type="float" office:value="55367" calcext:value-type="float">
            <text:p>553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1</text:p>
          </table:table-cell>
          <table:table-cell office:value-type="float" office:value="0.050718" calcext:value-type="float">
            <text:p>0.050718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" calcext:value-type="float">
            <text:p>0</text:p>
          </table:table-cell>
          <table:table-cell office:value-type="float" office:value="55102" calcext:value-type="float">
            <text:p>5510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2</text:p>
          </table:table-cell>
          <table:table-cell office:value-type="float" office:value="0.052232" calcext:value-type="float">
            <text:p>0.052232</text:p>
          </table:table-cell>
          <table:table-cell office:value-type="float" office:value="0.001918" calcext:value-type="float">
            <text:p>0.001918</text:p>
          </table:table-cell>
          <table:table-cell office:value-type="float" office:value="0" calcext:value-type="float">
            <text:p>0</text:p>
          </table:table-cell>
          <table:table-cell office:value-type="float" office:value="60936" calcext:value-type="float">
            <text:p>6093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3</text:p>
          </table:table-cell>
          <table:table-cell office:value-type="float" office:value="0.046704" calcext:value-type="float">
            <text:p>0.046704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0" calcext:value-type="float">
            <text:p>0</text:p>
          </table:table-cell>
          <table:table-cell office:value-type="float" office:value="37548" calcext:value-type="float">
            <text:p>37548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4</text:p>
          </table:table-cell>
          <table:table-cell office:value-type="float" office:value="0.040358" calcext:value-type="float">
            <text:p>0.040358</text:p>
          </table:table-cell>
          <table:table-cell office:value-type="float" office:value="0.001542" calcext:value-type="float">
            <text:p>0.001542</text:p>
          </table:table-cell>
          <table:table-cell office:value-type="float" office:value="0" calcext:value-type="float">
            <text:p>0</text:p>
          </table:table-cell>
          <table:table-cell office:value-type="float" office:value="54379" calcext:value-type="float">
            <text:p>5437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5</text:p>
          </table:table-cell>
          <table:table-cell office:value-type="float" office:value="0.051948" calcext:value-type="float">
            <text:p>0.051948</text:p>
          </table:table-cell>
          <table:table-cell office:value-type="float" office:value="0.002185" calcext:value-type="float">
            <text:p>0.002185</text:p>
          </table:table-cell>
          <table:table-cell office:value-type="float" office:value="0" calcext:value-type="float">
            <text:p>0</text:p>
          </table:table-cell>
          <table:table-cell office:value-type="float" office:value="71464" calcext:value-type="float">
            <text:p>7146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6</text:p>
          </table:table-cell>
          <table:table-cell office:value-type="float" office:value="0.068272" calcext:value-type="float">
            <text:p>0.068272</text:p>
          </table:table-cell>
          <table:table-cell office:value-type="float" office:value="0.002123" calcext:value-type="float">
            <text:p>0.002123</text:p>
          </table:table-cell>
          <table:table-cell office:value-type="float" office:value="0" calcext:value-type="float">
            <text:p>0</text:p>
          </table:table-cell>
          <table:table-cell office:value-type="float" office:value="56255" calcext:value-type="float">
            <text:p>5625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7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01815" calcext:value-type="float">
            <text:p>0.001815</text:p>
          </table:table-cell>
          <table:table-cell office:value-type="float" office:value="0" calcext:value-type="float">
            <text:p>0</text:p>
          </table:table-cell>
          <table:table-cell office:value-type="float" office:value="59453" calcext:value-type="float">
            <text:p>5945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8</text:p>
          </table:table-cell>
          <table:table-cell office:value-type="float" office:value="0.041554" calcext:value-type="float">
            <text:p>0.041554</text:p>
          </table:table-cell>
          <table:table-cell office:value-type="float" office:value="0.001521" calcext:value-type="float">
            <text:p>0.001521</text:p>
          </table:table-cell>
          <table:table-cell office:value-type="float" office:value="0" calcext:value-type="float">
            <text:p>0</text:p>
          </table:table-cell>
          <table:table-cell office:value-type="float" office:value="55226" calcext:value-type="float">
            <text:p>5522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09</text:p>
          </table:table-cell>
          <table:table-cell office:value-type="float" office:value="0.052768" calcext:value-type="float">
            <text:p>0.052768</text:p>
          </table:table-cell>
          <table:table-cell office:value-type="float" office:value="0.002076" calcext:value-type="float">
            <text:p>0.002076</text:p>
          </table:table-cell>
          <table:table-cell office:value-type="float" office:value="0" calcext:value-type="float">
            <text:p>0</text:p>
          </table:table-cell>
          <table:table-cell office:value-type="float" office:value="65410" calcext:value-type="float">
            <text:p>6541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0</text:p>
          </table:table-cell>
          <table:table-cell office:value-type="float" office:value="0.047096" calcext:value-type="float">
            <text:p>0.047096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" calcext:value-type="float">
            <text:p>0</text:p>
          </table:table-cell>
          <table:table-cell office:value-type="float" office:value="37426" calcext:value-type="float">
            <text:p>3742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1</text:p>
          </table:table-cell>
          <table:table-cell office:value-type="float" office:value="0.04107" calcext:value-type="float">
            <text:p>0.04107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" calcext:value-type="float">
            <text:p>0</text:p>
          </table:table-cell>
          <table:table-cell office:value-type="float" office:value="46367" calcext:value-type="float">
            <text:p>463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2</text:p>
          </table:table-cell>
          <table:table-cell office:value-type="float" office:value="0.039875" calcext:value-type="float">
            <text:p>0.039875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" calcext:value-type="float">
            <text:p>0</text:p>
          </table:table-cell>
          <table:table-cell office:value-type="float" office:value="45805" calcext:value-type="float">
            <text:p>458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3</text:p>
          </table:table-cell>
          <table:table-cell office:value-type="float" office:value="0.049119" calcext:value-type="float">
            <text:p>0.049119</text:p>
          </table:table-cell>
          <table:table-cell office:value-type="float" office:value="0.001184" calcext:value-type="float">
            <text:p>0.001184</text:p>
          </table:table-cell>
          <table:table-cell office:value-type="float" office:value="0" calcext:value-type="float">
            <text:p>0</text:p>
          </table:table-cell>
          <table:table-cell office:value-type="float" office:value="39905" calcext:value-type="float">
            <text:p>399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4</text:p>
          </table:table-cell>
          <table:table-cell office:value-type="float" office:value="0.053102" calcext:value-type="float">
            <text:p>0.053102</text:p>
          </table:table-cell>
          <table:table-cell office:value-type="float" office:value="0.001399" calcext:value-type="float">
            <text:p>0.001399</text:p>
          </table:table-cell>
          <table:table-cell office:value-type="float" office:value="0" calcext:value-type="float">
            <text:p>0</text:p>
          </table:table-cell>
          <table:table-cell office:value-type="float" office:value="46254" calcext:value-type="float">
            <text:p>46254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5</text:p>
          </table:table-cell>
          <table:table-cell office:value-type="float" office:value="0.048453" calcext:value-type="float">
            <text:p>0.048453</text:p>
          </table:table-cell>
          <table:table-cell office:value-type="float" office:value="0.002055" calcext:value-type="float">
            <text:p>0.002055</text:p>
          </table:table-cell>
          <table:table-cell office:value-type="float" office:value="0" calcext:value-type="float">
            <text:p>0</text:p>
          </table:table-cell>
          <table:table-cell office:value-type="float" office:value="63120" calcext:value-type="float">
            <text:p>6312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6</text:p>
          </table:table-cell>
          <table:table-cell office:value-type="float" office:value="0.045225" calcext:value-type="float">
            <text:p>0.045225</text:p>
          </table:table-cell>
          <table:table-cell office:value-type="float" office:value="0.00278" calcext:value-type="float">
            <text:p>0.00278</text:p>
          </table:table-cell>
          <table:table-cell office:value-type="float" office:value="0" calcext:value-type="float">
            <text:p>0</text:p>
          </table:table-cell>
          <table:table-cell office:value-type="float" office:value="83352" calcext:value-type="float">
            <text:p>8335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7</text:p>
          </table:table-cell>
          <table:table-cell office:value-type="float" office:value="0.046215" calcext:value-type="float">
            <text:p>0.046215</text:p>
          </table:table-cell>
          <table:table-cell office:value-type="float" office:value="0.003025" calcext:value-type="float">
            <text:p>0.003025</text:p>
          </table:table-cell>
          <table:table-cell office:value-type="float" office:value="0" calcext:value-type="float">
            <text:p>0</text:p>
          </table:table-cell>
          <table:table-cell office:value-type="float" office:value="86202" calcext:value-type="float">
            <text:p>86202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8</text:p>
          </table:table-cell>
          <table:table-cell office:value-type="float" office:value="0.038014" calcext:value-type="float">
            <text:p>0.038014</text:p>
          </table:table-cell>
          <table:table-cell office:value-type="float" office:value="0.002361" calcext:value-type="float">
            <text:p>0.002361</text:p>
          </table:table-cell>
          <table:table-cell office:value-type="float" office:value="0" calcext:value-type="float">
            <text:p>0</text:p>
          </table:table-cell>
          <table:table-cell office:value-type="float" office:value="60490" calcext:value-type="float">
            <text:p>6049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19</text:p>
          </table:table-cell>
          <table:table-cell office:value-type="float" office:value="0.044781" calcext:value-type="float">
            <text:p>0.044781</text:p>
          </table:table-cell>
          <table:table-cell office:value-type="float" office:value="0.001519" calcext:value-type="float">
            <text:p>0.001519</text:p>
          </table:table-cell>
          <table:table-cell office:value-type="float" office:value="0" calcext:value-type="float">
            <text:p>0</text:p>
          </table:table-cell>
          <table:table-cell office:value-type="float" office:value="50299" calcext:value-type="float">
            <text:p>5029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0</text:p>
          </table:table-cell>
          <table:table-cell office:value-type="float" office:value="0.049466" calcext:value-type="float">
            <text:p>0.049466</text:p>
          </table:table-cell>
          <table:table-cell office:value-type="float" office:value="0.003729" calcext:value-type="float">
            <text:p>0.003729</text:p>
          </table:table-cell>
          <table:table-cell office:value-type="float" office:value="0" calcext:value-type="float">
            <text:p>0</text:p>
          </table:table-cell>
          <table:table-cell office:value-type="float" office:value="108021" calcext:value-type="float">
            <text:p>1080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1</text:p>
          </table:table-cell>
          <table:table-cell office:value-type="float" office:value="0.063288" calcext:value-type="float">
            <text:p>0.063288</text:p>
          </table:table-cell>
          <table:table-cell office:value-type="float" office:value="0.002241" calcext:value-type="float">
            <text:p>0.002241</text:p>
          </table:table-cell>
          <table:table-cell office:value-type="float" office:value="0" calcext:value-type="float">
            <text:p>0</text:p>
          </table:table-cell>
          <table:table-cell office:value-type="float" office:value="70587" calcext:value-type="float">
            <text:p>7058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2</text:p>
          </table:table-cell>
          <table:table-cell office:value-type="float" office:value="0.047933" calcext:value-type="float">
            <text:p>0.047933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" calcext:value-type="float">
            <text:p>0</text:p>
          </table:table-cell>
          <table:table-cell office:value-type="float" office:value="48035" calcext:value-type="float">
            <text:p>4803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3</text:p>
          </table:table-cell>
          <table:table-cell office:value-type="float" office:value="0.044277" calcext:value-type="float">
            <text:p>0.044277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0" calcext:value-type="float">
            <text:p>0</text:p>
          </table:table-cell>
          <table:table-cell office:value-type="float" office:value="39371" calcext:value-type="float">
            <text:p>39371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4</text:p>
          </table:table-cell>
          <table:table-cell office:value-type="float" office:value="0.063121" calcext:value-type="float">
            <text:p>0.063121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" calcext:value-type="float">
            <text:p>0</text:p>
          </table:table-cell>
          <table:table-cell office:value-type="float" office:value="89779" calcext:value-type="float">
            <text:p>8977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5</text:p>
          </table:table-cell>
          <table:table-cell office:value-type="float" office:value="0.061929" calcext:value-type="float">
            <text:p>0.061929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" calcext:value-type="float">
            <text:p>0</text:p>
          </table:table-cell>
          <table:table-cell office:value-type="float" office:value="45552" calcext:value-type="float">
            <text:p>4555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6</text:p>
          </table:table-cell>
          <table:table-cell office:value-type="float" office:value="0.052852" calcext:value-type="float">
            <text:p>0.052852</text:p>
          </table:table-cell>
          <table:table-cell office:value-type="float" office:value="0.001512" calcext:value-type="float">
            <text:p>0.001512</text:p>
          </table:table-cell>
          <table:table-cell office:value-type="float" office:value="0" calcext:value-type="float">
            <text:p>0</text:p>
          </table:table-cell>
          <table:table-cell office:value-type="float" office:value="58074" calcext:value-type="float">
            <text:p>5807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7</text:p>
          </table:table-cell>
          <table:table-cell office:value-type="float" office:value="0.04672" calcext:value-type="float">
            <text:p>0.04672</text:p>
          </table:table-cell>
          <table:table-cell office:value-type="float" office:value="0.001251" calcext:value-type="float">
            <text:p>0.001251</text:p>
          </table:table-cell>
          <table:table-cell office:value-type="float" office:value="0" calcext:value-type="float">
            <text:p>0</text:p>
          </table:table-cell>
          <table:table-cell office:value-type="float" office:value="41813" calcext:value-type="float">
            <text:p>4181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8</text:p>
          </table:table-cell>
          <table:table-cell office:value-type="float" office:value="0.046368" calcext:value-type="float">
            <text:p>0.046368</text:p>
          </table:table-cell>
          <table:table-cell office:value-type="float" office:value="0.001436" calcext:value-type="float">
            <text:p>0.001436</text:p>
          </table:table-cell>
          <table:table-cell office:value-type="float" office:value="0" calcext:value-type="float">
            <text:p>0</text:p>
          </table:table-cell>
          <table:table-cell office:value-type="float" office:value="43501" calcext:value-type="float">
            <text:p>4350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29</text:p>
          </table:table-cell>
          <table:table-cell office:value-type="float" office:value="0.05227" calcext:value-type="float">
            <text:p>0.05227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" calcext:value-type="float">
            <text:p>0</text:p>
          </table:table-cell>
          <table:table-cell office:value-type="float" office:value="30695" calcext:value-type="float">
            <text:p>3069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0</text:p>
          </table:table-cell>
          <table:table-cell office:value-type="float" office:value="0.033928" calcext:value-type="float">
            <text:p>0.033928</text:p>
          </table:table-cell>
          <table:table-cell office:value-type="float" office:value="0.001805" calcext:value-type="float">
            <text:p>0.001805</text:p>
          </table:table-cell>
          <table:table-cell office:value-type="float" office:value="0" calcext:value-type="float">
            <text:p>0</text:p>
          </table:table-cell>
          <table:table-cell office:value-type="float" office:value="59270" calcext:value-type="float">
            <text:p>592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1</text:p>
          </table:table-cell>
          <table:table-cell office:value-type="float" office:value="0.065799" calcext:value-type="float">
            <text:p>0.065799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" calcext:value-type="float">
            <text:p>0</text:p>
          </table:table-cell>
          <table:table-cell office:value-type="float" office:value="61756" calcext:value-type="float">
            <text:p>6175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2</text:p>
          </table:table-cell>
          <table:table-cell office:value-type="float" office:value="0.045324" calcext:value-type="float">
            <text:p>0.045324</text:p>
          </table:table-cell>
          <table:table-cell office:value-type="float" office:value="0.004158" calcext:value-type="float">
            <text:p>0.004158</text:p>
          </table:table-cell>
          <table:table-cell office:value-type="float" office:value="0" calcext:value-type="float">
            <text:p>0</text:p>
          </table:table-cell>
          <table:table-cell office:value-type="float" office:value="111462" calcext:value-type="float">
            <text:p>1114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3</text:p>
          </table:table-cell>
          <table:table-cell office:value-type="float" office:value="0.050576" calcext:value-type="float">
            <text:p>0.050576</text:p>
          </table:table-cell>
          <table:table-cell office:value-type="float" office:value="0.001808" calcext:value-type="float">
            <text:p>0.001808</text:p>
          </table:table-cell>
          <table:table-cell office:value-type="float" office:value="0" calcext:value-type="float">
            <text:p>0</text:p>
          </table:table-cell>
          <table:table-cell office:value-type="float" office:value="58227" calcext:value-type="float">
            <text:p>5822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4</text:p>
          </table:table-cell>
          <table:table-cell office:value-type="float" office:value="0.04735" calcext:value-type="float">
            <text:p>0.04735</text:p>
          </table:table-cell>
          <table:table-cell office:value-type="float" office:value="0.001928" calcext:value-type="float">
            <text:p>0.001928</text:p>
          </table:table-cell>
          <table:table-cell office:value-type="float" office:value="0" calcext:value-type="float">
            <text:p>0</text:p>
          </table:table-cell>
          <table:table-cell office:value-type="float" office:value="56309" calcext:value-type="float">
            <text:p>56309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5</text:p>
          </table:table-cell>
          <table:table-cell office:value-type="float" office:value="0.052736" calcext:value-type="float">
            <text:p>0.052736</text:p>
          </table:table-cell>
          <table:table-cell office:value-type="float" office:value="0.002392" calcext:value-type="float">
            <text:p>0.002392</text:p>
          </table:table-cell>
          <table:table-cell office:value-type="float" office:value="0" calcext:value-type="float">
            <text:p>0</text:p>
          </table:table-cell>
          <table:table-cell office:value-type="float" office:value="69216" calcext:value-type="float">
            <text:p>692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6</text:p>
          </table:table-cell>
          <table:table-cell office:value-type="float" office:value="0.051701" calcext:value-type="float">
            <text:p>0.051701</text:p>
          </table:table-cell>
          <table:table-cell office:value-type="float" office:value="0.002041" calcext:value-type="float">
            <text:p>0.002041</text:p>
          </table:table-cell>
          <table:table-cell office:value-type="float" office:value="0" calcext:value-type="float">
            <text:p>0</text:p>
          </table:table-cell>
          <table:table-cell office:value-type="float" office:value="68040" calcext:value-type="float">
            <text:p>68040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7</text:p>
          </table:table-cell>
          <table:table-cell office:value-type="float" office:value="0.052594" calcext:value-type="float">
            <text:p>0.052594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" calcext:value-type="float">
            <text:p>0</text:p>
          </table:table-cell>
          <table:table-cell office:value-type="float" office:value="75481" calcext:value-type="float">
            <text:p>7548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8</text:p>
          </table:table-cell>
          <table:table-cell office:value-type="float" office:value="0.070442" calcext:value-type="float">
            <text:p>0.070442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" calcext:value-type="float">
            <text:p>0</text:p>
          </table:table-cell>
          <table:table-cell office:value-type="float" office:value="68290" calcext:value-type="float">
            <text:p>6829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39</text:p>
          </table:table-cell>
          <table:table-cell office:value-type="float" office:value="0.06916" calcext:value-type="float">
            <text:p>0.06916</text:p>
          </table:table-cell>
          <table:table-cell office:value-type="float" office:value="0.002128" calcext:value-type="float">
            <text:p>0.002128</text:p>
          </table:table-cell>
          <table:table-cell office:value-type="float" office:value="0" calcext:value-type="float">
            <text:p>0</text:p>
          </table:table-cell>
          <table:table-cell office:value-type="float" office:value="61720" calcext:value-type="float">
            <text:p>6172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0</text:p>
          </table:table-cell>
          <table:table-cell office:value-type="float" office:value="0.035157" calcext:value-type="float">
            <text:p>0.035157</text:p>
          </table:table-cell>
          <table:table-cell office:value-type="float" office:value="0.001543" calcext:value-type="float">
            <text:p>0.001543</text:p>
          </table:table-cell>
          <table:table-cell office:value-type="float" office:value="0" calcext:value-type="float">
            <text:p>0</text:p>
          </table:table-cell>
          <table:table-cell office:value-type="float" office:value="52018" calcext:value-type="float">
            <text:p>5201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1</text:p>
          </table:table-cell>
          <table:table-cell office:value-type="float" office:value="0.044732" calcext:value-type="float">
            <text:p>0.044732</text:p>
          </table:table-cell>
          <table:table-cell office:value-type="float" office:value="0.001898" calcext:value-type="float">
            <text:p>0.001898</text:p>
          </table:table-cell>
          <table:table-cell office:value-type="float" office:value="0" calcext:value-type="float">
            <text:p>0</text:p>
          </table:table-cell>
          <table:table-cell office:value-type="float" office:value="58957" calcext:value-type="float">
            <text:p>5895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2</text:p>
          </table:table-cell>
          <table:table-cell office:value-type="float" office:value="0.046798" calcext:value-type="float">
            <text:p>0.046798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" calcext:value-type="float">
            <text:p>0</text:p>
          </table:table-cell>
          <table:table-cell office:value-type="float" office:value="108572" calcext:value-type="float">
            <text:p>1085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3</text:p>
          </table:table-cell>
          <table:table-cell office:value-type="float" office:value="0.044569" calcext:value-type="float">
            <text:p>0.044569</text:p>
          </table:table-cell>
          <table:table-cell office:value-type="float" office:value="0.001943" calcext:value-type="float">
            <text:p>0.001943</text:p>
          </table:table-cell>
          <table:table-cell office:value-type="float" office:value="0" calcext:value-type="float">
            <text:p>0</text:p>
          </table:table-cell>
          <table:table-cell office:value-type="float" office:value="56544" calcext:value-type="float">
            <text:p>565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4</text:p>
          </table:table-cell>
          <table:table-cell office:value-type="float" office:value="0.049817" calcext:value-type="float">
            <text:p>0.049817</text:p>
          </table:table-cell>
          <table:table-cell office:value-type="float" office:value="0.003052" calcext:value-type="float">
            <text:p>0.003052</text:p>
          </table:table-cell>
          <table:table-cell office:value-type="float" office:value="0" calcext:value-type="float">
            <text:p>0</text:p>
          </table:table-cell>
          <table:table-cell office:value-type="float" office:value="79630" calcext:value-type="float">
            <text:p>7963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5</text:p>
          </table:table-cell>
          <table:table-cell office:value-type="float" office:value="0.044832" calcext:value-type="float">
            <text:p>0.044832</text:p>
          </table:table-cell>
          <table:table-cell office:value-type="float" office:value="0.002689" calcext:value-type="float">
            <text:p>0.002689</text:p>
          </table:table-cell>
          <table:table-cell office:value-type="float" office:value="0" calcext:value-type="float">
            <text:p>0</text:p>
          </table:table-cell>
          <table:table-cell office:value-type="float" office:value="82216" calcext:value-type="float">
            <text:p>8221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6</text:p>
          </table:table-cell>
          <table:table-cell office:value-type="float" office:value="0.047511" calcext:value-type="float">
            <text:p>0.047511</text:p>
          </table:table-cell>
          <table:table-cell office:value-type="float" office:value="0.002558" calcext:value-type="float">
            <text:p>0.002558</text:p>
          </table:table-cell>
          <table:table-cell office:value-type="float" office:value="0" calcext:value-type="float">
            <text:p>0</text:p>
          </table:table-cell>
          <table:table-cell office:value-type="float" office:value="71473" calcext:value-type="float">
            <text:p>7147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7</text:p>
          </table:table-cell>
          <table:table-cell office:value-type="float" office:value="0.042871" calcext:value-type="float">
            <text:p>0.042871</text:p>
          </table:table-cell>
          <table:table-cell office:value-type="float" office:value="0.002581" calcext:value-type="float">
            <text:p>0.002581</text:p>
          </table:table-cell>
          <table:table-cell office:value-type="float" office:value="0" calcext:value-type="float">
            <text:p>0</text:p>
          </table:table-cell>
          <table:table-cell office:value-type="float" office:value="73181" calcext:value-type="float">
            <text:p>7318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8</text:p>
          </table:table-cell>
          <table:table-cell office:value-type="float" office:value="0.050777" calcext:value-type="float">
            <text:p>0.050777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" calcext:value-type="float">
            <text:p>0</text:p>
          </table:table-cell>
          <table:table-cell office:value-type="float" office:value="60062" calcext:value-type="float">
            <text:p>6006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49</text:p>
          </table:table-cell>
          <table:table-cell office:value-type="float" office:value="0.040858" calcext:value-type="float">
            <text:p>0.040858</text:p>
          </table:table-cell>
          <table:table-cell office:value-type="float" office:value="0.001377" calcext:value-type="float">
            <text:p>0.001377</text:p>
          </table:table-cell>
          <table:table-cell office:value-type="float" office:value="0" calcext:value-type="float">
            <text:p>0</text:p>
          </table:table-cell>
          <table:table-cell office:value-type="float" office:value="46005" calcext:value-type="float">
            <text:p>460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0</text:p>
          </table:table-cell>
          <table:table-cell office:value-type="float" office:value="0.052576" calcext:value-type="float">
            <text:p>0.052576</text:p>
          </table:table-cell>
          <table:table-cell office:value-type="float" office:value="0.002254" calcext:value-type="float">
            <text:p>0.002254</text:p>
          </table:table-cell>
          <table:table-cell office:value-type="float" office:value="0" calcext:value-type="float">
            <text:p>0</text:p>
          </table:table-cell>
          <table:table-cell office:value-type="float" office:value="69552" calcext:value-type="float">
            <text:p>6955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1</text:p>
          </table:table-cell>
          <table:table-cell office:value-type="float" office:value="0.050716" calcext:value-type="float">
            <text:p>0.050716</text:p>
          </table:table-cell>
          <table:table-cell office:value-type="float" office:value="0.001609" calcext:value-type="float">
            <text:p>0.001609</text:p>
          </table:table-cell>
          <table:table-cell office:value-type="float" office:value="0" calcext:value-type="float">
            <text:p>0</text:p>
          </table:table-cell>
          <table:table-cell office:value-type="float" office:value="56668" calcext:value-type="float">
            <text:p>56668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2</text:p>
          </table:table-cell>
          <table:table-cell office:value-type="float" office:value="0.041585" calcext:value-type="float">
            <text:p>0.041585</text:p>
          </table:table-cell>
          <table:table-cell office:value-type="float" office:value="0.003076" calcext:value-type="float">
            <text:p>0.003076</text:p>
          </table:table-cell>
          <table:table-cell office:value-type="float" office:value="0" calcext:value-type="float">
            <text:p>0</text:p>
          </table:table-cell>
          <table:table-cell office:value-type="float" office:value="92743" calcext:value-type="float">
            <text:p>9274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3</text:p>
          </table:table-cell>
          <table:table-cell office:value-type="float" office:value="0.066332" calcext:value-type="float">
            <text:p>0.066332</text:p>
          </table:table-cell>
          <table:table-cell office:value-type="float" office:value="0.001786" calcext:value-type="float">
            <text:p>0.001786</text:p>
          </table:table-cell>
          <table:table-cell office:value-type="float" office:value="0" calcext:value-type="float">
            <text:p>0</text:p>
          </table:table-cell>
          <table:table-cell office:value-type="float" office:value="52573" calcext:value-type="float">
            <text:p>5257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4</text:p>
          </table:table-cell>
          <table:table-cell office:value-type="float" office:value="0.044283" calcext:value-type="float">
            <text:p>0.044283</text:p>
          </table:table-cell>
          <table:table-cell office:value-type="float" office:value="0.001428" calcext:value-type="float">
            <text:p>0.001428</text:p>
          </table:table-cell>
          <table:table-cell office:value-type="float" office:value="0" calcext:value-type="float">
            <text:p>0</text:p>
          </table:table-cell>
          <table:table-cell office:value-type="float" office:value="45505" calcext:value-type="float">
            <text:p>4550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5</text:p>
          </table:table-cell>
          <table:table-cell office:value-type="float" office:value="0.078464" calcext:value-type="float">
            <text:p>0.078464</text:p>
          </table:table-cell>
          <table:table-cell office:value-type="float" office:value="0.00209" calcext:value-type="float">
            <text:p>0.00209</text:p>
          </table:table-cell>
          <table:table-cell office:value-type="float" office:value="0" calcext:value-type="float">
            <text:p>0</text:p>
          </table:table-cell>
          <table:table-cell office:value-type="float" office:value="56775" calcext:value-type="float">
            <text:p>5677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6</text:p>
          </table:table-cell>
          <table:table-cell office:value-type="float" office:value="0.05239" calcext:value-type="float">
            <text:p>0.05239</text:p>
          </table:table-cell>
          <table:table-cell office:value-type="float" office:value="0.001695" calcext:value-type="float">
            <text:p>0.001695</text:p>
          </table:table-cell>
          <table:table-cell office:value-type="float" office:value="0" calcext:value-type="float">
            <text:p>0</text:p>
          </table:table-cell>
          <table:table-cell office:value-type="float" office:value="56562" calcext:value-type="float">
            <text:p>5656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7</text:p>
          </table:table-cell>
          <table:table-cell office:value-type="float" office:value="0.046582" calcext:value-type="float">
            <text:p>0.046582</text:p>
          </table:table-cell>
          <table:table-cell office:value-type="float" office:value="0.001515" calcext:value-type="float">
            <text:p>0.001515</text:p>
          </table:table-cell>
          <table:table-cell office:value-type="float" office:value="0" calcext:value-type="float">
            <text:p>0</text:p>
          </table:table-cell>
          <table:table-cell office:value-type="float" office:value="47026" calcext:value-type="float">
            <text:p>4702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8</text:p>
          </table:table-cell>
          <table:table-cell office:value-type="float" office:value="0.052622" calcext:value-type="float">
            <text:p>0.052622</text:p>
          </table:table-cell>
          <table:table-cell office:value-type="float" office:value="0.003442" calcext:value-type="float">
            <text:p>0.003442</text:p>
          </table:table-cell>
          <table:table-cell office:value-type="float" office:value="0" calcext:value-type="float">
            <text:p>0</text:p>
          </table:table-cell>
          <table:table-cell office:value-type="float" office:value="85965" calcext:value-type="float">
            <text:p>8596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3:59</text:p>
          </table:table-cell>
          <table:table-cell office:value-type="float" office:value="0.070621" calcext:value-type="float">
            <text:p>0.07062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36696" calcext:value-type="float">
            <text:p>3669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0</text:p>
          </table:table-cell>
          <table:table-cell office:value-type="float" office:value="0.053416" calcext:value-type="float">
            <text:p>0.053416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" calcext:value-type="float">
            <text:p>0</text:p>
          </table:table-cell>
          <table:table-cell office:value-type="float" office:value="86268" calcext:value-type="float">
            <text:p>8626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1</text:p>
          </table:table-cell>
          <table:table-cell office:value-type="float" office:value="0.053037" calcext:value-type="float">
            <text:p>0.053037</text:p>
          </table:table-cell>
          <table:table-cell office:value-type="float" office:value="0.001212" calcext:value-type="float">
            <text:p>0.001212</text:p>
          </table:table-cell>
          <table:table-cell office:value-type="float" office:value="0" calcext:value-type="float">
            <text:p>0</text:p>
          </table:table-cell>
          <table:table-cell office:value-type="float" office:value="40257" calcext:value-type="float">
            <text:p>4025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2</text:p>
          </table:table-cell>
          <table:table-cell office:value-type="float" office:value="0.043209" calcext:value-type="float">
            <text:p>0.043209</text:p>
          </table:table-cell>
          <table:table-cell office:value-type="float" office:value="0.002033" calcext:value-type="float">
            <text:p>0.002033</text:p>
          </table:table-cell>
          <table:table-cell office:value-type="float" office:value="0" calcext:value-type="float">
            <text:p>0</text:p>
          </table:table-cell>
          <table:table-cell office:value-type="float" office:value="60846" calcext:value-type="float">
            <text:p>6084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3</text:p>
          </table:table-cell>
          <table:table-cell office:value-type="float" office:value="0.059094" calcext:value-type="float">
            <text:p>0.059094</text:p>
          </table:table-cell>
          <table:table-cell office:value-type="float" office:value="0.001222" calcext:value-type="float">
            <text:p>0.001222</text:p>
          </table:table-cell>
          <table:table-cell office:value-type="float" office:value="0" calcext:value-type="float">
            <text:p>0</text:p>
          </table:table-cell>
          <table:table-cell office:value-type="float" office:value="43127" calcext:value-type="float">
            <text:p>4312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4</text:p>
          </table:table-cell>
          <table:table-cell office:value-type="float" office:value="0.06981" calcext:value-type="float">
            <text:p>0.06981</text:p>
          </table:table-cell>
          <table:table-cell office:value-type="float" office:value="0.001651" calcext:value-type="float">
            <text:p>0.001651</text:p>
          </table:table-cell>
          <table:table-cell office:value-type="float" office:value="0" calcext:value-type="float">
            <text:p>0</text:p>
          </table:table-cell>
          <table:table-cell office:value-type="float" office:value="50943" calcext:value-type="float">
            <text:p>5094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5</text:p>
          </table:table-cell>
          <table:table-cell office:value-type="float" office:value="0.052499" calcext:value-type="float">
            <text:p>0.052499</text:p>
          </table:table-cell>
          <table:table-cell office:value-type="float" office:value="0.002672" calcext:value-type="float">
            <text:p>0.002672</text:p>
          </table:table-cell>
          <table:table-cell office:value-type="float" office:value="0" calcext:value-type="float">
            <text:p>0</text:p>
          </table:table-cell>
          <table:table-cell office:value-type="float" office:value="76844" calcext:value-type="float">
            <text:p>7684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6</text:p>
          </table:table-cell>
          <table:table-cell office:value-type="float" office:value="0.046898" calcext:value-type="float">
            <text:p>0.046898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" calcext:value-type="float">
            <text:p>0</text:p>
          </table:table-cell>
          <table:table-cell office:value-type="float" office:value="82612" calcext:value-type="float">
            <text:p>826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7</text:p>
          </table:table-cell>
          <table:table-cell office:value-type="float" office:value="0.051184" calcext:value-type="float">
            <text:p>0.051184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" calcext:value-type="float">
            <text:p>0</text:p>
          </table:table-cell>
          <table:table-cell office:value-type="float" office:value="102329" calcext:value-type="float">
            <text:p>10232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8</text:p>
          </table:table-cell>
          <table:table-cell office:value-type="float" office:value="0.049612" calcext:value-type="float">
            <text:p>0.049612</text:p>
          </table:table-cell>
          <table:table-cell office:value-type="float" office:value="0.002625" calcext:value-type="float">
            <text:p>0.002625</text:p>
          </table:table-cell>
          <table:table-cell office:value-type="float" office:value="0" calcext:value-type="float">
            <text:p>0</text:p>
          </table:table-cell>
          <table:table-cell office:value-type="float" office:value="72460" calcext:value-type="float">
            <text:p>7246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09</text:p>
          </table:table-cell>
          <table:table-cell office:value-type="float" office:value="0.054745" calcext:value-type="float">
            <text:p>0.054745</text:p>
          </table:table-cell>
          <table:table-cell office:value-type="float" office:value="0.001871" calcext:value-type="float">
            <text:p>0.001871</text:p>
          </table:table-cell>
          <table:table-cell office:value-type="float" office:value="0" calcext:value-type="float">
            <text:p>0</text:p>
          </table:table-cell>
          <table:table-cell office:value-type="float" office:value="62441" calcext:value-type="float">
            <text:p>62441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0</text:p>
          </table:table-cell>
          <table:table-cell office:value-type="float" office:value="0.045806" calcext:value-type="float">
            <text:p>0.045806</text:p>
          </table:table-cell>
          <table:table-cell office:value-type="float" office:value="0.002141" calcext:value-type="float">
            <text:p>0.002141</text:p>
          </table:table-cell>
          <table:table-cell office:value-type="float" office:value="0" calcext:value-type="float">
            <text:p>0</text:p>
          </table:table-cell>
          <table:table-cell office:value-type="float" office:value="63570" calcext:value-type="float">
            <text:p>63570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1</text:p>
          </table:table-cell>
          <table:table-cell office:value-type="float" office:value="0.040105" calcext:value-type="float">
            <text:p>0.040105</text:p>
          </table:table-cell>
          <table:table-cell office:value-type="float" office:value="0.00238" calcext:value-type="float">
            <text:p>0.00238</text:p>
          </table:table-cell>
          <table:table-cell office:value-type="float" office:value="0" calcext:value-type="float">
            <text:p>0</text:p>
          </table:table-cell>
          <table:table-cell office:value-type="float" office:value="71709" calcext:value-type="float">
            <text:p>7170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2</text:p>
          </table:table-cell>
          <table:table-cell office:value-type="float" office:value="0.042113" calcext:value-type="float">
            <text:p>0.042113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" calcext:value-type="float">
            <text:p>0</text:p>
          </table:table-cell>
          <table:table-cell office:value-type="float" office:value="56486" calcext:value-type="float">
            <text:p>5648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3</text:p>
          </table:table-cell>
          <table:table-cell office:value-type="float" office:value="0.047665" calcext:value-type="float">
            <text:p>0.047665</text:p>
          </table:table-cell>
          <table:table-cell office:value-type="float" office:value="0.003454" calcext:value-type="float">
            <text:p>0.003454</text:p>
          </table:table-cell>
          <table:table-cell office:value-type="float" office:value="0" calcext:value-type="float">
            <text:p>0</text:p>
          </table:table-cell>
          <table:table-cell office:value-type="float" office:value="89474" calcext:value-type="float">
            <text:p>8947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4</text:p>
          </table:table-cell>
          <table:table-cell office:value-type="float" office:value="0.042482" calcext:value-type="float">
            <text:p>0.042482</text:p>
          </table:table-cell>
          <table:table-cell office:value-type="float" office:value="0.002273" calcext:value-type="float">
            <text:p>0.002273</text:p>
          </table:table-cell>
          <table:table-cell office:value-type="float" office:value="0" calcext:value-type="float">
            <text:p>0</text:p>
          </table:table-cell>
          <table:table-cell office:value-type="float" office:value="65349" calcext:value-type="float">
            <text:p>6534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5</text:p>
          </table:table-cell>
          <table:table-cell office:value-type="float" office:value="0.048752" calcext:value-type="float">
            <text:p>0.048752</text:p>
          </table:table-cell>
          <table:table-cell office:value-type="float" office:value="0.001893" calcext:value-type="float">
            <text:p>0.001893</text:p>
          </table:table-cell>
          <table:table-cell office:value-type="float" office:value="0" calcext:value-type="float">
            <text:p>0</text:p>
          </table:table-cell>
          <table:table-cell office:value-type="float" office:value="64292" calcext:value-type="float">
            <text:p>6429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6</text:p>
          </table:table-cell>
          <table:table-cell office:value-type="float" office:value="0.051021" calcext:value-type="float">
            <text:p>0.051021</text:p>
          </table:table-cell>
          <table:table-cell office:value-type="float" office:value="0.001241" calcext:value-type="float">
            <text:p>0.001241</text:p>
          </table:table-cell>
          <table:table-cell office:value-type="float" office:value="0" calcext:value-type="float">
            <text:p>0</text:p>
          </table:table-cell>
          <table:table-cell office:value-type="float" office:value="49623" calcext:value-type="float">
            <text:p>4962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7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01362" calcext:value-type="float">
            <text:p>0.001362</text:p>
          </table:table-cell>
          <table:table-cell office:value-type="float" office:value="0" calcext:value-type="float">
            <text:p>0</text:p>
          </table:table-cell>
          <table:table-cell office:value-type="float" office:value="44351" calcext:value-type="float">
            <text:p>4435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8</text:p>
          </table:table-cell>
          <table:table-cell office:value-type="float" office:value="0.047467" calcext:value-type="float">
            <text:p>0.047467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" calcext:value-type="float">
            <text:p>0</text:p>
          </table:table-cell>
          <table:table-cell office:value-type="float" office:value="39261" calcext:value-type="float">
            <text:p>39261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19</text:p>
          </table:table-cell>
          <table:table-cell office:value-type="float" office:value="0.249206" calcext:value-type="float">
            <text:p>0.249206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" calcext:value-type="float">
            <text:p>0</text:p>
          </table:table-cell>
          <table:table-cell office:value-type="float" office:value="40425" calcext:value-type="float">
            <text:p>4042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0</text:p>
          </table:table-cell>
          <table:table-cell office:value-type="float" office:value="0.220795" calcext:value-type="float">
            <text:p>0.220795</text:p>
          </table:table-cell>
          <table:table-cell office:value-type="float" office:value="0.000851" calcext:value-type="float">
            <text:p>0.000851</text:p>
          </table:table-cell>
          <table:table-cell office:value-type="float" office:value="0" calcext:value-type="float">
            <text:p>0</text:p>
          </table:table-cell>
          <table:table-cell office:value-type="float" office:value="32871" calcext:value-type="float">
            <text:p>32871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1</text:p>
          </table:table-cell>
          <table:table-cell office:value-type="float" office:value="0.198677" calcext:value-type="float">
            <text:p>0.198677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" calcext:value-type="float">
            <text:p>0</text:p>
          </table:table-cell>
          <table:table-cell office:value-type="float" office:value="42163" calcext:value-type="float">
            <text:p>42163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2</text:p>
          </table:table-cell>
          <table:table-cell office:value-type="float" office:value="0.184666" calcext:value-type="float">
            <text:p>0.184666</text:p>
          </table:table-cell>
          <table:table-cell office:value-type="float" office:value="0.000833" calcext:value-type="float">
            <text:p>0.000833</text:p>
          </table:table-cell>
          <table:table-cell office:value-type="float" office:value="0" calcext:value-type="float">
            <text:p>0</text:p>
          </table:table-cell>
          <table:table-cell office:value-type="float" office:value="36845" calcext:value-type="float">
            <text:p>3684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3</text:p>
          </table:table-cell>
          <table:table-cell office:value-type="float" office:value="0.179415" calcext:value-type="float">
            <text:p>0.179415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" calcext:value-type="float">
            <text:p>0</text:p>
          </table:table-cell>
          <table:table-cell office:value-type="float" office:value="27530" calcext:value-type="float">
            <text:p>275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4</text:p>
          </table:table-cell>
          <table:table-cell office:value-type="float" office:value="0.167946" calcext:value-type="float">
            <text:p>0.167946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" calcext:value-type="float">
            <text:p>0</text:p>
          </table:table-cell>
          <table:table-cell office:value-type="float" office:value="41194" calcext:value-type="float">
            <text:p>411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5</text:p>
          </table:table-cell>
          <table:table-cell office:value-type="float" office:value="0.162509" calcext:value-type="float">
            <text:p>0.162509</text:p>
          </table:table-cell>
          <table:table-cell office:value-type="float" office:value="0.000885" calcext:value-type="float">
            <text:p>0.000885</text:p>
          </table:table-cell>
          <table:table-cell office:value-type="float" office:value="0" calcext:value-type="float">
            <text:p>0</text:p>
          </table:table-cell>
          <table:table-cell office:value-type="float" office:value="31458" calcext:value-type="float">
            <text:p>3145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6</text:p>
          </table:table-cell>
          <table:table-cell office:value-type="float" office:value="0.176659" calcext:value-type="float">
            <text:p>0.176659</text:p>
          </table:table-cell>
          <table:table-cell office:value-type="float" office:value="0.001347" calcext:value-type="float">
            <text:p>0.001347</text:p>
          </table:table-cell>
          <table:table-cell office:value-type="float" office:value="0" calcext:value-type="float">
            <text:p>0</text:p>
          </table:table-cell>
          <table:table-cell office:value-type="float" office:value="48365" calcext:value-type="float">
            <text:p>48365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7</text:p>
          </table:table-cell>
          <table:table-cell office:value-type="float" office:value="0.164337" calcext:value-type="float">
            <text:p>0.164337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" calcext:value-type="float">
            <text:p>0</text:p>
          </table:table-cell>
          <table:table-cell office:value-type="float" office:value="34254" calcext:value-type="float">
            <text:p>3425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8</text:p>
          </table:table-cell>
          <table:table-cell office:value-type="float" office:value="0.248727" calcext:value-type="float">
            <text:p>0.248727</text:p>
          </table:table-cell>
          <table:table-cell office:value-type="float" office:value="0.000879" calcext:value-type="float">
            <text:p>0.000879</text:p>
          </table:table-cell>
          <table:table-cell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29</text:p>
          </table:table-cell>
          <table:table-cell office:value-type="float" office:value="0.201569" calcext:value-type="float">
            <text:p>0.201569</text:p>
          </table:table-cell>
          <table:table-cell office:value-type="float" office:value="0.000868" calcext:value-type="float">
            <text:p>0.000868</text:p>
          </table:table-cell>
          <table:table-cell office:value-type="float" office:value="0" calcext:value-type="float">
            <text:p>0</text:p>
          </table:table-cell>
          <table:table-cell office:value-type="float" office:value="29467" calcext:value-type="float">
            <text:p>2946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0</text:p>
          </table:table-cell>
          <table:table-cell office:value-type="float" office:value="0.195723" calcext:value-type="float">
            <text:p>0.195723</text:p>
          </table:table-cell>
          <table:table-cell office:value-type="float" office:value="0.000555" calcext:value-type="float">
            <text:p>0.000555</text:p>
          </table:table-cell>
          <table:table-cell office:value-type="float" office:value="0" calcext:value-type="float">
            <text:p>0</text:p>
          </table:table-cell>
          <table:table-cell office:value-type="float" office:value="24395" calcext:value-type="float">
            <text:p>243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1</text:p>
          </table:table-cell>
          <table:table-cell office:value-type="float" office:value="0.162872" calcext:value-type="float">
            <text:p>0.162872</text:p>
          </table:table-cell>
          <table:table-cell office:value-type="float" office:value="0.000763" calcext:value-type="float">
            <text:p>0.000763</text:p>
          </table:table-cell>
          <table:table-cell office:value-type="float" office:value="0" calcext:value-type="float">
            <text:p>0</text:p>
          </table:table-cell>
          <table:table-cell office:value-type="float" office:value="30298" calcext:value-type="float">
            <text:p>302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2</text:p>
          </table:table-cell>
          <table:table-cell office:value-type="float" office:value="0.112273" calcext:value-type="float">
            <text:p>0.112273</text:p>
          </table:table-cell>
          <table:table-cell office:value-type="float" office:value="0.000875" calcext:value-type="float">
            <text:p>0.000875</text:p>
          </table:table-cell>
          <table:table-cell office:value-type="float" office:value="0" calcext:value-type="float">
            <text:p>0</text:p>
          </table:table-cell>
          <table:table-cell office:value-type="float" office:value="31184" calcext:value-type="float">
            <text:p>31184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3</text:p>
          </table:table-cell>
          <table:table-cell office:value-type="float" office:value="0.146104" calcext:value-type="float">
            <text:p>0.146104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" calcext:value-type="float">
            <text:p>0</text:p>
          </table:table-cell>
          <table:table-cell office:value-type="float" office:value="26024" calcext:value-type="float">
            <text:p>2602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4</text:p>
          </table:table-cell>
          <table:table-cell office:value-type="float" office:value="0.180658" calcext:value-type="float">
            <text:p>0.180658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" calcext:value-type="float">
            <text:p>0</text:p>
          </table:table-cell>
          <table:table-cell office:value-type="float" office:value="27889" calcext:value-type="float">
            <text:p>2788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5</text:p>
          </table:table-cell>
          <table:table-cell office:value-type="float" office:value="0.138535" calcext:value-type="float">
            <text:p>0.138535</text:p>
          </table:table-cell>
          <table:table-cell office:value-type="float" office:value="0.000926" calcext:value-type="float">
            <text:p>0.000926</text:p>
          </table:table-cell>
          <table:table-cell office:value-type="float" office:value="0" calcext:value-type="float">
            <text:p>0</text:p>
          </table:table-cell>
          <table:table-cell office:value-type="float" office:value="34425" calcext:value-type="float">
            <text:p>34425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6</text:p>
          </table:table-cell>
          <table:table-cell office:value-type="float" office:value="0.172387" calcext:value-type="float">
            <text:p>0.172387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0" calcext:value-type="float">
            <text:p>0</text:p>
          </table:table-cell>
          <table:table-cell office:value-type="float" office:value="37211" calcext:value-type="float">
            <text:p>37211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7</text:p>
          </table:table-cell>
          <table:table-cell office:value-type="float" office:value="0.107183" calcext:value-type="float">
            <text:p>0.107183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" calcext:value-type="float">
            <text:p>0</text:p>
          </table:table-cell>
          <table:table-cell office:value-type="float" office:value="26433" calcext:value-type="float">
            <text:p>264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8</text:p>
          </table:table-cell>
          <table:table-cell office:value-type="float" office:value="0.176987" calcext:value-type="float">
            <text:p>0.176987</text:p>
          </table:table-cell>
          <table:table-cell office:value-type="float" office:value="0.000979" calcext:value-type="float">
            <text:p>0.000979</text:p>
          </table:table-cell>
          <table:table-cell office:value-type="float" office:value="0" calcext:value-type="float">
            <text:p>0</text:p>
          </table:table-cell>
          <table:table-cell office:value-type="float" office:value="31170" calcext:value-type="float">
            <text:p>3117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39</text:p>
          </table:table-cell>
          <table:table-cell office:value-type="float" office:value="0.17747" calcext:value-type="float">
            <text:p>0.17747</text:p>
          </table:table-cell>
          <table:table-cell office:value-type="float" office:value="0.00203" calcext:value-type="float">
            <text:p>0.00203</text:p>
          </table:table-cell>
          <table:table-cell office:value-type="float" office:value="0" calcext:value-type="float">
            <text:p>0</text:p>
          </table:table-cell>
          <table:table-cell office:value-type="float" office:value="65458" calcext:value-type="float">
            <text:p>6545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0</text:p>
          </table:table-cell>
          <table:table-cell office:value-type="float" office:value="0.230531" calcext:value-type="float">
            <text:p>0.230531</text:p>
          </table:table-cell>
          <table:table-cell office:value-type="float" office:value="0.002223" calcext:value-type="float">
            <text:p>0.002223</text:p>
          </table:table-cell>
          <table:table-cell office:value-type="float" office:value="0" calcext:value-type="float">
            <text:p>0</text:p>
          </table:table-cell>
          <table:table-cell office:value-type="float" office:value="67703" calcext:value-type="float">
            <text:p>67703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1</text:p>
          </table:table-cell>
          <table:table-cell office:value-type="float" office:value="0.180609" calcext:value-type="float">
            <text:p>0.180609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" calcext:value-type="float">
            <text:p>0</text:p>
          </table:table-cell>
          <table:table-cell office:value-type="float" office:value="38934" calcext:value-type="float">
            <text:p>3893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2</text:p>
          </table:table-cell>
          <table:table-cell office:value-type="float" office:value="0.186686" calcext:value-type="float">
            <text:p>0.18668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" calcext:value-type="float">
            <text:p>0</text:p>
          </table:table-cell>
          <table:table-cell office:value-type="float" office:value="40747" calcext:value-type="float">
            <text:p>4074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3</text:p>
          </table:table-cell>
          <table:table-cell office:value-type="float" office:value="0.160261" calcext:value-type="float">
            <text:p>0.160261</text:p>
          </table:table-cell>
          <table:table-cell office:value-type="float" office:value="0.001408" calcext:value-type="float">
            <text:p>0.001408</text:p>
          </table:table-cell>
          <table:table-cell office:value-type="float" office:value="0" calcext:value-type="float">
            <text:p>0</text:p>
          </table:table-cell>
          <table:table-cell office:value-type="float" office:value="47924" calcext:value-type="float">
            <text:p>4792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4</text:p>
          </table:table-cell>
          <table:table-cell office:value-type="float" office:value="0.194891" calcext:value-type="float">
            <text:p>0.194891</text:p>
          </table:table-cell>
          <table:table-cell office:value-type="float" office:value="0.001224" calcext:value-type="float">
            <text:p>0.001224</text:p>
          </table:table-cell>
          <table:table-cell office:value-type="float" office:value="0" calcext:value-type="float">
            <text:p>0</text:p>
          </table:table-cell>
          <table:table-cell office:value-type="float" office:value="48090" calcext:value-type="float">
            <text:p>4809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5</text:p>
          </table:table-cell>
          <table:table-cell office:value-type="float" office:value="0.240004" calcext:value-type="float">
            <text:p>0.240004</text:p>
          </table:table-cell>
          <table:table-cell office:value-type="float" office:value="0.001473" calcext:value-type="float">
            <text:p>0.001473</text:p>
          </table:table-cell>
          <table:table-cell office:value-type="float" office:value="0" calcext:value-type="float">
            <text:p>0</text:p>
          </table:table-cell>
          <table:table-cell office:value-type="float" office:value="44445" calcext:value-type="float">
            <text:p>4444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6</text:p>
          </table:table-cell>
          <table:table-cell office:value-type="float" office:value="0.215663" calcext:value-type="float">
            <text:p>0.215663</text:p>
          </table:table-cell>
          <table:table-cell office:value-type="float" office:value="0.001028" calcext:value-type="float">
            <text:p>0.001028</text:p>
          </table:table-cell>
          <table:table-cell office:value-type="float" office:value="0" calcext:value-type="float">
            <text:p>0</text:p>
          </table:table-cell>
          <table:table-cell office:value-type="float" office:value="43987" calcext:value-type="float">
            <text:p>43987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7</text:p>
          </table:table-cell>
          <table:table-cell office:value-type="float" office:value="0.254026" calcext:value-type="float">
            <text:p>0.254026</text:p>
          </table:table-cell>
          <table:table-cell office:value-type="float" office:value="0.001865" calcext:value-type="float">
            <text:p>0.001865</text:p>
          </table:table-cell>
          <table:table-cell office:value-type="float" office:value="0" calcext:value-type="float">
            <text:p>0</text:p>
          </table:table-cell>
          <table:table-cell office:value-type="float" office:value="55868" calcext:value-type="float">
            <text:p>5586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8</text:p>
          </table:table-cell>
          <table:table-cell office:value-type="float" office:value="0.180739" calcext:value-type="float">
            <text:p>0.180739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" calcext:value-type="float">
            <text:p>0</text:p>
          </table:table-cell>
          <table:table-cell office:value-type="float" office:value="38938" calcext:value-type="float">
            <text:p>3893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49</text:p>
          </table:table-cell>
          <table:table-cell office:value-type="float" office:value="0.184909" calcext:value-type="float">
            <text:p>0.184909</text:p>
          </table:table-cell>
          <table:table-cell office:value-type="float" office:value="0.000795" calcext:value-type="float">
            <text:p>0.000795</text:p>
          </table:table-cell>
          <table:table-cell office:value-type="float" office:value="0" calcext:value-type="float">
            <text:p>0</text:p>
          </table:table-cell>
          <table:table-cell office:value-type="float" office:value="36434" calcext:value-type="float">
            <text:p>3643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0</text:p>
          </table:table-cell>
          <table:table-cell office:value-type="float" office:value="0.196" calcext:value-type="float">
            <text:p>0.196</text:p>
          </table:table-cell>
          <table:table-cell office:value-type="float" office:value="0.000724" calcext:value-type="float">
            <text:p>0.000724</text:p>
          </table:table-cell>
          <table:table-cell office:value-type="float" office:value="0" calcext:value-type="float">
            <text:p>0</text:p>
          </table:table-cell>
          <table:table-cell office:value-type="float" office:value="34886" calcext:value-type="float">
            <text:p>3488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1</text:p>
          </table:table-cell>
          <table:table-cell office:value-type="float" office:value="0.181647" calcext:value-type="float">
            <text:p>0.181647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43083" calcext:value-type="float">
            <text:p>4308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2</text:p>
          </table:table-cell>
          <table:table-cell office:value-type="float" office:value="0.273102" calcext:value-type="float">
            <text:p>0.273102</text:p>
          </table:table-cell>
          <table:table-cell office:value-type="float" office:value="0.001186" calcext:value-type="float">
            <text:p>0.001186</text:p>
          </table:table-cell>
          <table:table-cell office:value-type="float" office:value="0" calcext:value-type="float">
            <text:p>0</text:p>
          </table:table-cell>
          <table:table-cell office:value-type="float" office:value="45713" calcext:value-type="float">
            <text:p>45713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3</text:p>
          </table:table-cell>
          <table:table-cell office:value-type="float" office:value="0.174792" calcext:value-type="float">
            <text:p>0.174792</text:p>
          </table:table-cell>
          <table:table-cell office:value-type="float" office:value="0.000945" calcext:value-type="float">
            <text:p>0.000945</text:p>
          </table:table-cell>
          <table:table-cell office:value-type="float" office:value="0" calcext:value-type="float">
            <text:p>0</text:p>
          </table:table-cell>
          <table:table-cell office:value-type="float" office:value="40875" calcext:value-type="float">
            <text:p>4087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4</text:p>
          </table:table-cell>
          <table:table-cell office:value-type="float" office:value="0.188763" calcext:value-type="float">
            <text:p>0.188763</text:p>
          </table:table-cell>
          <table:table-cell office:value-type="float" office:value="0.001011" calcext:value-type="float">
            <text:p>0.001011</text:p>
          </table:table-cell>
          <table:table-cell office:value-type="float" office:value="0" calcext:value-type="float">
            <text:p>0</text:p>
          </table:table-cell>
          <table:table-cell office:value-type="float" office:value="37501" calcext:value-type="float">
            <text:p>3750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5</text:p>
          </table:table-cell>
          <table:table-cell office:value-type="float" office:value="0.239729" calcext:value-type="float">
            <text:p>0.239729</text:p>
          </table:table-cell>
          <table:table-cell office:value-type="float" office:value="0.0008" calcext:value-type="float">
            <text:p>0.0008</text:p>
          </table:table-cell>
          <table:table-cell office:value-type="float" office:value="0" calcext:value-type="float">
            <text:p>0</text:p>
          </table:table-cell>
          <table:table-cell office:value-type="float" office:value="37511" calcext:value-type="float">
            <text:p>375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6</text:p>
          </table:table-cell>
          <table:table-cell office:value-type="float" office:value="0.217166" calcext:value-type="float">
            <text:p>0.217166</text:p>
          </table:table-cell>
          <table:table-cell office:value-type="float" office:value="0.001187" calcext:value-type="float">
            <text:p>0.001187</text:p>
          </table:table-cell>
          <table:table-cell office:value-type="float" office:value="0" calcext:value-type="float">
            <text:p>0</text:p>
          </table:table-cell>
          <table:table-cell office:value-type="float" office:value="47461" calcext:value-type="float">
            <text:p>4746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7</text:p>
          </table:table-cell>
          <table:table-cell office:value-type="float" office:value="0.25205" calcext:value-type="float">
            <text:p>0.25205</text:p>
          </table:table-cell>
          <table:table-cell office:value-type="float" office:value="0.000994" calcext:value-type="float">
            <text:p>0.000994</text:p>
          </table:table-cell>
          <table:table-cell office:value-type="float" office:value="0" calcext:value-type="float">
            <text:p>0</text:p>
          </table:table-cell>
          <table:table-cell office:value-type="float" office:value="39926" calcext:value-type="float">
            <text:p>3992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8</text:p>
          </table:table-cell>
          <table:table-cell office:value-type="float" office:value="0.186473" calcext:value-type="float">
            <text:p>0.186473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" calcext:value-type="float">
            <text:p>0</text:p>
          </table:table-cell>
          <table:table-cell office:value-type="float" office:value="38204" calcext:value-type="float">
            <text:p>382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4:59</text:p>
          </table:table-cell>
          <table:table-cell office:value-type="float" office:value="0.153094" calcext:value-type="float">
            <text:p>0.153094</text:p>
          </table:table-cell>
          <table:table-cell office:value-type="float" office:value="0.00092" calcext:value-type="float">
            <text:p>0.00092</text:p>
          </table:table-cell>
          <table:table-cell office:value-type="float" office:value="0" calcext:value-type="float">
            <text:p>0</text:p>
          </table:table-cell>
          <table:table-cell office:value-type="float" office:value="33557" calcext:value-type="float">
            <text:p>3355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0</text:p>
          </table:table-cell>
          <table:table-cell office:value-type="float" office:value="0.141618" calcext:value-type="float">
            <text:p>0.14161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" calcext:value-type="float">
            <text:p>0</text:p>
          </table:table-cell>
          <table:table-cell office:value-type="float" office:value="61798" calcext:value-type="float">
            <text:p>6179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1</text:p>
          </table:table-cell>
          <table:table-cell office:value-type="float" office:value="0.189437" calcext:value-type="float">
            <text:p>0.189437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" calcext:value-type="float">
            <text:p>0</text:p>
          </table:table-cell>
          <table:table-cell office:value-type="float" office:value="37529" calcext:value-type="float">
            <text:p>3752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2</text:p>
          </table:table-cell>
          <table:table-cell office:value-type="float" office:value="0.243697" calcext:value-type="float">
            <text:p>0.243697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" calcext:value-type="float">
            <text:p>0</text:p>
          </table:table-cell>
          <table:table-cell office:value-type="float" office:value="36867" calcext:value-type="float">
            <text:p>3686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3</text:p>
          </table:table-cell>
          <table:table-cell office:value-type="float" office:value="0.227267" calcext:value-type="float">
            <text:p>0.227267</text:p>
          </table:table-cell>
          <table:table-cell office:value-type="float" office:value="0.001306" calcext:value-type="float">
            <text:p>0.001306</text:p>
          </table:table-cell>
          <table:table-cell office:value-type="float" office:value="0" calcext:value-type="float">
            <text:p>0</text:p>
          </table:table-cell>
          <table:table-cell office:value-type="float" office:value="47069" calcext:value-type="float">
            <text:p>4706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4</text:p>
          </table:table-cell>
          <table:table-cell office:value-type="float" office:value="0.205444" calcext:value-type="float">
            <text:p>0.205444</text:p>
          </table:table-cell>
          <table:table-cell office:value-type="float" office:value="0.001262" calcext:value-type="float">
            <text:p>0.001262</text:p>
          </table:table-cell>
          <table:table-cell office:value-type="float" office:value="0" calcext:value-type="float">
            <text:p>0</text:p>
          </table:table-cell>
          <table:table-cell office:value-type="float" office:value="46696" calcext:value-type="float">
            <text:p>4669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5</text:p>
          </table:table-cell>
          <table:table-cell office:value-type="float" office:value="0.216937" calcext:value-type="float">
            <text:p>0.216937</text:p>
          </table:table-cell>
          <table:table-cell office:value-type="float" office:value="0.000859" calcext:value-type="float">
            <text:p>0.000859</text:p>
          </table:table-cell>
          <table:table-cell office:value-type="float" office:value="0" calcext:value-type="float">
            <text:p>0</text:p>
          </table:table-cell>
          <table:table-cell office:value-type="float" office:value="33273" calcext:value-type="float">
            <text:p>3327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6</text:p>
          </table:table-cell>
          <table:table-cell office:value-type="float" office:value="0.235091" calcext:value-type="float">
            <text:p>0.235091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32487" calcext:value-type="float">
            <text:p>324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7</text:p>
          </table:table-cell>
          <table:table-cell office:value-type="float" office:value="0.263014" calcext:value-type="float">
            <text:p>0.263014</text:p>
          </table:table-cell>
          <table:table-cell office:value-type="float" office:value="0.000854" calcext:value-type="float">
            <text:p>0.000854</text:p>
          </table:table-cell>
          <table:table-cell office:value-type="float" office:value="0" calcext:value-type="float">
            <text:p>0</text:p>
          </table:table-cell>
          <table:table-cell office:value-type="float" office:value="33923" calcext:value-type="float">
            <text:p>33923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8</text:p>
          </table:table-cell>
          <table:table-cell office:value-type="float" office:value="0.151488" calcext:value-type="float">
            <text:p>0.151488</text:p>
          </table:table-cell>
          <table:table-cell office:value-type="float" office:value="0.001329" calcext:value-type="float">
            <text:p>0.001329</text:p>
          </table:table-cell>
          <table:table-cell office:value-type="float" office:value="0" calcext:value-type="float">
            <text:p>0</text:p>
          </table:table-cell>
          <table:table-cell office:value-type="float" office:value="46213" calcext:value-type="float">
            <text:p>4621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09</text:p>
          </table:table-cell>
          <table:table-cell office:value-type="float" office:value="0.222792" calcext:value-type="float">
            <text:p>0.222792</text:p>
          </table:table-cell>
          <table:table-cell office:value-type="float" office:value="0.002179" calcext:value-type="float">
            <text:p>0.002179</text:p>
          </table:table-cell>
          <table:table-cell office:value-type="float" office:value="0" calcext:value-type="float">
            <text:p>0</text:p>
          </table:table-cell>
          <table:table-cell office:value-type="float" office:value="56336" calcext:value-type="float">
            <text:p>5633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0</text:p>
          </table:table-cell>
          <table:table-cell office:value-type="float" office:value="0.194751" calcext:value-type="float">
            <text:p>0.194751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" calcext:value-type="float">
            <text:p>0</text:p>
          </table:table-cell>
          <table:table-cell office:value-type="float" office:value="36055" calcext:value-type="float">
            <text:p>3605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1</text:p>
          </table:table-cell>
          <table:table-cell office:value-type="float" office:value="0.301915" calcext:value-type="float">
            <text:p>0.301915</text:p>
          </table:table-cell>
          <table:table-cell office:value-type="float" office:value="0.000689" calcext:value-type="float">
            <text:p>0.000689</text:p>
          </table:table-cell>
          <table:table-cell office:value-type="float" office:value="0" calcext:value-type="float">
            <text:p>0</text:p>
          </table:table-cell>
          <table:table-cell office:value-type="float" office:value="23657" calcext:value-type="float">
            <text:p>23657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2</text:p>
          </table:table-cell>
          <table:table-cell office:value-type="float" office:value="0.672305" calcext:value-type="float">
            <text:p>0.672305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" calcext:value-type="float">
            <text:p>0</text:p>
          </table:table-cell>
          <table:table-cell office:value-type="float" office:value="39474" calcext:value-type="float">
            <text:p>3947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3</text:p>
          </table:table-cell>
          <table:table-cell office:value-type="float" office:value="0.513474" calcext:value-type="float">
            <text:p>0.513474</text:p>
          </table:table-cell>
          <table:table-cell office:value-type="float" office:value="0.00161" calcext:value-type="float">
            <text:p>0.00161</text:p>
          </table:table-cell>
          <table:table-cell office:value-type="float" office:value="0" calcext:value-type="float">
            <text:p>0</text:p>
          </table:table-cell>
          <table:table-cell office:value-type="float" office:value="45711" calcext:value-type="float">
            <text:p>4571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4</text:p>
          </table:table-cell>
          <table:table-cell office:value-type="float" office:value="0.417402" calcext:value-type="float">
            <text:p>0.417402</text:p>
          </table:table-cell>
          <table:table-cell office:value-type="float" office:value="0.00149" calcext:value-type="float">
            <text:p>0.00149</text:p>
          </table:table-cell>
          <table:table-cell office:value-type="float" office:value="0" calcext:value-type="float">
            <text:p>0</text:p>
          </table:table-cell>
          <table:table-cell office:value-type="float" office:value="45094" calcext:value-type="float">
            <text:p>4509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5</text:p>
          </table:table-cell>
          <table:table-cell office:value-type="float" office:value="0.481354" calcext:value-type="float">
            <text:p>0.481354</text:p>
          </table:table-cell>
          <table:table-cell office:value-type="float" office:value="0.000834" calcext:value-type="float">
            <text:p>0.000834</text:p>
          </table:table-cell>
          <table:table-cell office:value-type="float" office:value="0" calcext:value-type="float">
            <text:p>0</text:p>
          </table:table-cell>
          <table:table-cell office:value-type="float" office:value="37448" calcext:value-type="float">
            <text:p>3744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6</text:p>
          </table:table-cell>
          <table:table-cell office:value-type="float" office:value="0.238331" calcext:value-type="float">
            <text:p>0.238331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" calcext:value-type="float">
            <text:p>0</text:p>
          </table:table-cell>
          <table:table-cell office:value-type="float" office:value="39063" calcext:value-type="float">
            <text:p>390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7</text:p>
          </table:table-cell>
          <table:table-cell office:value-type="float" office:value="0.194855" calcext:value-type="float">
            <text:p>0.194855</text:p>
          </table:table-cell>
          <table:table-cell office:value-type="float" office:value="0.001942" calcext:value-type="float">
            <text:p>0.001942</text:p>
          </table:table-cell>
          <table:table-cell office:value-type="float" office:value="0" calcext:value-type="float">
            <text:p>0</text:p>
          </table:table-cell>
          <table:table-cell office:value-type="float" office:value="49772" calcext:value-type="float">
            <text:p>4977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8</text:p>
          </table:table-cell>
          <table:table-cell office:value-type="float" office:value="0.212516" calcext:value-type="float">
            <text:p>0.212516</text:p>
          </table:table-cell>
          <table:table-cell office:value-type="float" office:value="0.007329" calcext:value-type="float">
            <text:p>0.007329</text:p>
          </table:table-cell>
          <table:table-cell office:value-type="float" office:value="0" calcext:value-type="float">
            <text:p>0</text:p>
          </table:table-cell>
          <table:table-cell office:value-type="float" office:value="46306" calcext:value-type="float">
            <text:p>4630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19</text:p>
          </table:table-cell>
          <table:table-cell office:value-type="float" office:value="0.19106" calcext:value-type="float">
            <text:p>0.19106</text:p>
          </table:table-cell>
          <table:table-cell office:value-type="float" office:value="0.00124" calcext:value-type="float">
            <text:p>0.00124</text:p>
          </table:table-cell>
          <table:table-cell office:value-type="float" office:value="0" calcext:value-type="float">
            <text:p>0</text:p>
          </table:table-cell>
          <table:table-cell office:value-type="float" office:value="37816" calcext:value-type="float">
            <text:p>3781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0</text:p>
          </table:table-cell>
          <table:table-cell office:value-type="float" office:value="0.256209" calcext:value-type="float">
            <text:p>0.256209</text:p>
          </table:table-cell>
          <table:table-cell office:value-type="float" office:value="0.001089" calcext:value-type="float">
            <text:p>0.001089</text:p>
          </table:table-cell>
          <table:table-cell office:value-type="float" office:value="0" calcext:value-type="float">
            <text:p>0</text:p>
          </table:table-cell>
          <table:table-cell office:value-type="float" office:value="35321" calcext:value-type="float">
            <text:p>3532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1</text:p>
          </table:table-cell>
          <table:table-cell office:value-type="float" office:value="0.378344" calcext:value-type="float">
            <text:p>0.378344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" calcext:value-type="float">
            <text:p>0</text:p>
          </table:table-cell>
          <table:table-cell office:value-type="float" office:value="34972" calcext:value-type="float">
            <text:p>349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2</text:p>
          </table:table-cell>
          <table:table-cell office:value-type="float" office:value="0.198326" calcext:value-type="float">
            <text:p>0.198326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" calcext:value-type="float">
            <text:p>0</text:p>
          </table:table-cell>
          <table:table-cell office:value-type="float" office:value="35750" calcext:value-type="float">
            <text:p>3575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3</text:p>
          </table:table-cell>
          <table:table-cell office:value-type="float" office:value="0.307517" calcext:value-type="float">
            <text:p>0.307517</text:p>
          </table:table-cell>
          <table:table-cell office:value-type="float" office:value="0.000873" calcext:value-type="float">
            <text:p>0.000873</text:p>
          </table:table-cell>
          <table:table-cell office:value-type="float" office:value="0" calcext:value-type="float">
            <text:p>0</text:p>
          </table:table-cell>
          <table:table-cell office:value-type="float" office:value="33140" calcext:value-type="float">
            <text:p>3314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4</text:p>
          </table:table-cell>
          <table:table-cell office:value-type="float" office:value="0.260233" calcext:value-type="float">
            <text:p>0.260233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" calcext:value-type="float">
            <text:p>0</text:p>
          </table:table-cell>
          <table:table-cell office:value-type="float" office:value="34494" calcext:value-type="float">
            <text:p>3449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5</text:p>
          </table:table-cell>
          <table:table-cell office:value-type="float" office:value="0.446232" calcext:value-type="float">
            <text:p>0.44623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" calcext:value-type="float">
            <text:p>0</text:p>
          </table:table-cell>
          <table:table-cell office:value-type="float" office:value="28948" calcext:value-type="float">
            <text:p>2894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6</text:p>
          </table:table-cell>
          <table:table-cell office:value-type="float" office:value="1.127441" calcext:value-type="float">
            <text:p>1.127441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" calcext:value-type="float">
            <text:p>0</text:p>
          </table:table-cell>
          <table:table-cell office:value-type="float" office:value="32822" calcext:value-type="float">
            <text:p>328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7</text:p>
          </table:table-cell>
          <table:table-cell office:value-type="float" office:value="0.658629" calcext:value-type="float">
            <text:p>0.658629</text:p>
          </table:table-cell>
          <table:table-cell office:value-type="float" office:value="0.001234" calcext:value-type="float">
            <text:p>0.001234</text:p>
          </table:table-cell>
          <table:table-cell office:value-type="float" office:value="0" calcext:value-type="float">
            <text:p>0</text:p>
          </table:table-cell>
          <table:table-cell office:value-type="float" office:value="39830" calcext:value-type="float">
            <text:p>39830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8</text:p>
          </table:table-cell>
          <table:table-cell office:value-type="float" office:value="0.518548" calcext:value-type="float">
            <text:p>0.518548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" calcext:value-type="float">
            <text:p>0</text:p>
          </table:table-cell>
          <table:table-cell office:value-type="float" office:value="36732" calcext:value-type="float">
            <text:p>3673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29</text:p>
          </table:table-cell>
          <table:table-cell office:value-type="float" office:value="0.34243" calcext:value-type="float">
            <text:p>0.34243</text:p>
          </table:table-cell>
          <table:table-cell office:value-type="float" office:value="0.000872" calcext:value-type="float">
            <text:p>0.000872</text:p>
          </table:table-cell>
          <table:table-cell office:value-type="float" office:value="0" calcext:value-type="float">
            <text:p>0</text:p>
          </table:table-cell>
          <table:table-cell office:value-type="float" office:value="29366" calcext:value-type="float">
            <text:p>2936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0</text:p>
          </table:table-cell>
          <table:table-cell office:value-type="float" office:value="1.079125" calcext:value-type="float">
            <text:p>1.079125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0" calcext:value-type="float">
            <text:p>0</text:p>
          </table:table-cell>
          <table:table-cell office:value-type="float" office:value="33239" calcext:value-type="float">
            <text:p>3323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1</text:p>
          </table:table-cell>
          <table:table-cell office:value-type="float" office:value="1.096777" calcext:value-type="float">
            <text:p>1.096777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" calcext:value-type="float">
            <text:p>0</text:p>
          </table:table-cell>
          <table:table-cell office:value-type="float" office:value="34063" calcext:value-type="float">
            <text:p>3406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2</text:p>
          </table:table-cell>
          <table:table-cell office:value-type="float" office:value="0.621864" calcext:value-type="float">
            <text:p>0.621864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" calcext:value-type="float">
            <text:p>0</text:p>
          </table:table-cell>
          <table:table-cell office:value-type="float" office:value="32521" calcext:value-type="float">
            <text:p>3252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3</text:p>
          </table:table-cell>
          <table:table-cell office:value-type="float" office:value="0.453105" calcext:value-type="float">
            <text:p>0.453105</text:p>
          </table:table-cell>
          <table:table-cell office:value-type="float" office:value="0.001259" calcext:value-type="float">
            <text:p>0.001259</text:p>
          </table:table-cell>
          <table:table-cell office:value-type="float" office:value="0" calcext:value-type="float">
            <text:p>0</text:p>
          </table:table-cell>
          <table:table-cell office:value-type="float" office:value="38269" calcext:value-type="float">
            <text:p>38269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4</text:p>
          </table:table-cell>
          <table:table-cell office:value-type="float" office:value="0.237371" calcext:value-type="float">
            <text:p>0.237371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" calcext:value-type="float">
            <text:p>0</text:p>
          </table:table-cell>
          <table:table-cell office:value-type="float" office:value="32194" calcext:value-type="float">
            <text:p>3219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5</text:p>
          </table:table-cell>
          <table:table-cell office:value-type="float" office:value="0.528644" calcext:value-type="float">
            <text:p>0.528644</text:p>
          </table:table-cell>
          <table:table-cell office:value-type="float" office:value="0.000647" calcext:value-type="float">
            <text:p>0.000647</text:p>
          </table:table-cell>
          <table:table-cell office:value-type="float" office:value="0" calcext:value-type="float">
            <text:p>0</text:p>
          </table:table-cell>
          <table:table-cell office:value-type="float" office:value="26445" calcext:value-type="float">
            <text:p>2644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6</text:p>
          </table:table-cell>
          <table:table-cell office:value-type="float" office:value="0.454035" calcext:value-type="float">
            <text:p>0.454035</text:p>
          </table:table-cell>
          <table:table-cell office:value-type="float" office:value="0.000857" calcext:value-type="float">
            <text:p>0.000857</text:p>
          </table:table-cell>
          <table:table-cell office:value-type="float" office:value="0" calcext:value-type="float">
            <text:p>0</text:p>
          </table:table-cell>
          <table:table-cell office:value-type="float" office:value="33170" calcext:value-type="float">
            <text:p>3317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7</text:p>
          </table:table-cell>
          <table:table-cell office:value-type="float" office:value="0.306065" calcext:value-type="float">
            <text:p>0.306065</text:p>
          </table:table-cell>
          <table:table-cell office:value-type="float" office:value="0.000727" calcext:value-type="float">
            <text:p>0.000727</text:p>
          </table:table-cell>
          <table:table-cell office:value-type="float" office:value="0" calcext:value-type="float">
            <text:p>0</text:p>
          </table:table-cell>
          <table:table-cell office:value-type="float" office:value="26343" calcext:value-type="float">
            <text:p>2634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8</text:p>
          </table:table-cell>
          <table:table-cell office:value-type="float" office:value="0.983185" calcext:value-type="float">
            <text:p>0.983185</text:p>
          </table:table-cell>
          <table:table-cell office:value-type="float" office:value="0.00082" calcext:value-type="float">
            <text:p>0.00082</text:p>
          </table:table-cell>
          <table:table-cell office:value-type="float" office:value="0" calcext:value-type="float">
            <text:p>0</text:p>
          </table:table-cell>
          <table:table-cell office:value-type="float" office:value="28242" calcext:value-type="float">
            <text:p>2824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39</text:p>
          </table:table-cell>
          <table:table-cell office:value-type="float" office:value="0.663272" calcext:value-type="float">
            <text:p>0.66327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" calcext:value-type="float">
            <text:p>0</text:p>
          </table:table-cell>
          <table:table-cell office:value-type="float" office:value="34818" calcext:value-type="float">
            <text:p>348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0</text:p>
          </table:table-cell>
          <table:table-cell office:value-type="float" office:value="0.357917" calcext:value-type="float">
            <text:p>0.357917</text:p>
          </table:table-cell>
          <table:table-cell office:value-type="float" office:value="0.000806" calcext:value-type="float">
            <text:p>0.000806</text:p>
          </table:table-cell>
          <table:table-cell office:value-type="float" office:value="0" calcext:value-type="float">
            <text:p>0</text:p>
          </table:table-cell>
          <table:table-cell office:value-type="float" office:value="29732" calcext:value-type="float">
            <text:p>2973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1</text:p>
          </table:table-cell>
          <table:table-cell office:value-type="float" office:value="0.258737" calcext:value-type="float">
            <text:p>0.258737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" calcext:value-type="float">
            <text:p>0</text:p>
          </table:table-cell>
          <table:table-cell office:value-type="float" office:value="41618" calcext:value-type="float">
            <text:p>4161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2</text:p>
          </table:table-cell>
          <table:table-cell office:value-type="float" office:value="0.320674" calcext:value-type="float">
            <text:p>0.320674</text:p>
          </table:table-cell>
          <table:table-cell office:value-type="float" office:value="0.000962" calcext:value-type="float">
            <text:p>0.000962</text:p>
          </table:table-cell>
          <table:table-cell office:value-type="float" office:value="0" calcext:value-type="float">
            <text:p>0</text:p>
          </table:table-cell>
          <table:table-cell office:value-type="float" office:value="31055" calcext:value-type="float">
            <text:p>3105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3</text:p>
          </table:table-cell>
          <table:table-cell office:value-type="float" office:value="0.493015" calcext:value-type="float">
            <text:p>0.493015</text:p>
          </table:table-cell>
          <table:table-cell office:value-type="float" office:value="0.0009" calcext:value-type="float">
            <text:p>0.0009</text:p>
          </table:table-cell>
          <table:table-cell office:value-type="float" office:value="0" calcext:value-type="float">
            <text:p>0</text:p>
          </table:table-cell>
          <table:table-cell office:value-type="float" office:value="26812" calcext:value-type="float">
            <text:p>268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4</text:p>
          </table:table-cell>
          <table:table-cell office:value-type="float" office:value="0.319046" calcext:value-type="float">
            <text:p>0.319046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0" calcext:value-type="float">
            <text:p>0</text:p>
          </table:table-cell>
          <table:table-cell office:value-type="float" office:value="33856" calcext:value-type="float">
            <text:p>33856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5</text:p>
          </table:table-cell>
          <table:table-cell office:value-type="float" office:value="0.38574" calcext:value-type="float">
            <text:p>0.38574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" calcext:value-type="float">
            <text:p>0</text:p>
          </table:table-cell>
          <table:table-cell office:value-type="float" office:value="42837" calcext:value-type="float">
            <text:p>428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6</text:p>
          </table:table-cell>
          <table:table-cell office:value-type="float" office:value="0.247446" calcext:value-type="float">
            <text:p>0.247446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" calcext:value-type="float">
            <text:p>0</text:p>
          </table:table-cell>
          <table:table-cell office:value-type="float" office:value="37117" calcext:value-type="float">
            <text:p>3711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7</text:p>
          </table:table-cell>
          <table:table-cell office:value-type="float" office:value="0.265497" calcext:value-type="float">
            <text:p>0.265497</text:p>
          </table:table-cell>
          <table:table-cell office:value-type="float" office:value="0.001394" calcext:value-type="float">
            <text:p>0.001394</text:p>
          </table:table-cell>
          <table:table-cell office:value-type="float" office:value="0" calcext:value-type="float">
            <text:p>0</text:p>
          </table:table-cell>
          <table:table-cell office:value-type="float" office:value="42346" calcext:value-type="float">
            <text:p>4234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8</text:p>
          </table:table-cell>
          <table:table-cell office:value-type="float" office:value="0.468192" calcext:value-type="float">
            <text:p>0.468192</text:p>
          </table:table-cell>
          <table:table-cell office:value-type="float" office:value="0.000858" calcext:value-type="float">
            <text:p>0.000858</text:p>
          </table:table-cell>
          <table:table-cell office:value-type="float" office:value="0" calcext:value-type="float">
            <text:p>0</text:p>
          </table:table-cell>
          <table:table-cell office:value-type="float" office:value="33068" calcext:value-type="float">
            <text:p>3306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49</text:p>
          </table:table-cell>
          <table:table-cell office:value-type="float" office:value="1.055418" calcext:value-type="float">
            <text:p>1.055418</text:p>
          </table:table-cell>
          <table:table-cell office:value-type="float" office:value="0.003548" calcext:value-type="float">
            <text:p>0.003548</text:p>
          </table:table-cell>
          <table:table-cell office:value-type="float" office:value="0" calcext:value-type="float">
            <text:p>0</text:p>
          </table:table-cell>
          <table:table-cell office:value-type="float" office:value="30064" calcext:value-type="float">
            <text:p>30064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0</text:p>
          </table:table-cell>
          <table:table-cell office:value-type="float" office:value="0.598991" calcext:value-type="float">
            <text:p>0.598991</text:p>
          </table:table-cell>
          <table:table-cell office:value-type="float" office:value="0.004236" calcext:value-type="float">
            <text:p>0.004236</text:p>
          </table:table-cell>
          <table:table-cell office:value-type="float" office:value="0" calcext:value-type="float">
            <text:p>0</text:p>
          </table:table-cell>
          <table:table-cell office:value-type="float" office:value="39882" calcext:value-type="float">
            <text:p>39882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1</text:p>
          </table:table-cell>
          <table:table-cell office:value-type="float" office:value="0.597516" calcext:value-type="float">
            <text:p>0.597516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" calcext:value-type="float">
            <text:p>0</text:p>
          </table:table-cell>
          <table:table-cell office:value-type="float" office:value="33970" calcext:value-type="float">
            <text:p>3397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2</text:p>
          </table:table-cell>
          <table:table-cell office:value-type="float" office:value="0.303443" calcext:value-type="float">
            <text:p>0.303443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" calcext:value-type="float">
            <text:p>0</text:p>
          </table:table-cell>
          <table:table-cell office:value-type="float" office:value="33379" calcext:value-type="float">
            <text:p>33379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3</text:p>
          </table:table-cell>
          <table:table-cell office:value-type="float" office:value="0.387126" calcext:value-type="float">
            <text:p>0.387126</text:p>
          </table:table-cell>
          <table:table-cell office:value-type="float" office:value="0.002611" calcext:value-type="float">
            <text:p>0.002611</text:p>
          </table:table-cell>
          <table:table-cell office:value-type="float" office:value="0" calcext:value-type="float">
            <text:p>0</text:p>
          </table:table-cell>
          <table:table-cell office:value-type="float" office:value="26346" calcext:value-type="float">
            <text:p>2634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4</text:p>
          </table:table-cell>
          <table:table-cell office:value-type="float" office:value="0.337224" calcext:value-type="float">
            <text:p>0.337224</text:p>
          </table:table-cell>
          <table:table-cell office:value-type="float" office:value="0.001762" calcext:value-type="float">
            <text:p>0.001762</text:p>
          </table:table-cell>
          <table:table-cell office:value-type="float" office:value="0" calcext:value-type="float">
            <text:p>0</text:p>
          </table:table-cell>
          <table:table-cell office:value-type="float" office:value="39660" calcext:value-type="float">
            <text:p>39660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5</text:p>
          </table:table-cell>
          <table:table-cell office:value-type="float" office:value="0.485623" calcext:value-type="float">
            <text:p>0.485623</text:p>
          </table:table-cell>
          <table:table-cell office:value-type="float" office:value="0.000738" calcext:value-type="float">
            <text:p>0.000738</text:p>
          </table:table-cell>
          <table:table-cell office:value-type="float" office:value="0" calcext:value-type="float">
            <text:p>0</text:p>
          </table:table-cell>
          <table:table-cell office:value-type="float" office:value="25930" calcext:value-type="float">
            <text:p>2593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6</text:p>
          </table:table-cell>
          <table:table-cell office:value-type="float" office:value="0.764852" calcext:value-type="float">
            <text:p>0.764852</text:p>
          </table:table-cell>
          <table:table-cell office:value-type="float" office:value="0.000582" calcext:value-type="float">
            <text:p>0.000582</text:p>
          </table:table-cell>
          <table:table-cell office:value-type="float" office:value="0" calcext:value-type="float">
            <text:p>0</text:p>
          </table:table-cell>
          <table:table-cell office:value-type="float" office:value="23916" calcext:value-type="float">
            <text:p>2391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7</text:p>
          </table:table-cell>
          <table:table-cell office:value-type="float" office:value="0.422717" calcext:value-type="float">
            <text:p>0.422717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" calcext:value-type="float">
            <text:p>0</text:p>
          </table:table-cell>
          <table:table-cell office:value-type="float" office:value="27256" calcext:value-type="float">
            <text:p>2725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8</text:p>
          </table:table-cell>
          <table:table-cell office:value-type="float" office:value="0.325341" calcext:value-type="float">
            <text:p>0.325341</text:p>
          </table:table-cell>
          <table:table-cell office:value-type="float" office:value="0.005885" calcext:value-type="float">
            <text:p>0.005885</text:p>
          </table:table-cell>
          <table:table-cell office:value-type="float" office:value="0" calcext:value-type="float">
            <text:p>0</text:p>
          </table:table-cell>
          <table:table-cell office:value-type="float" office:value="39174" calcext:value-type="float">
            <text:p>3917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5:59</text:p>
          </table:table-cell>
          <table:table-cell office:value-type="float" office:value="0.26305" calcext:value-type="float">
            <text:p>0.26305</text:p>
          </table:table-cell>
          <table:table-cell office:value-type="float" office:value="0.000811" calcext:value-type="float">
            <text:p>0.000811</text:p>
          </table:table-cell>
          <table:table-cell office:value-type="float" office:value="0" calcext:value-type="float">
            <text:p>0</text:p>
          </table:table-cell>
          <table:table-cell office:value-type="float" office:value="26031" calcext:value-type="float">
            <text:p>26031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0</text:p>
          </table:table-cell>
          <table:table-cell office:value-type="float" office:value="0.217076" calcext:value-type="float">
            <text:p>0.217076</text:p>
          </table:table-cell>
          <table:table-cell office:value-type="float" office:value="0.000728" calcext:value-type="float">
            <text:p>0.000728</text:p>
          </table:table-cell>
          <table:table-cell office:value-type="float" office:value="0" calcext:value-type="float">
            <text:p>0</text:p>
          </table:table-cell>
          <table:table-cell office:value-type="float" office:value="30048" calcext:value-type="float">
            <text:p>30048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1</text:p>
          </table:table-cell>
          <table:table-cell office:value-type="float" office:value="0.285504" calcext:value-type="float">
            <text:p>0.285504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0" calcext:value-type="float">
            <text:p>0</text:p>
          </table:table-cell>
          <table:table-cell office:value-type="float" office:value="32405" calcext:value-type="float">
            <text:p>3240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2</text:p>
          </table:table-cell>
          <table:table-cell office:value-type="float" office:value="0.30101" calcext:value-type="float">
            <text:p>0.30101</text:p>
          </table:table-cell>
          <table:table-cell office:value-type="float" office:value="0.000902" calcext:value-type="float">
            <text:p>0.000902</text:p>
          </table:table-cell>
          <table:table-cell office:value-type="float" office:value="0" calcext:value-type="float">
            <text:p>0</text:p>
          </table:table-cell>
          <table:table-cell office:value-type="float" office:value="33459" calcext:value-type="float">
            <text:p>33459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3</text:p>
          </table:table-cell>
          <table:table-cell office:value-type="float" office:value="0.274205" calcext:value-type="float">
            <text:p>0.274205</text:p>
          </table:table-cell>
          <table:table-cell office:value-type="float" office:value="0.001314" calcext:value-type="float">
            <text:p>0.001314</text:p>
          </table:table-cell>
          <table:table-cell office:value-type="float" office:value="0" calcext:value-type="float">
            <text:p>0</text:p>
          </table:table-cell>
          <table:table-cell office:value-type="float" office:value="46176" calcext:value-type="float">
            <text:p>46176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4</text:p>
          </table:table-cell>
          <table:table-cell office:value-type="float" office:value="0.239972" calcext:value-type="float">
            <text:p>0.239972</text:p>
          </table:table-cell>
          <table:table-cell office:value-type="float" office:value="0.000541" calcext:value-type="float">
            <text:p>0.000541</text:p>
          </table:table-cell>
          <table:table-cell office:value-type="float" office:value="0" calcext:value-type="float">
            <text:p>0</text:p>
          </table:table-cell>
          <table:table-cell office:value-type="float" office:value="22812" calcext:value-type="float">
            <text:p>22812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5</text:p>
          </table:table-cell>
          <table:table-cell office:value-type="float" office:value="0.190964" calcext:value-type="float">
            <text:p>0.190964</text:p>
          </table:table-cell>
          <table:table-cell office:value-type="float" office:value="0.00086" calcext:value-type="float">
            <text:p>0.00086</text:p>
          </table:table-cell>
          <table:table-cell office:value-type="float" office:value="0" calcext:value-type="float">
            <text:p>0</text:p>
          </table:table-cell>
          <table:table-cell office:value-type="float" office:value="35957" calcext:value-type="float">
            <text:p>3595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6</text:p>
          </table:table-cell>
          <table:table-cell office:value-type="float" office:value="0.287858" calcext:value-type="float">
            <text:p>0.287858</text:p>
          </table:table-cell>
          <table:table-cell office:value-type="float" office:value="0.000876" calcext:value-type="float">
            <text:p>0.000876</text:p>
          </table:table-cell>
          <table:table-cell office:value-type="float" office:value="0" calcext:value-type="float">
            <text:p>0</text:p>
          </table:table-cell>
          <table:table-cell office:value-type="float" office:value="37799" calcext:value-type="float">
            <text:p>3779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7</text:p>
          </table:table-cell>
          <table:table-cell office:value-type="float" office:value="0.204596" calcext:value-type="float">
            <text:p>0.204596</text:p>
          </table:table-cell>
          <table:table-cell office:value-type="float" office:value="0.001309" calcext:value-type="float">
            <text:p>0.001309</text:p>
          </table:table-cell>
          <table:table-cell office:value-type="float" office:value="0" calcext:value-type="float">
            <text:p>0</text:p>
          </table:table-cell>
          <table:table-cell office:value-type="float" office:value="47697" calcext:value-type="float">
            <text:p>4769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8</text:p>
          </table:table-cell>
          <table:table-cell office:value-type="float" office:value="0.270362" calcext:value-type="float">
            <text:p>0.270362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" calcext:value-type="float">
            <text:p>0</text:p>
          </table:table-cell>
          <table:table-cell office:value-type="float" office:value="40152" calcext:value-type="float">
            <text:p>4015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09</text:p>
          </table:table-cell>
          <table:table-cell office:value-type="float" office:value="0.340128" calcext:value-type="float">
            <text:p>0.340128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" calcext:value-type="float">
            <text:p>0</text:p>
          </table:table-cell>
          <table:table-cell office:value-type="float" office:value="47116" calcext:value-type="float">
            <text:p>4711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0</text:p>
          </table:table-cell>
          <table:table-cell office:value-type="float" office:value="0.257681" calcext:value-type="float">
            <text:p>0.257681</text:p>
          </table:table-cell>
          <table:table-cell office:value-type="float" office:value="0.002784" calcext:value-type="float">
            <text:p>0.002784</text:p>
          </table:table-cell>
          <table:table-cell office:value-type="float" office:value="0" calcext:value-type="float">
            <text:p>0</text:p>
          </table:table-cell>
          <table:table-cell office:value-type="float" office:value="50742" calcext:value-type="float">
            <text:p>5074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1</text:p>
          </table:table-cell>
          <table:table-cell office:value-type="float" office:value="0.245003" calcext:value-type="float">
            <text:p>0.245003</text:p>
          </table:table-cell>
          <table:table-cell office:value-type="float" office:value="0.002182" calcext:value-type="float">
            <text:p>0.002182</text:p>
          </table:table-cell>
          <table:table-cell office:value-type="float" office:value="0" calcext:value-type="float">
            <text:p>0</text:p>
          </table:table-cell>
          <table:table-cell office:value-type="float" office:value="58122" calcext:value-type="float">
            <text:p>5812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2</text:p>
          </table:table-cell>
          <table:table-cell office:value-type="float" office:value="0.226594" calcext:value-type="float">
            <text:p>0.226594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" calcext:value-type="float">
            <text:p>0</text:p>
          </table:table-cell>
          <table:table-cell office:value-type="float" office:value="43310" calcext:value-type="float">
            <text:p>4331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3</text:p>
          </table:table-cell>
          <table:table-cell office:value-type="float" office:value="0.26709" calcext:value-type="float">
            <text:p>0.26709</text:p>
          </table:table-cell>
          <table:table-cell office:value-type="float" office:value="0.001458" calcext:value-type="float">
            <text:p>0.001458</text:p>
          </table:table-cell>
          <table:table-cell office:value-type="float" office:value="0" calcext:value-type="float">
            <text:p>0</text:p>
          </table:table-cell>
          <table:table-cell office:value-type="float" office:value="53268" calcext:value-type="float">
            <text:p>5326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4</text:p>
          </table:table-cell>
          <table:table-cell office:value-type="float" office:value="0.307682" calcext:value-type="float">
            <text:p>0.307682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" calcext:value-type="float">
            <text:p>0</text:p>
          </table:table-cell>
          <table:table-cell office:value-type="float" office:value="38223" calcext:value-type="float">
            <text:p>3822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5</text:p>
          </table:table-cell>
          <table:table-cell office:value-type="float" office:value="0.238054" calcext:value-type="float">
            <text:p>0.238054</text:p>
          </table:table-cell>
          <table:table-cell office:value-type="float" office:value="0.001299" calcext:value-type="float">
            <text:p>0.001299</text:p>
          </table:table-cell>
          <table:table-cell office:value-type="float" office:value="0" calcext:value-type="float">
            <text:p>0</text:p>
          </table:table-cell>
          <table:table-cell office:value-type="float" office:value="48793" calcext:value-type="float">
            <text:p>48793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6</text:p>
          </table:table-cell>
          <table:table-cell office:value-type="float" office:value="0.280572" calcext:value-type="float">
            <text:p>0.280572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7</text:p>
          </table:table-cell>
          <table:table-cell office:value-type="float" office:value="0.210595" calcext:value-type="float">
            <text:p>0.210595</text:p>
          </table:table-cell>
          <table:table-cell office:value-type="float" office:value="0.000867" calcext:value-type="float">
            <text:p>0.000867</text:p>
          </table:table-cell>
          <table:table-cell office:value-type="float" office:value="0" calcext:value-type="float">
            <text:p>0</text:p>
          </table:table-cell>
          <table:table-cell office:value-type="float" office:value="35115" calcext:value-type="float">
            <text:p>35115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8</text:p>
          </table:table-cell>
          <table:table-cell office:value-type="float" office:value="0.44344" calcext:value-type="float">
            <text:p>0.44344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" calcext:value-type="float">
            <text:p>0</text:p>
          </table:table-cell>
          <table:table-cell office:value-type="float" office:value="42669" calcext:value-type="float">
            <text:p>42669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19</text:p>
          </table:table-cell>
          <table:table-cell office:value-type="float" office:value="0.958236" calcext:value-type="float">
            <text:p>0.958236</text:p>
          </table:table-cell>
          <table:table-cell office:value-type="float" office:value="0.000783" calcext:value-type="float">
            <text:p>0.000783</text:p>
          </table:table-cell>
          <table:table-cell office:value-type="float" office:value="0" calcext:value-type="float">
            <text:p>0</text:p>
          </table:table-cell>
          <table:table-cell office:value-type="float" office:value="27025" calcext:value-type="float">
            <text:p>2702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0</text:p>
          </table:table-cell>
          <table:table-cell office:value-type="float" office:value="0.690292" calcext:value-type="float">
            <text:p>0.690292</text:p>
          </table:table-cell>
          <table:table-cell office:value-type="float" office:value="0.000493" calcext:value-type="float">
            <text:p>0.000493</text:p>
          </table:table-cell>
          <table:table-cell office:value-type="float" office:value="0" calcext:value-type="float">
            <text:p>0</text:p>
          </table:table-cell>
          <table:table-cell office:value-type="float" office:value="25122" calcext:value-type="float">
            <text:p>2512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1</text:p>
          </table:table-cell>
          <table:table-cell office:value-type="float" office:value="0.179878" calcext:value-type="float">
            <text:p>0.179878</text:p>
          </table:table-cell>
          <table:table-cell office:value-type="float" office:value="0.001304" calcext:value-type="float">
            <text:p>0.001304</text:p>
          </table:table-cell>
          <table:table-cell office:value-type="float" office:value="0" calcext:value-type="float">
            <text:p>0</text:p>
          </table:table-cell>
          <table:table-cell office:value-type="float" office:value="49539" calcext:value-type="float">
            <text:p>4953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2</text:p>
          </table:table-cell>
          <table:table-cell office:value-type="float" office:value="0.181665" calcext:value-type="float">
            <text:p>0.181665</text:p>
          </table:table-cell>
          <table:table-cell office:value-type="float" office:value="0.001672" calcext:value-type="float">
            <text:p>0.001672</text:p>
          </table:table-cell>
          <table:table-cell office:value-type="float" office:value="0" calcext:value-type="float">
            <text:p>0</text:p>
          </table:table-cell>
          <table:table-cell office:value-type="float" office:value="62936" calcext:value-type="float">
            <text:p>6293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3</text:p>
          </table:table-cell>
          <table:table-cell office:value-type="float" office:value="0.165157" calcext:value-type="float">
            <text:p>0.165157</text:p>
          </table:table-cell>
          <table:table-cell office:value-type="float" office:value="0.001452" calcext:value-type="float">
            <text:p>0.001452</text:p>
          </table:table-cell>
          <table:table-cell office:value-type="float" office:value="0" calcext:value-type="float">
            <text:p>0</text:p>
          </table:table-cell>
          <table:table-cell office:value-type="float" office:value="53464" calcext:value-type="float">
            <text:p>5346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4</text:p>
          </table:table-cell>
          <table:table-cell office:value-type="float" office:value="0.177232" calcext:value-type="float">
            <text:p>0.177232</text:p>
          </table:table-cell>
          <table:table-cell office:value-type="float" office:value="0.001963" calcext:value-type="float">
            <text:p>0.001963</text:p>
          </table:table-cell>
          <table:table-cell office:value-type="float" office:value="0" calcext:value-type="float">
            <text:p>0</text:p>
          </table:table-cell>
          <table:table-cell office:value-type="float" office:value="65627" calcext:value-type="float">
            <text:p>6562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5</text:p>
          </table:table-cell>
          <table:table-cell office:value-type="float" office:value="0.189824" calcext:value-type="float">
            <text:p>0.189824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" calcext:value-type="float">
            <text:p>0</text:p>
          </table:table-cell>
          <table:table-cell office:value-type="float" office:value="36948" calcext:value-type="float">
            <text:p>3694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6</text:p>
          </table:table-cell>
          <table:table-cell office:value-type="float" office:value="0.328818" calcext:value-type="float">
            <text:p>0.328818</text:p>
          </table:table-cell>
          <table:table-cell office:value-type="float" office:value="0.0014" calcext:value-type="float">
            <text:p>0.0014</text:p>
          </table:table-cell>
          <table:table-cell office:value-type="float" office:value="0" calcext:value-type="float">
            <text:p>0</text:p>
          </table:table-cell>
          <table:table-cell office:value-type="float" office:value="52164" calcext:value-type="float">
            <text:p>52164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7</text:p>
          </table:table-cell>
          <table:table-cell office:value-type="float" office:value="0.248384" calcext:value-type="float">
            <text:p>0.248384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" calcext:value-type="float">
            <text:p>0</text:p>
          </table:table-cell>
          <table:table-cell office:value-type="float" office:value="37856" calcext:value-type="float">
            <text:p>378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8</text:p>
          </table:table-cell>
          <table:table-cell office:value-type="float" office:value="0.228928" calcext:value-type="float">
            <text:p>0.228928</text:p>
          </table:table-cell>
          <table:table-cell office:value-type="float" office:value="0.001266" calcext:value-type="float">
            <text:p>0.001266</text:p>
          </table:table-cell>
          <table:table-cell office:value-type="float" office:value="0" calcext:value-type="float">
            <text:p>0</text:p>
          </table:table-cell>
          <table:table-cell office:value-type="float" office:value="43412" calcext:value-type="float">
            <text:p>4341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29</text:p>
          </table:table-cell>
          <table:table-cell office:value-type="float" office:value="0.306458" calcext:value-type="float">
            <text:p>0.306458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" calcext:value-type="float">
            <text:p>0</text:p>
          </table:table-cell>
          <table:table-cell office:value-type="float" office:value="38097" calcext:value-type="float">
            <text:p>38097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0</text:p>
          </table:table-cell>
          <table:table-cell office:value-type="float" office:value="0.793937" calcext:value-type="float">
            <text:p>0.793937</text:p>
          </table:table-cell>
          <table:table-cell office:value-type="float" office:value="0.001129" calcext:value-type="float">
            <text:p>0.001129</text:p>
          </table:table-cell>
          <table:table-cell office:value-type="float" office:value="0" calcext:value-type="float">
            <text:p>0</text:p>
          </table:table-cell>
          <table:table-cell office:value-type="float" office:value="35869" calcext:value-type="float">
            <text:p>3586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1</text:p>
          </table:table-cell>
          <table:table-cell office:value-type="float" office:value="0.226235" calcext:value-type="float">
            <text:p>0.226235</text:p>
          </table:table-cell>
          <table:table-cell office:value-type="float" office:value="0.001755" calcext:value-type="float">
            <text:p>0.001755</text:p>
          </table:table-cell>
          <table:table-cell office:value-type="float" office:value="0" calcext:value-type="float">
            <text:p>0</text:p>
          </table:table-cell>
          <table:table-cell office:value-type="float" office:value="53843" calcext:value-type="float">
            <text:p>53843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2</text:p>
          </table:table-cell>
          <table:table-cell office:value-type="float" office:value="0.186589" calcext:value-type="float">
            <text:p>0.186589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" calcext:value-type="float">
            <text:p>0</text:p>
          </table:table-cell>
          <table:table-cell office:value-type="float" office:value="39703" calcext:value-type="float">
            <text:p>3970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3</text:p>
          </table:table-cell>
          <table:table-cell office:value-type="float" office:value="0.242623" calcext:value-type="float">
            <text:p>0.242623</text:p>
          </table:table-cell>
          <table:table-cell office:value-type="float" office:value="0.002104" calcext:value-type="float">
            <text:p>0.002104</text:p>
          </table:table-cell>
          <table:table-cell office:value-type="float" office:value="0" calcext:value-type="float">
            <text:p>0</text:p>
          </table:table-cell>
          <table:table-cell office:value-type="float" office:value="54160" calcext:value-type="float">
            <text:p>5416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4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" calcext:value-type="float">
            <text:p>0</text:p>
          </table:table-cell>
          <table:table-cell office:value-type="float" office:value="37690" calcext:value-type="float">
            <text:p>3769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5</text:p>
          </table:table-cell>
          <table:table-cell office:value-type="float" office:value="0.186647" calcext:value-type="float">
            <text:p>0.186647</text:p>
          </table:table-cell>
          <table:table-cell office:value-type="float" office:value="0.000998" calcext:value-type="float">
            <text:p>0.000998</text:p>
          </table:table-cell>
          <table:table-cell office:value-type="float" office:value="0" calcext:value-type="float">
            <text:p>0</text:p>
          </table:table-cell>
          <table:table-cell office:value-type="float" office:value="36195" calcext:value-type="float">
            <text:p>3619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6</text:p>
          </table:table-cell>
          <table:table-cell office:value-type="float" office:value="0.187802" calcext:value-type="float">
            <text:p>0.187802</text:p>
          </table:table-cell>
          <table:table-cell office:value-type="float" office:value="0.001772" calcext:value-type="float">
            <text:p>0.001772</text:p>
          </table:table-cell>
          <table:table-cell office:value-type="float" office:value="0" calcext:value-type="float">
            <text:p>0</text:p>
          </table:table-cell>
          <table:table-cell office:value-type="float" office:value="59258" calcext:value-type="float">
            <text:p>592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7</text:p>
          </table:table-cell>
          <table:table-cell office:value-type="float" office:value="0.371775" calcext:value-type="float">
            <text:p>0.371775</text:p>
          </table:table-cell>
          <table:table-cell office:value-type="float" office:value="0.001331" calcext:value-type="float">
            <text:p>0.001331</text:p>
          </table:table-cell>
          <table:table-cell office:value-type="float" office:value="0" calcext:value-type="float">
            <text:p>0</text:p>
          </table:table-cell>
          <table:table-cell office:value-type="float" office:value="42432" calcext:value-type="float">
            <text:p>4243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8</text:p>
          </table:table-cell>
          <table:table-cell office:value-type="float" office:value="0.599463" calcext:value-type="float">
            <text:p>0.599463</text:p>
          </table:table-cell>
          <table:table-cell office:value-type="float" office:value="0.001095" calcext:value-type="float">
            <text:p>0.001095</text:p>
          </table:table-cell>
          <table:table-cell office:value-type="float" office:value="0" calcext:value-type="float">
            <text:p>0</text:p>
          </table:table-cell>
          <table:table-cell office:value-type="float" office:value="34526" calcext:value-type="float">
            <text:p>34526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39</text:p>
          </table:table-cell>
          <table:table-cell office:value-type="float" office:value="0.253598" calcext:value-type="float">
            <text:p>0.253598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" calcext:value-type="float">
            <text:p>0</text:p>
          </table:table-cell>
          <table:table-cell office:value-type="float" office:value="35015" calcext:value-type="float">
            <text:p>3501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0</text:p>
          </table:table-cell>
          <table:table-cell office:value-type="float" office:value="0.295847" calcext:value-type="float">
            <text:p>0.295847</text:p>
          </table:table-cell>
          <table:table-cell office:value-type="float" office:value="0.000931" calcext:value-type="float">
            <text:p>0.000931</text:p>
          </table:table-cell>
          <table:table-cell office:value-type="float" office:value="0" calcext:value-type="float">
            <text:p>0</text:p>
          </table:table-cell>
          <table:table-cell office:value-type="float" office:value="34952" calcext:value-type="float">
            <text:p>3495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1</text:p>
          </table:table-cell>
          <table:table-cell office:value-type="float" office:value="0.249635" calcext:value-type="float">
            <text:p>0.249635</text:p>
          </table:table-cell>
          <table:table-cell office:value-type="float" office:value="0.000965" calcext:value-type="float">
            <text:p>0.000965</text:p>
          </table:table-cell>
          <table:table-cell office:value-type="float" office:value="0" calcext:value-type="float">
            <text:p>0</text:p>
          </table:table-cell>
          <table:table-cell office:value-type="float" office:value="34520" calcext:value-type="float">
            <text:p>345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2</text:p>
          </table:table-cell>
          <table:table-cell office:value-type="float" office:value="0.218192" calcext:value-type="float">
            <text:p>0.218192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" calcext:value-type="float">
            <text:p>0</text:p>
          </table:table-cell>
          <table:table-cell office:value-type="float" office:value="39837" calcext:value-type="float">
            <text:p>3983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3</text:p>
          </table:table-cell>
          <table:table-cell office:value-type="float" office:value="0.28672" calcext:value-type="float">
            <text:p>0.28672</text:p>
          </table:table-cell>
          <table:table-cell office:value-type="float" office:value="0.005256" calcext:value-type="float">
            <text:p>0.005256</text:p>
          </table:table-cell>
          <table:table-cell office:value-type="float" office:value="0" calcext:value-type="float">
            <text:p>0</text:p>
          </table:table-cell>
          <table:table-cell office:value-type="float" office:value="42470" calcext:value-type="float">
            <text:p>4247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4</text:p>
          </table:table-cell>
          <table:table-cell office:value-type="float" office:value="0.418995" calcext:value-type="float">
            <text:p>0.418995</text:p>
          </table:table-cell>
          <table:table-cell office:value-type="float" office:value="0.003385" calcext:value-type="float">
            <text:p>0.003385</text:p>
          </table:table-cell>
          <table:table-cell office:value-type="float" office:value="0" calcext:value-type="float">
            <text:p>0</text:p>
          </table:table-cell>
          <table:table-cell office:value-type="float" office:value="33250" calcext:value-type="float">
            <text:p>332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5</text:p>
          </table:table-cell>
          <table:table-cell office:value-type="float" office:value="0.328938" calcext:value-type="float">
            <text:p>0.328938</text:p>
          </table:table-cell>
          <table:table-cell office:value-type="float" office:value="0.001363" calcext:value-type="float">
            <text:p>0.001363</text:p>
          </table:table-cell>
          <table:table-cell office:value-type="float" office:value="0" calcext:value-type="float">
            <text:p>0</text:p>
          </table:table-cell>
          <table:table-cell office:value-type="float" office:value="48254" calcext:value-type="float">
            <text:p>4825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6</text:p>
          </table:table-cell>
          <table:table-cell office:value-type="float" office:value="0.730937" calcext:value-type="float">
            <text:p>0.730937</text:p>
          </table:table-cell>
          <table:table-cell office:value-type="float" office:value="0.01575" calcext:value-type="float">
            <text:p>0.01575</text:p>
          </table:table-cell>
          <table:table-cell office:value-type="float" office:value="0" calcext:value-type="float">
            <text:p>0</text:p>
          </table:table-cell>
          <table:table-cell office:value-type="float" office:value="36761" calcext:value-type="float">
            <text:p>3676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7</text:p>
          </table:table-cell>
          <table:table-cell office:value-type="float" office:value="0.501458" calcext:value-type="float">
            <text:p>0.501458</text:p>
          </table:table-cell>
          <table:table-cell office:value-type="float" office:value="0.00153" calcext:value-type="float">
            <text:p>0.00153</text:p>
          </table:table-cell>
          <table:table-cell office:value-type="float" office:value="0" calcext:value-type="float">
            <text:p>0</text:p>
          </table:table-cell>
          <table:table-cell office:value-type="float" office:value="39201" calcext:value-type="float">
            <text:p>3920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8</text:p>
          </table:table-cell>
          <table:table-cell office:value-type="float" office:value="0.414379" calcext:value-type="float">
            <text:p>0.414379</text:p>
          </table:table-cell>
          <table:table-cell office:value-type="float" office:value="0.001715" calcext:value-type="float">
            <text:p>0.001715</text:p>
          </table:table-cell>
          <table:table-cell office:value-type="float" office:value="0" calcext:value-type="float">
            <text:p>0</text:p>
          </table:table-cell>
          <table:table-cell office:value-type="float" office:value="43392" calcext:value-type="float">
            <text:p>4339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49</text:p>
          </table:table-cell>
          <table:table-cell office:value-type="float" office:value="0.243574" calcext:value-type="float">
            <text:p>0.243574</text:p>
          </table:table-cell>
          <table:table-cell office:value-type="float" office:value="0.001313" calcext:value-type="float">
            <text:p>0.001313</text:p>
          </table:table-cell>
          <table:table-cell office:value-type="float" office:value="0" calcext:value-type="float">
            <text:p>0</text:p>
          </table:table-cell>
          <table:table-cell office:value-type="float" office:value="40609" calcext:value-type="float">
            <text:p>40609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0</text:p>
          </table:table-cell>
          <table:table-cell office:value-type="float" office:value="0.767378" calcext:value-type="float">
            <text:p>0.767378</text:p>
          </table:table-cell>
          <table:table-cell office:value-type="float" office:value="0.000861" calcext:value-type="float">
            <text:p>0.000861</text:p>
          </table:table-cell>
          <table:table-cell office:value-type="float" office:value="0" calcext:value-type="float">
            <text:p>0</text:p>
          </table:table-cell>
          <table:table-cell office:value-type="float" office:value="40127" calcext:value-type="float">
            <text:p>40127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1</text:p>
          </table:table-cell>
          <table:table-cell office:value-type="float" office:value="0.269201" calcext:value-type="float">
            <text:p>0.269201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" calcext:value-type="float">
            <text:p>0</text:p>
          </table:table-cell>
          <table:table-cell office:value-type="float" office:value="43783" calcext:value-type="float">
            <text:p>4378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2</text:p>
          </table:table-cell>
          <table:table-cell office:value-type="float" office:value="0.270246" calcext:value-type="float">
            <text:p>0.270246</text:p>
          </table:table-cell>
          <table:table-cell office:value-type="float" office:value="0.00123" calcext:value-type="float">
            <text:p>0.00123</text:p>
          </table:table-cell>
          <table:table-cell office:value-type="float" office:value="0" calcext:value-type="float">
            <text:p>0</text:p>
          </table:table-cell>
          <table:table-cell office:value-type="float" office:value="36955" calcext:value-type="float">
            <text:p>3695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3</text:p>
          </table:table-cell>
          <table:table-cell office:value-type="float" office:value="0.195785" calcext:value-type="float">
            <text:p>0.195785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" calcext:value-type="float">
            <text:p>0</text:p>
          </table:table-cell>
          <table:table-cell office:value-type="float" office:value="27743" calcext:value-type="float">
            <text:p>27743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4</text:p>
          </table:table-cell>
          <table:table-cell office:value-type="float" office:value="0.173461" calcext:value-type="float">
            <text:p>0.173461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0" calcext:value-type="float">
            <text:p>0</text:p>
          </table:table-cell>
          <table:table-cell office:value-type="float" office:value="40423" calcext:value-type="float">
            <text:p>4042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5</text:p>
          </table:table-cell>
          <table:table-cell office:value-type="float" office:value="0.218605" calcext:value-type="float">
            <text:p>0.218605</text:p>
          </table:table-cell>
          <table:table-cell office:value-type="float" office:value="0.00111" calcext:value-type="float">
            <text:p>0.00111</text:p>
          </table:table-cell>
          <table:table-cell office:value-type="float" office:value="0" calcext:value-type="float">
            <text:p>0</text:p>
          </table:table-cell>
          <table:table-cell office:value-type="float" office:value="41969" calcext:value-type="float">
            <text:p>419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6</text:p>
          </table:table-cell>
          <table:table-cell office:value-type="float" office:value="0.185134" calcext:value-type="float">
            <text:p>0.185134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0" calcext:value-type="float">
            <text:p>0</text:p>
          </table:table-cell>
          <table:table-cell office:value-type="float" office:value="35942" calcext:value-type="float">
            <text:p>3594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7</text:p>
          </table:table-cell>
          <table:table-cell office:value-type="float" office:value="0.258893" calcext:value-type="float">
            <text:p>0.258893</text:p>
          </table:table-cell>
          <table:table-cell office:value-type="float" office:value="0.000999" calcext:value-type="float">
            <text:p>0.000999</text:p>
          </table:table-cell>
          <table:table-cell office:value-type="float" office:value="0" calcext:value-type="float">
            <text:p>0</text:p>
          </table:table-cell>
          <table:table-cell office:value-type="float" office:value="33300" calcext:value-type="float">
            <text:p>33300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8</text:p>
          </table:table-cell>
          <table:table-cell office:value-type="float" office:value="0.211715" calcext:value-type="float">
            <text:p>0.211715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" calcext:value-type="float">
            <text:p>0</text:p>
          </table:table-cell>
          <table:table-cell office:value-type="float" office:value="36576" calcext:value-type="float">
            <text:p>365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6:59</text:p>
          </table:table-cell>
          <table:table-cell office:value-type="float" office:value="0.218103" calcext:value-type="float">
            <text:p>0.218103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0" calcext:value-type="float">
            <text:p>0</text:p>
          </table:table-cell>
          <table:table-cell office:value-type="float" office:value="33906" calcext:value-type="float">
            <text:p>3390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0</text:p>
          </table:table-cell>
          <table:table-cell office:value-type="float" office:value="0.194495" calcext:value-type="float">
            <text:p>0.194495</text:p>
          </table:table-cell>
          <table:table-cell office:value-type="float" office:value="0.001342" calcext:value-type="float">
            <text:p>0.001342</text:p>
          </table:table-cell>
          <table:table-cell office:value-type="float" office:value="0" calcext:value-type="float">
            <text:p>0</text:p>
          </table:table-cell>
          <table:table-cell office:value-type="float" office:value="47104" calcext:value-type="float">
            <text:p>4710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1</text:p>
          </table:table-cell>
          <table:table-cell office:value-type="float" office:value="0.198324" calcext:value-type="float">
            <text:p>0.198324</text:p>
          </table:table-cell>
          <table:table-cell office:value-type="float" office:value="0.001242" calcext:value-type="float">
            <text:p>0.001242</text:p>
          </table:table-cell>
          <table:table-cell office:value-type="float" office:value="0" calcext:value-type="float">
            <text:p>0</text:p>
          </table:table-cell>
          <table:table-cell office:value-type="float" office:value="44363" calcext:value-type="float">
            <text:p>44363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2</text:p>
          </table:table-cell>
          <table:table-cell office:value-type="float" office:value="0.215991" calcext:value-type="float">
            <text:p>0.215991</text:p>
          </table:table-cell>
          <table:table-cell office:value-type="float" office:value="0.001292" calcext:value-type="float">
            <text:p>0.001292</text:p>
          </table:table-cell>
          <table:table-cell office:value-type="float" office:value="0" calcext:value-type="float">
            <text:p>0</text:p>
          </table:table-cell>
          <table:table-cell office:value-type="float" office:value="41266" calcext:value-type="float">
            <text:p>4126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3</text:p>
          </table:table-cell>
          <table:table-cell office:value-type="float" office:value="0.320372" calcext:value-type="float">
            <text:p>0.320372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0" calcext:value-type="float">
            <text:p>0</text:p>
          </table:table-cell>
          <table:table-cell office:value-type="float" office:value="39492" calcext:value-type="float">
            <text:p>39492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4</text:p>
          </table:table-cell>
          <table:table-cell office:value-type="float" office:value="0.393256" calcext:value-type="float">
            <text:p>0.393256</text:p>
          </table:table-cell>
          <table:table-cell office:value-type="float" office:value="0.000855" calcext:value-type="float">
            <text:p>0.000855</text:p>
          </table:table-cell>
          <table:table-cell office:value-type="float" office:value="0" calcext:value-type="float">
            <text:p>0</text:p>
          </table:table-cell>
          <table:table-cell office:value-type="float" office:value="33451" calcext:value-type="float">
            <text:p>3345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5</text:p>
          </table:table-cell>
          <table:table-cell office:value-type="float" office:value="0.242513" calcext:value-type="float">
            <text:p>0.242513</text:p>
          </table:table-cell>
          <table:table-cell office:value-type="float" office:value="0.001282" calcext:value-type="float">
            <text:p>0.001282</text:p>
          </table:table-cell>
          <table:table-cell office:value-type="float" office:value="0" calcext:value-type="float">
            <text:p>0</text:p>
          </table:table-cell>
          <table:table-cell office:value-type="float" office:value="39444" calcext:value-type="float">
            <text:p>39444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6</text:p>
          </table:table-cell>
          <table:table-cell office:value-type="float" office:value="0.200951" calcext:value-type="float">
            <text:p>0.200951</text:p>
          </table:table-cell>
          <table:table-cell office:value-type="float" office:value="0.001093" calcext:value-type="float">
            <text:p>0.001093</text:p>
          </table:table-cell>
          <table:table-cell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2017-11-20</text:p>
          </table:table-cell>
          <table:table-cell office:value-type="string" calcext:value-type="string">
            <text:p>00:07:07</text:p>
          </table:table-cell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9T19:13:21.818614592</dc:date>
    <meta:editing-duration>PT5M6S</meta:editing-duration>
    <meta:editing-cycles>1</meta:editing-cycles>
    <meta:document-statistic meta:table-count="1" meta:cell-count="2457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11" style:family="chart" style:data-style-name="N0">
      <style:chart-properties chart:symbol-type="named-symbol" chart:symbol-name="diamond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title svg:x="5.8cm" svg:y="0.315cm" chart:style-name="ch2">
          <text:p>Test251, scattergram</text:p>
        </chart:title>
        <chart:legend chart:legend-position="end" svg:x="12.301cm" svg:y="3.782cm" style:legend-expansion="high" chart:style-name="ch3"/>
        <chart:plot-area chart:style-name="ch4" table:cell-range-address="test251.G1:test251.G104 test251.C1:test251.D104" chart:data-source-has-labels="row" svg:x="1.279cm" svg:y="1.248cm" svg:width="10.702cm" svg:height="6.643cm">
          <chartooo:coordinate-region svg:x="2.191cm" svg:y="1.422cm" svg:width="9.51cm" svg:height="5.875cm"/>
          <chart:axis chart:dimension="x" chart:name="primary-x" chart:style-name="ch5">
            <chart:title svg:x="5.369cm" svg:y="8.071cm" chart:style-name="ch6">
              <text:p>Load, Request/S</text:p>
            </chart:title>
          </chart:axis>
          <chart:axis chart:dimension="y" chart:name="primary-y" chart:style-name="ch5">
            <chart:title svg:x="0.451cm" svg:y="5.698cm" chart:style-name="ch7">
              <text:p>Time, Seconds</text:p>
            </chart:title>
            <chart:grid chart:style-name="ch8" chart:class="major"/>
          </chart:axis>
          <chart:series chart:style-name="ch9" chart:values-cell-range-address="test251.C2:test251.C104" chart:label-cell-address="test251.C1:test251.C1" chart:class="chart:scatter">
            <chart:domain table:cell-range-address="test251.G2:test251.G104"/>
            <chart:regression-curve chart:style-name="ch10"/>
            <chart:data-point chart:repeated="103"/>
          </chart:series>
          <chart:series chart:style-name="ch11" chart:values-cell-range-address="test251.D2:test251.D104" chart:label-cell-address="test251.D1:test251.D1" chart:class="chart:scatter">
            <chart:data-point chart:repeated="10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251.C1:test251.C1</svg:desc>
                </draw:g>
              </table:table-cell>
              <table:table-cell office:value-type="string">
                <text:p>xfertime</text:p>
                <draw:g>
                  <svg:desc>test251.D1:test25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est251.G2:test251.G104</svg:desc>
                </draw:g>
              </table:table-cell>
              <table:table-cell office:value-type="float" office:value="0.245044">
                <text:p>0.245044</text:p>
                <draw:g>
                  <svg:desc>test251.C2:test251.C104</svg:desc>
                </draw:g>
              </table:table-cell>
              <table:table-cell office:value-type="float" office:value="0.00199">
                <text:p>0.00199</text:p>
                <draw:g>
                  <svg:desc>test251.D2:test251.D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20175">
                <text:p>0.120175</text:p>
              </table:table-cell>
              <table:table-cell office:value-type="float" office:value="0.001287">
                <text:p>0.0012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06746">
                <text:p>0.06746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1385">
                <text:p>0.001385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019858">
                <text:p>0.019858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191751">
                <text:p>0.1917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57288">
                <text:p>0.057288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12624">
                <text:p>0.12624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128388">
                <text:p>0.128388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52256">
                <text:p>0.052256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0.037735">
                <text:p>0.037735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0.15592">
                <text:p>0.15592</text:p>
              </table:table-cell>
              <table:table-cell office:value-type="float" office:value="0.011599">
                <text:p>0.0115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">
                <text:p>29</text:p>
              </table:table-cell>
              <table:table-cell office:value-type="float" office:value="0.14985">
                <text:p>0.14985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">
                <text:p>30</text:p>
              </table:table-cell>
              <table:table-cell office:value-type="float" office:value="0.032347">
                <text:p>0.032347</text:p>
              </table:table-cell>
              <table:table-cell office:value-type="float" office:value="0.001053">
                <text:p>0.0010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">
                <text:p>30</text:p>
              </table:table-cell>
              <table:table-cell office:value-type="float" office:value="0.049042">
                <text:p>0.049042</text:p>
              </table:table-cell>
              <table:table-cell office:value-type="float" office:value="0.006306">
                <text:p>0.0063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">
                <text:p>40</text:p>
              </table:table-cell>
              <table:table-cell office:value-type="float" office:value="0.065639">
                <text:p>0.065639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">
                <text:p>40</text:p>
              </table:table-cell>
              <table:table-cell office:value-type="float" office:value="0.043026">
                <text:p>0.043026</text:p>
              </table:table-cell>
              <table:table-cell office:value-type="float" office:value="0.001452">
                <text:p>0.0014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">
                <text:p>40</text:p>
              </table:table-cell>
              <table:table-cell office:value-type="float" office:value="0.065679">
                <text:p>0.065679</text:p>
              </table:table-cell>
              <table:table-cell office:value-type="float" office:value="0.001583">
                <text:p>0.0015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">
                <text:p>40</text:p>
              </table:table-cell>
              <table:table-cell office:value-type="float" office:value="0.06915">
                <text:p>0.0691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0.041744">
                <text:p>0.041744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0.085887">
                <text:p>0.085887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0.286587">
                <text:p>0.286587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0.053499">
                <text:p>0.053499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0.057742">
                <text:p>0.057742</text:p>
              </table:table-cell>
              <table:table-cell office:value-type="float" office:value="0.002216">
                <text:p>0.002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0.053167">
                <text:p>0.053167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">
                <text:p>60</text:p>
              </table:table-cell>
              <table:table-cell office:value-type="float" office:value="0.035581">
                <text:p>0.035581</text:p>
              </table:table-cell>
              <table:table-cell office:value-type="float" office:value="0.002294">
                <text:p>0.0022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">
                <text:p>60</text:p>
              </table:table-cell>
              <table:table-cell office:value-type="float" office:value="0.064505">
                <text:p>0.064505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">
                <text:p>60</text:p>
              </table:table-cell>
              <table:table-cell office:value-type="float" office:value="0.034265">
                <text:p>0.034265</text:p>
              </table:table-cell>
              <table:table-cell office:value-type="float" office:value="0.001293">
                <text:p>0.001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0">
                <text:p>60</text:p>
              </table:table-cell>
              <table:table-cell office:value-type="float" office:value="0.031783">
                <text:p>0.03178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.037678">
                <text:p>0.037678</text:p>
              </table:table-cell>
              <table:table-cell office:value-type="float" office:value="0.002464">
                <text:p>0.002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">
                <text:p>70</text:p>
              </table:table-cell>
              <table:table-cell office:value-type="float" office:value="0.042921">
                <text:p>0.042921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">
                <text:p>70</text:p>
              </table:table-cell>
              <table:table-cell office:value-type="float" office:value="0.075677">
                <text:p>0.07567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">
                <text:p>69</text:p>
              </table:table-cell>
              <table:table-cell office:value-type="float" office:value="0.048475">
                <text:p>0.048475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0">
                <text:p>70</text:p>
              </table:table-cell>
              <table:table-cell office:value-type="float" office:value="0.060783">
                <text:p>0.060783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0.15181">
                <text:p>0.1518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0.188246">
                <text:p>0.188246</text:p>
              </table:table-cell>
              <table:table-cell office:value-type="float" office:value="0.001387">
                <text:p>0.001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0.340521">
                <text:p>0.340521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0.331151">
                <text:p>0.331151</text:p>
              </table:table-cell>
              <table:table-cell office:value-type="float" office:value="0.004212">
                <text:p>0.0042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0.225382">
                <text:p>0.225382</text:p>
              </table:table-cell>
              <table:table-cell office:value-type="float" office:value="0.001175">
                <text:p>0.0011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0.131691">
                <text:p>0.131691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.155548">
                <text:p>0.155548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">
                <text:p>90</text:p>
              </table:table-cell>
              <table:table-cell office:value-type="float" office:value="0.198136">
                <text:p>0.198136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">
                <text:p>90</text:p>
              </table:table-cell>
              <table:table-cell office:value-type="float" office:value="0.151152">
                <text:p>0.151152</text:p>
              </table:table-cell>
              <table:table-cell office:value-type="float" office:value="0.001209">
                <text:p>0.001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">
                <text:p>90</text:p>
              </table:table-cell>
              <table:table-cell office:value-type="float" office:value="0.139378">
                <text:p>0.139378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0.195013">
                <text:p>0.195013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0.247769">
                <text:p>0.247769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0.131383">
                <text:p>0.131383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0">
                <text:p>100</text:p>
              </table:table-cell>
              <table:table-cell office:value-type="float" office:value="0.160292">
                <text:p>0.160292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">
                <text:p>100</text:p>
              </table:table-cell>
              <table:table-cell office:value-type="float" office:value="0.13544">
                <text:p>0.1354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1">
                <text:p>101</text:p>
              </table:table-cell>
              <table:table-cell office:value-type="float" office:value="0.195776">
                <text:p>0.195776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0.127199">
                <text:p>0.127199</text:p>
              </table:table-cell>
              <table:table-cell office:value-type="float" office:value="0.003111">
                <text:p>0.0031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0">
                <text:p>110</text:p>
              </table:table-cell>
              <table:table-cell office:value-type="float" office:value="0.12119">
                <text:p>0.1211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0">
                <text:p>110</text:p>
              </table:table-cell>
              <table:table-cell office:value-type="float" office:value="0.177818">
                <text:p>0.177818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0">
                <text:p>110</text:p>
              </table:table-cell>
              <table:table-cell office:value-type="float" office:value="0.155656">
                <text:p>0.155656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0.129078">
                <text:p>0.129078</text:p>
              </table:table-cell>
              <table:table-cell office:value-type="float" office:value="0.000698">
                <text:p>0.0006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0">
                <text:p>120</text:p>
              </table:table-cell>
              <table:table-cell office:value-type="float" office:value="0.187781">
                <text:p>0.187781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0">
                <text:p>120</text:p>
              </table:table-cell>
              <table:table-cell office:value-type="float" office:value="0.177302">
                <text:p>0.177302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0">
                <text:p>120</text:p>
              </table:table-cell>
              <table:table-cell office:value-type="float" office:value="0.145818">
                <text:p>0.145818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0">
                <text:p>120</text:p>
              </table:table-cell>
              <table:table-cell office:value-type="float" office:value="0.0902">
                <text:p>0.0902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0">
                <text:p>120</text:p>
              </table:table-cell>
              <table:table-cell office:value-type="float" office:value="0.121722">
                <text:p>0.1217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0">
                <text:p>130</text:p>
              </table:table-cell>
              <table:table-cell office:value-type="float" office:value="0.137499">
                <text:p>0.137499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0">
                <text:p>130</text:p>
              </table:table-cell>
              <table:table-cell office:value-type="float" office:value="0.25266">
                <text:p>0.25266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0">
                <text:p>130</text:p>
              </table:table-cell>
              <table:table-cell office:value-type="float" office:value="0.15841">
                <text:p>0.15841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9">
                <text:p>129</text:p>
              </table:table-cell>
              <table:table-cell office:value-type="float" office:value="0.170786">
                <text:p>0.170786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0">
                <text:p>130</text:p>
              </table:table-cell>
              <table:table-cell office:value-type="float" office:value="0.136161">
                <text:p>0.136161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">
                <text:p>140</text:p>
              </table:table-cell>
              <table:table-cell office:value-type="float" office:value="0.12835">
                <text:p>0.12835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0">
                <text:p>140</text:p>
              </table:table-cell>
              <table:table-cell office:value-type="float" office:value="0.14195">
                <text:p>0.14195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0">
                <text:p>140</text:p>
              </table:table-cell>
              <table:table-cell office:value-type="float" office:value="0.159306">
                <text:p>0.159306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40">
                <text:p>140</text:p>
              </table:table-cell>
              <table:table-cell office:value-type="float" office:value="0.206541">
                <text:p>0.2065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">
                <text:p>141</text:p>
              </table:table-cell>
              <table:table-cell office:value-type="float" office:value="0.180417">
                <text:p>0.180417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">
                <text:p>150</text:p>
              </table:table-cell>
              <table:table-cell office:value-type="float" office:value="0.172733">
                <text:p>0.172733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9">
                <text:p>149</text:p>
              </table:table-cell>
              <table:table-cell office:value-type="float" office:value="0.229564">
                <text:p>0.229564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0">
                <text:p>150</text:p>
              </table:table-cell>
              <table:table-cell office:value-type="float" office:value="0.270509">
                <text:p>0.270509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50">
                <text:p>150</text:p>
              </table:table-cell>
              <table:table-cell office:value-type="float" office:value="0.320094">
                <text:p>0.320094</text:p>
              </table:table-cell>
              <table:table-cell office:value-type="float" office:value="0.001358">
                <text:p>0.00135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0">
                <text:p>150</text:p>
              </table:table-cell>
              <table:table-cell office:value-type="float" office:value="0.241293">
                <text:p>0.241293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">
                <text:p>160</text:p>
              </table:table-cell>
              <table:table-cell office:value-type="float" office:value="0.225386">
                <text:p>0.225386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">
                <text:p>160</text:p>
              </table:table-cell>
              <table:table-cell office:value-type="float" office:value="0.234035">
                <text:p>0.234035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0">
                <text:p>160</text:p>
              </table:table-cell>
              <table:table-cell office:value-type="float" office:value="0.189868">
                <text:p>0.189868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0">
                <text:p>160</text:p>
              </table:table-cell>
              <table:table-cell office:value-type="float" office:value="0.273318">
                <text:p>0.273318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0.313102">
                <text:p>0.313102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0">
                <text:p>170</text:p>
              </table:table-cell>
              <table:table-cell office:value-type="float" office:value="0.188208">
                <text:p>0.188208</text:p>
              </table:table-cell>
              <table:table-cell office:value-type="float" office:value="0.001257">
                <text:p>0.0012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0">
                <text:p>170</text:p>
              </table:table-cell>
              <table:table-cell office:value-type="float" office:value="0.205832">
                <text:p>0.205832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0">
                <text:p>170</text:p>
              </table:table-cell>
              <table:table-cell office:value-type="float" office:value="0.309101">
                <text:p>0.309101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0">
                <text:p>170</text:p>
              </table:table-cell>
              <table:table-cell office:value-type="float" office:value="0.289959">
                <text:p>0.289959</text:p>
              </table:table-cell>
              <table:table-cell office:value-type="float" office:value="0.001954">
                <text:p>0.00195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">
                <text:p>171</text:p>
              </table:table-cell>
              <table:table-cell office:value-type="float" office:value="0.242785">
                <text:p>0.242785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">
                <text:p>179</text:p>
              </table:table-cell>
              <table:table-cell office:value-type="float" office:value="0.360765">
                <text:p>0.360765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  <table:table-cell office:value-type="float" office:value="0.397196">
                <text:p>0.397196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0">
                <text:p>180</text:p>
              </table:table-cell>
              <table:table-cell office:value-type="float" office:value="0.320307">
                <text:p>0.320307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0">
                <text:p>180</text:p>
              </table:table-cell>
              <table:table-cell office:value-type="float" office:value="0.222552">
                <text:p>0.222552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">
                <text:p>182</text:p>
              </table:table-cell>
              <table:table-cell office:value-type="float" office:value="0.344349">
                <text:p>0.344349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0">
                <text:p>190</text:p>
              </table:table-cell>
              <table:table-cell office:value-type="float" office:value="0.339791">
                <text:p>0.339791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9">
                <text:p>189</text:p>
              </table:table-cell>
              <table:table-cell office:value-type="float" office:value="0.209402">
                <text:p>0.209402</text:p>
              </table:table-cell>
              <table:table-cell office:value-type="float" office:value="0.001923">
                <text:p>0.00192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">
                <text:p>190</text:p>
              </table:table-cell>
              <table:table-cell office:value-type="float" office:value="0.085656">
                <text:p>0.085656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0">
                <text:p>190</text:p>
              </table:table-cell>
              <table:table-cell office:value-type="float" office:value="0.065609">
                <text:p>0.065609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0">
                <text:p>190</text:p>
              </table:table-cell>
              <table:table-cell office:value-type="float" office:value="0.042489">
                <text:p>0.042489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0.053693">
                <text:p>0.053693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05048">
                <text:p>0.05048</text:p>
              </table:table-cell>
              <table:table-cell office:value-type="float" office:value="0.001404">
                <text:p>0.0014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9">
                <text:p>199</text:p>
              </table:table-cell>
              <table:table-cell office:value-type="float" office:value="0.049847">
                <text:p>0.049847</text:p>
              </table:table-cell>
              <table:table-cell office:value-type="float" office:value="0.001541">
                <text:p>0.00154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053535">
                <text:p>0.053535</text:p>
              </table:table-cell>
              <table:table-cell office:value-type="float" office:value="0.003467">
                <text:p>0.0034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048752">
                <text:p>0.048752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0.064956">
                <text:p>0.064956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0.0425">
                <text:p>0.0425</text:p>
              </table:table-cell>
              <table:table-cell office:value-type="float" office:value="0.002805">
                <text:p>0.002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0.050133">
                <text:p>0.050133</text:p>
              </table:table-cell>
              <table:table-cell office:value-type="float" office:value="0.001911">
                <text:p>0.0019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4.398cm" svg:y="4.227cm" style:legend-expansion="high" chart:style-name="ch3"/>
        <chart:plot-area chart:style-name="ch4" table:cell-range-address="test251.B2:test251.B351 test251.F1:test251.F351" chart:data-source-has-labels="both" svg:x="0.32cm" svg:y="1.248cm" svg:width="13.758cm" svg:height="7.572cm">
          <chartooo:coordinate-region svg:x="1.682cm" svg:y="1.248cm" svg:width="12.396cm" svg:height="5.97cm"/>
          <chart:axis chart:dimension="x" chart:name="primary-x" chart:style-name="ch5" chartooo:axis-type="auto">
            <chartooo:date-scale/>
            <chart:categories table:cell-range-address="test251.B2:test251.B3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51.F2:test251.F351" chart:label-cell-address="test251.F1:test251.F1" chart:class="chart:bar">
            <chart:data-point chart:repeated="3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251.F1:test25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1:18</text:p>
                <draw:g>
                  <svg:desc>test251.B2:test251.B351</svg:desc>
                </draw:g>
              </table:table-cell>
              <table:table-cell office:value-type="float" office:value="52657">
                <text:p>52657</text:p>
                <draw:g>
                  <svg:desc>test251.F2:test251.F351</svg:desc>
                </draw:g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42912">
                <text:p>42912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27314">
                <text:p>27314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1905">
                <text:p>1905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39270">
                <text:p>39270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30762">
                <text:p>30762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29540">
                <text:p>29540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139310">
                <text:p>139310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76347">
                <text:p>76347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58369">
                <text:p>58369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93210">
                <text:p>93210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309991">
                <text:p>309991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34251">
                <text:p>34251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34235">
                <text:p>34235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160167">
                <text:p>160167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40250">
                <text:p>40250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46413">
                <text:p>46413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56743">
                <text:p>56743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36706">
                <text:p>36706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68221">
                <text:p>68221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55485">
                <text:p>55485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49019">
                <text:p>49019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95002">
                <text:p>95002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66661">
                <text:p>66661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61384">
                <text:p>61384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62692">
                <text:p>62692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50039">
                <text:p>50039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50267">
                <text:p>50267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44916">
                <text:p>44916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71616">
                <text:p>71616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50825">
                <text:p>50825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46452">
                <text:p>46452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42036">
                <text:p>42036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50294">
                <text:p>50294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54981">
                <text:p>54981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47424">
                <text:p>47424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38905">
                <text:p>38905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112596">
                <text:p>112596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48115">
                <text:p>48115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43503">
                <text:p>43503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52301">
                <text:p>52301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39866">
                <text:p>39866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46095">
                <text:p>46095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48637">
                <text:p>48637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32314">
                <text:p>32314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37161">
                <text:p>37161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46887">
                <text:p>46887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34601">
                <text:p>34601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36685">
                <text:p>36685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37153">
                <text:p>37153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82467">
                <text:p>82467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38637">
                <text:p>38637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36062">
                <text:p>36062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28754">
                <text:p>28754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28240">
                <text:p>28240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49350">
                <text:p>49350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33062">
                <text:p>33062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45395">
                <text:p>45395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35611">
                <text:p>35611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42040">
                <text:p>42040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42440">
                <text:p>42440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29222">
                <text:p>29222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30777">
                <text:p>30777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40467">
                <text:p>40467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31903">
                <text:p>31903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43803">
                <text:p>43803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35132">
                <text:p>35132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30190">
                <text:p>30190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29305">
                <text:p>29305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42210">
                <text:p>42210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28930">
                <text:p>28930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39020">
                <text:p>39020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34819">
                <text:p>34819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47298">
                <text:p>47298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34144">
                <text:p>34144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38802">
                <text:p>38802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32458">
                <text:p>32458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37949">
                <text:p>37949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29723">
                <text:p>29723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42934">
                <text:p>42934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46168">
                <text:p>46168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34431">
                <text:p>34431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33242">
                <text:p>33242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51617">
                <text:p>51617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42211">
                <text:p>42211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32761">
                <text:p>32761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33681">
                <text:p>33681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42053">
                <text:p>42053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45181">
                <text:p>45181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42975">
                <text:p>42975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38006">
                <text:p>38006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52415">
                <text:p>52415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53795">
                <text:p>53795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61489">
                <text:p>61489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67409">
                <text:p>67409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55051">
                <text:p>55051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47882">
                <text:p>47882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50386">
                <text:p>50386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93136">
                <text:p>93136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46736">
                <text:p>46736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54365">
                <text:p>54365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72020">
                <text:p>72020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55367">
                <text:p>55367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55102">
                <text:p>55102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60936">
                <text:p>60936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37548">
                <text:p>37548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54379">
                <text:p>54379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71464">
                <text:p>71464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56255">
                <text:p>56255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59453">
                <text:p>59453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55226">
                <text:p>55226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65410">
                <text:p>65410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37426">
                <text:p>37426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46367">
                <text:p>46367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45805">
                <text:p>45805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39905">
                <text:p>39905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46254">
                <text:p>46254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63120">
                <text:p>63120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83352">
                <text:p>83352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86202">
                <text:p>86202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60490">
                <text:p>60490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50299">
                <text:p>50299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108021">
                <text:p>108021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70587">
                <text:p>70587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48035">
                <text:p>48035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39371">
                <text:p>39371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89779">
                <text:p>89779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45552">
                <text:p>45552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58074">
                <text:p>58074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41813">
                <text:p>41813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43501">
                <text:p>43501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30695">
                <text:p>30695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59270">
                <text:p>59270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61756">
                <text:p>61756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111462">
                <text:p>111462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58227">
                <text:p>58227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56309">
                <text:p>56309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69216">
                <text:p>69216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68040">
                <text:p>68040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75481">
                <text:p>75481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68290">
                <text:p>68290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61720">
                <text:p>61720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52018">
                <text:p>52018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58957">
                <text:p>58957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108572">
                <text:p>108572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56544">
                <text:p>56544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79630">
                <text:p>79630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82216">
                <text:p>82216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71473">
                <text:p>71473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73181">
                <text:p>73181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60062">
                <text:p>60062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46005">
                <text:p>46005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69552">
                <text:p>69552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56668">
                <text:p>56668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92743">
                <text:p>92743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52573">
                <text:p>52573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45505">
                <text:p>45505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56775">
                <text:p>56775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56562">
                <text:p>56562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47026">
                <text:p>47026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85965">
                <text:p>85965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36696">
                <text:p>36696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86268">
                <text:p>86268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40257">
                <text:p>40257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60846">
                <text:p>60846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43127">
                <text:p>43127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50943">
                <text:p>50943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76844">
                <text:p>76844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82612">
                <text:p>82612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102329">
                <text:p>102329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72460">
                <text:p>72460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62441">
                <text:p>62441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63570">
                <text:p>63570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71709">
                <text:p>71709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56486">
                <text:p>56486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89474">
                <text:p>89474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65349">
                <text:p>65349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64292">
                <text:p>64292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49623">
                <text:p>49623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44351">
                <text:p>44351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39261">
                <text:p>39261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40425">
                <text:p>40425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32871">
                <text:p>32871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42163">
                <text:p>42163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36845">
                <text:p>36845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27530">
                <text:p>27530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41194">
                <text:p>41194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31458">
                <text:p>31458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48365">
                <text:p>48365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34254">
                <text:p>34254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32302">
                <text:p>32302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29467">
                <text:p>29467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24395">
                <text:p>24395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30298">
                <text:p>30298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31184">
                <text:p>31184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26024">
                <text:p>26024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27889">
                <text:p>27889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34425">
                <text:p>34425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37211">
                <text:p>37211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26433">
                <text:p>26433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31170">
                <text:p>31170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65458">
                <text:p>65458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67703">
                <text:p>67703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38934">
                <text:p>38934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40747">
                <text:p>40747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47924">
                <text:p>47924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48090">
                <text:p>48090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44445">
                <text:p>44445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43987">
                <text:p>43987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55868">
                <text:p>55868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38938">
                <text:p>38938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36434">
                <text:p>36434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34886">
                <text:p>34886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43083">
                <text:p>43083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45713">
                <text:p>45713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40875">
                <text:p>40875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37501">
                <text:p>37501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37511">
                <text:p>37511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47461">
                <text:p>47461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39926">
                <text:p>39926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38204">
                <text:p>38204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33557">
                <text:p>33557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61798">
                <text:p>61798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37529">
                <text:p>37529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36867">
                <text:p>36867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47069">
                <text:p>47069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46696">
                <text:p>46696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33273">
                <text:p>33273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32487">
                <text:p>32487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33923">
                <text:p>33923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46213">
                <text:p>46213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56336">
                <text:p>56336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36055">
                <text:p>36055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23657">
                <text:p>23657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39474">
                <text:p>39474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45711">
                <text:p>45711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45094">
                <text:p>45094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37448">
                <text:p>37448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39063">
                <text:p>39063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49772">
                <text:p>49772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46306">
                <text:p>46306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37816">
                <text:p>37816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35321">
                <text:p>35321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34972">
                <text:p>34972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35750">
                <text:p>35750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33140">
                <text:p>33140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34494">
                <text:p>34494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28948">
                <text:p>28948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32822">
                <text:p>32822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39830">
                <text:p>39830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36732">
                <text:p>36732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29366">
                <text:p>29366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33239">
                <text:p>33239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34063">
                <text:p>34063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38269">
                <text:p>38269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32194">
                <text:p>32194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26445">
                <text:p>26445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33170">
                <text:p>33170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26343">
                <text:p>26343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28242">
                <text:p>28242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34818">
                <text:p>34818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29732">
                <text:p>29732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41618">
                <text:p>41618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31055">
                <text:p>31055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26812">
                <text:p>26812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33856">
                <text:p>33856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42837">
                <text:p>42837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37117">
                <text:p>37117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42346">
                <text:p>42346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33068">
                <text:p>33068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30064">
                <text:p>30064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39882">
                <text:p>39882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33970">
                <text:p>33970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33379">
                <text:p>33379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26346">
                <text:p>26346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39660">
                <text:p>39660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25930">
                <text:p>25930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23916">
                <text:p>23916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39174">
                <text:p>39174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30048">
                <text:p>30048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32405">
                <text:p>32405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33459">
                <text:p>33459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46176">
                <text:p>46176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22812">
                <text:p>22812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35957">
                <text:p>35957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37799">
                <text:p>37799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47697">
                <text:p>47697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40152">
                <text:p>40152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47116">
                <text:p>47116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50742">
                <text:p>50742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58122">
                <text:p>58122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43310">
                <text:p>43310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53268">
                <text:p>53268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38223">
                <text:p>38223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48793">
                <text:p>48793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29316">
                <text:p>29316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35115">
                <text:p>35115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42669">
                <text:p>42669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27025">
                <text:p>27025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25122">
                <text:p>25122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49539">
                <text:p>49539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62936">
                <text:p>62936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53464">
                <text:p>53464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65627">
                <text:p>65627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36948">
                <text:p>36948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52164">
                <text:p>52164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37856">
                <text:p>37856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43412">
                <text:p>43412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38097">
                <text:p>38097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35869">
                <text:p>35869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53843">
                <text:p>53843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39703">
                <text:p>39703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54160">
                <text:p>54160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37690">
                <text:p>37690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36195">
                <text:p>36195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59258">
                <text:p>59258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42432">
                <text:p>42432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34526">
                <text:p>34526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35015">
                <text:p>35015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34952">
                <text:p>34952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34520">
                <text:p>34520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39837">
                <text:p>39837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42470">
                <text:p>42470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33250">
                <text:p>33250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48254">
                <text:p>48254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36761">
                <text:p>36761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39201">
                <text:p>39201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43392">
                <text:p>43392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40609">
                <text:p>40609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40127">
                <text:p>40127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43783">
                <text:p>43783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36955">
                <text:p>36955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27743">
                <text:p>27743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40423">
                <text:p>40423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41969">
                <text:p>41969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35942">
                <text:p>35942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33300">
                <text:p>33300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36576">
                <text:p>36576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33906">
                <text:p>33906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47104">
                <text:p>47104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44363">
                <text:p>44363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41266">
                <text:p>41266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39492">
                <text:p>39492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33451">
                <text:p>33451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39444">
                <text:p>39444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32124">
                <text:p>32124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3.366cm" svg:y="4.227cm" style:legend-expansion="high" chart:style-name="ch3"/>
        <chart:plot-area chart:style-name="ch4" table:cell-range-address="test251.B2:test251.B351 test251.G1:test251.G351" chart:data-source-has-labels="both" svg:x="0.32cm" svg:y="1.248cm" svg:width="12.726cm" svg:height="7.572cm">
          <chartooo:coordinate-region svg:x="1.362cm" svg:y="1.248cm" svg:width="11.684cm" svg:height="5.97cm"/>
          <chart:axis chart:dimension="x" chart:name="primary-x" chart:style-name="ch5" chartooo:axis-type="auto">
            <chartooo:date-scale/>
            <chart:categories table:cell-range-address="test251.B2:test251.B3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51.G2:test251.G351" chart:label-cell-address="test251.G1:test251.G1" chart:class="chart:bar">
            <chart:data-point chart:repeated="3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251.G1:test25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1:18</text:p>
                <draw:g>
                  <svg:desc>test251.B2:test251.B351</svg:desc>
                </draw:g>
              </table:table-cell>
              <table:table-cell office:value-type="float" office:value="10">
                <text:p>10</text:p>
                <draw:g>
                  <svg:desc>test251.G2:test251.G351</svg:desc>
                </draw:g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35cm" svg:y="0.315cm" chart:style-name="ch2">
          <text:p>wall-clock time</text:p>
        </chart:title>
        <chart:legend chart:legend-position="end" svg:x="14.001cm" svg:y="4.005cm" style:legend-expansion="high" chart:style-name="ch3"/>
        <chart:plot-area chart:style-name="ch4" table:cell-range-address="test251.B1:test251.D351" chart:data-source-has-labels="both" svg:x="0.32cm" svg:y="1.248cm" svg:width="13.361cm" svg:height="7.572cm">
          <chartooo:coordinate-region svg:x="1.361cm" svg:y="1.248cm" svg:width="12.32cm" svg:height="5.969cm"/>
          <chart:axis chart:dimension="x" chart:name="primary-x" chart:style-name="ch5" chartooo:axis-type="auto">
            <chartooo:date-scale/>
            <chart:categories table:cell-range-address="test251.B2:test251.B35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est251.C2:test251.C351" chart:label-cell-address="test251.C1:test251.C1" chart:class="chart:bar">
            <chart:data-point chart:repeated="350"/>
          </chart:series>
          <chart:series chart:style-name="ch9" chart:values-cell-range-address="test251.D2:test251.D351" chart:label-cell-address="test251.D1:test251.D1" chart:class="chart:bar">
            <chart:data-point chart:repeated="3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251.C1:test251.C1</svg:desc>
                </draw:g>
              </table:table-cell>
              <table:table-cell office:value-type="string">
                <text:p>xfertime</text:p>
                <draw:g>
                  <svg:desc>test251.D1:test25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0:01:18</text:p>
                <draw:g>
                  <svg:desc>test251.B2:test251.B351</svg:desc>
                </draw:g>
              </table:table-cell>
              <table:table-cell office:value-type="float" office:value="0.245044">
                <text:p>0.245044</text:p>
                <draw:g>
                  <svg:desc>test251.C2:test251.C351</svg:desc>
                </draw:g>
              </table:table-cell>
              <table:table-cell office:value-type="float" office:value="0.00199">
                <text:p>0.00199</text:p>
                <draw:g>
                  <svg:desc>test251.D2:test251.D351</svg:desc>
                </draw:g>
              </table:table-cell>
            </table:table-row>
            <table:table-row>
              <table:table-cell office:value-type="string">
                <text:p>00:01:19</text:p>
              </table:table-cell>
              <table:table-cell office:value-type="float" office:value="0.120175">
                <text:p>0.120175</text:p>
              </table:table-cell>
              <table:table-cell office:value-type="float" office:value="0.001287">
                <text:p>0.001287</text:p>
              </table:table-cell>
            </table:table-row>
            <table:table-row>
              <table:table-cell office:value-type="string">
                <text:p>00:01:20</text:p>
              </table:table-cell>
              <table:table-cell office:value-type="float" office:value="0.06746">
                <text:p>0.06746</text:p>
              </table:table-cell>
              <table:table-cell office:value-type="float" office:value="0.000536">
                <text:p>0.000536</text:p>
              </table:table-cell>
            </table:table-row>
            <table:table-row>
              <table:table-cell office:value-type="string">
                <text:p>00:01:21</text:p>
              </table:table-cell>
              <table:table-cell office:value-type="float" office:value="0.001385">
                <text:p>0.001385</text:p>
              </table:table-cell>
              <table:table-cell office:value-type="float" office:value="0.000295">
                <text:p>0.000295</text:p>
              </table:table-cell>
            </table:table-row>
            <table:table-row>
              <table:table-cell office:value-type="string">
                <text:p>00:01:22</text:p>
              </table:table-cell>
              <table:table-cell office:value-type="float" office:value="0.019858">
                <text:p>0.019858</text:p>
              </table:table-cell>
              <table:table-cell office:value-type="float" office:value="0.001252">
                <text:p>0.001252</text:p>
              </table:table-cell>
            </table:table-row>
            <table:table-row>
              <table:table-cell office:value-type="string">
                <text:p>00:01:23</text:p>
              </table:table-cell>
              <table:table-cell office:value-type="float" office:value="0.191751">
                <text:p>0.191751</text:p>
              </table:table-cell>
              <table:table-cell office:value-type="float" office:value="0.00041">
                <text:p>0.00041</text:p>
              </table:table-cell>
            </table:table-row>
            <table:table-row>
              <table:table-cell office:value-type="string">
                <text:p>00:01:24</text:p>
              </table:table-cell>
              <table:table-cell office:value-type="float" office:value="0.057288">
                <text:p>0.057288</text:p>
              </table:table-cell>
              <table:table-cell office:value-type="float" office:value="0.000731">
                <text:p>0.000731</text:p>
              </table:table-cell>
            </table:table-row>
            <table:table-row>
              <table:table-cell office:value-type="string">
                <text:p>00:01:25</text:p>
              </table:table-cell>
              <table:table-cell office:value-type="float" office:value="0.12624">
                <text:p>0.12624</text:p>
              </table:table-cell>
              <table:table-cell office:value-type="float" office:value="0.005078">
                <text:p>0.005078</text:p>
              </table:table-cell>
            </table:table-row>
            <table:table-row>
              <table:table-cell office:value-type="string">
                <text:p>00:01:26</text:p>
              </table:table-cell>
              <table:table-cell office:value-type="float" office:value="0.128388">
                <text:p>0.128388</text:p>
              </table:table-cell>
              <table:table-cell office:value-type="float" office:value="0.002187">
                <text:p>0.002187</text:p>
              </table:table-cell>
            </table:table-row>
            <table:table-row>
              <table:table-cell office:value-type="string">
                <text:p>00:01:27</text:p>
              </table:table-cell>
              <table:table-cell office:value-type="float" office:value="0.052256">
                <text:p>0.052256</text:p>
              </table:table-cell>
              <table:table-cell office:value-type="float" office:value="0.001714">
                <text:p>0.001714</text:p>
              </table:table-cell>
            </table:table-row>
            <table:table-row>
              <table:table-cell office:value-type="string">
                <text:p>00:01:28</text:p>
              </table:table-cell>
              <table:table-cell office:value-type="float" office:value="0.037735">
                <text:p>0.037735</text:p>
              </table:table-cell>
              <table:table-cell office:value-type="float" office:value="0.003651">
                <text:p>0.003651</text:p>
              </table:table-cell>
            </table:table-row>
            <table:table-row>
              <table:table-cell office:value-type="string">
                <text:p>00:01:29</text:p>
              </table:table-cell>
              <table:table-cell office:value-type="float" office:value="0.15592">
                <text:p>0.15592</text:p>
              </table:table-cell>
              <table:table-cell office:value-type="float" office:value="0.011599">
                <text:p>0.011599</text:p>
              </table:table-cell>
            </table:table-row>
            <table:table-row>
              <table:table-cell office:value-type="string">
                <text:p>00:01:30</text:p>
              </table:table-cell>
              <table:table-cell office:value-type="float" office:value="0.14985">
                <text:p>0.14985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00:01:31</text:p>
              </table:table-cell>
              <table:table-cell office:value-type="float" office:value="0.032347">
                <text:p>0.032347</text:p>
              </table:table-cell>
              <table:table-cell office:value-type="float" office:value="0.001053">
                <text:p>0.001053</text:p>
              </table:table-cell>
            </table:table-row>
            <table:table-row>
              <table:table-cell office:value-type="string">
                <text:p>00:01:32</text:p>
              </table:table-cell>
              <table:table-cell office:value-type="float" office:value="0.049042">
                <text:p>0.049042</text:p>
              </table:table-cell>
              <table:table-cell office:value-type="float" office:value="0.006306">
                <text:p>0.006306</text:p>
              </table:table-cell>
            </table:table-row>
            <table:table-row>
              <table:table-cell office:value-type="string">
                <text:p>00:01:33</text:p>
              </table:table-cell>
              <table:table-cell office:value-type="float" office:value="0.065639">
                <text:p>0.065639</text:p>
              </table:table-cell>
              <table:table-cell office:value-type="float" office:value="0.000995">
                <text:p>0.000995</text:p>
              </table:table-cell>
            </table:table-row>
            <table:table-row>
              <table:table-cell office:value-type="string">
                <text:p>00:01:34</text:p>
              </table:table-cell>
              <table:table-cell office:value-type="float" office:value="0.043026">
                <text:p>0.043026</text:p>
              </table:table-cell>
              <table:table-cell office:value-type="float" office:value="0.001452">
                <text:p>0.001452</text:p>
              </table:table-cell>
            </table:table-row>
            <table:table-row>
              <table:table-cell office:value-type="string">
                <text:p>00:01:35</text:p>
              </table:table-cell>
              <table:table-cell office:value-type="float" office:value="0.065679">
                <text:p>0.065679</text:p>
              </table:table-cell>
              <table:table-cell office:value-type="float" office:value="0.001583">
                <text:p>0.001583</text:p>
              </table:table-cell>
            </table:table-row>
            <table:table-row>
              <table:table-cell office:value-type="string">
                <text:p>00:01:36</text:p>
              </table:table-cell>
              <table:table-cell office:value-type="float" office:value="0.06915">
                <text:p>0.06915</text:p>
              </table:table-cell>
              <table:table-cell office:value-type="float" office:value="0.000849">
                <text:p>0.000849</text:p>
              </table:table-cell>
            </table:table-row>
            <table:table-row>
              <table:table-cell office:value-type="string">
                <text:p>00:01:37</text:p>
              </table:table-cell>
              <table:table-cell office:value-type="float" office:value="0.041744">
                <text:p>0.041744</text:p>
              </table:table-cell>
              <table:table-cell office:value-type="float" office:value="0.001946">
                <text:p>0.001946</text:p>
              </table:table-cell>
            </table:table-row>
            <table:table-row>
              <table:table-cell office:value-type="string">
                <text:p>00:01:38</text:p>
              </table:table-cell>
              <table:table-cell office:value-type="float" office:value="0.085887">
                <text:p>0.085887</text:p>
              </table:table-cell>
              <table:table-cell office:value-type="float" office:value="0.001705">
                <text:p>0.001705</text:p>
              </table:table-cell>
            </table:table-row>
            <table:table-row>
              <table:table-cell office:value-type="string">
                <text:p>00:01:39</text:p>
              </table:table-cell>
              <table:table-cell office:value-type="float" office:value="0.286587">
                <text:p>0.286587</text:p>
              </table:table-cell>
              <table:table-cell office:value-type="float" office:value="0.001549">
                <text:p>0.001549</text:p>
              </table:table-cell>
            </table:table-row>
            <table:table-row>
              <table:table-cell office:value-type="string">
                <text:p>00:01:40</text:p>
              </table:table-cell>
              <table:table-cell office:value-type="float" office:value="0.053499">
                <text:p>0.053499</text:p>
              </table:table-cell>
              <table:table-cell office:value-type="float" office:value="0.002881">
                <text:p>0.002881</text:p>
              </table:table-cell>
            </table:table-row>
            <table:table-row>
              <table:table-cell office:value-type="string">
                <text:p>00:01:41</text:p>
              </table:table-cell>
              <table:table-cell office:value-type="float" office:value="0.057742">
                <text:p>0.057742</text:p>
              </table:table-cell>
              <table:table-cell office:value-type="float" office:value="0.002216">
                <text:p>0.002216</text:p>
              </table:table-cell>
            </table:table-row>
            <table:table-row>
              <table:table-cell office:value-type="string">
                <text:p>00:01:42</text:p>
              </table:table-cell>
              <table:table-cell office:value-type="float" office:value="0.053167">
                <text:p>0.053167</text:p>
              </table:table-cell>
              <table:table-cell office:value-type="float" office:value="0.002183">
                <text:p>0.002183</text:p>
              </table:table-cell>
            </table:table-row>
            <table:table-row>
              <table:table-cell office:value-type="string">
                <text:p>00:01:43</text:p>
              </table:table-cell>
              <table:table-cell office:value-type="float" office:value="0.035581">
                <text:p>0.035581</text:p>
              </table:table-cell>
              <table:table-cell office:value-type="float" office:value="0.002294">
                <text:p>0.002294</text:p>
              </table:table-cell>
            </table:table-row>
            <table:table-row>
              <table:table-cell office:value-type="string">
                <text:p>00:01:44</text:p>
              </table:table-cell>
              <table:table-cell office:value-type="float" office:value="0.064505">
                <text:p>0.064505</text:p>
              </table:table-cell>
              <table:table-cell office:value-type="float" office:value="0.001352">
                <text:p>0.001352</text:p>
              </table:table-cell>
            </table:table-row>
            <table:table-row>
              <table:table-cell office:value-type="string">
                <text:p>00:01:45</text:p>
              </table:table-cell>
              <table:table-cell office:value-type="float" office:value="0.034265">
                <text:p>0.034265</text:p>
              </table:table-cell>
              <table:table-cell office:value-type="float" office:value="0.001293">
                <text:p>0.001293</text:p>
              </table:table-cell>
            </table:table-row>
            <table:table-row>
              <table:table-cell office:value-type="string">
                <text:p>00:01:46</text:p>
              </table:table-cell>
              <table:table-cell office:value-type="float" office:value="0.031783">
                <text:p>0.031783</text:p>
              </table:table-cell>
              <table:table-cell office:value-type="float" office:value="0.001237">
                <text:p>0.001237</text:p>
              </table:table-cell>
            </table:table-row>
            <table:table-row>
              <table:table-cell office:value-type="string">
                <text:p>00:01:47</text:p>
              </table:table-cell>
              <table:table-cell office:value-type="float" office:value="0.037678">
                <text:p>0.037678</text:p>
              </table:table-cell>
              <table:table-cell office:value-type="float" office:value="0.002464">
                <text:p>0.002464</text:p>
              </table:table-cell>
            </table:table-row>
            <table:table-row>
              <table:table-cell office:value-type="string">
                <text:p>00:01:48</text:p>
              </table:table-cell>
              <table:table-cell office:value-type="float" office:value="0.042921">
                <text:p>0.042921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00:01:49</text:p>
              </table:table-cell>
              <table:table-cell office:value-type="float" office:value="0.075677">
                <text:p>0.075677</text:p>
              </table:table-cell>
              <table:table-cell office:value-type="float" office:value="0.00125">
                <text:p>0.00125</text:p>
              </table:table-cell>
            </table:table-row>
            <table:table-row>
              <table:table-cell office:value-type="string">
                <text:p>00:01:50</text:p>
              </table:table-cell>
              <table:table-cell office:value-type="float" office:value="0.048475">
                <text:p>0.048475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00:01:51</text:p>
              </table:table-cell>
              <table:table-cell office:value-type="float" office:value="0.060783">
                <text:p>0.060783</text:p>
              </table:table-cell>
              <table:table-cell office:value-type="float" office:value="0.001496">
                <text:p>0.001496</text:p>
              </table:table-cell>
            </table:table-row>
            <table:table-row>
              <table:table-cell office:value-type="string">
                <text:p>00:01:52</text:p>
              </table:table-cell>
              <table:table-cell office:value-type="float" office:value="0.15181">
                <text:p>0.15181</text:p>
              </table:table-cell>
              <table:table-cell office:value-type="float" office:value="0.001595">
                <text:p>0.001595</text:p>
              </table:table-cell>
            </table:table-row>
            <table:table-row>
              <table:table-cell office:value-type="string">
                <text:p>00:01:53</text:p>
              </table:table-cell>
              <table:table-cell office:value-type="float" office:value="0.188246">
                <text:p>0.188246</text:p>
              </table:table-cell>
              <table:table-cell office:value-type="float" office:value="0.001387">
                <text:p>0.001387</text:p>
              </table:table-cell>
            </table:table-row>
            <table:table-row>
              <table:table-cell office:value-type="string">
                <text:p>00:01:54</text:p>
              </table:table-cell>
              <table:table-cell office:value-type="float" office:value="0.340521">
                <text:p>0.340521</text:p>
              </table:table-cell>
              <table:table-cell office:value-type="float" office:value="0.001112">
                <text:p>0.001112</text:p>
              </table:table-cell>
            </table:table-row>
            <table:table-row>
              <table:table-cell office:value-type="string">
                <text:p>00:01:55</text:p>
              </table:table-cell>
              <table:table-cell office:value-type="float" office:value="0.331151">
                <text:p>0.331151</text:p>
              </table:table-cell>
              <table:table-cell office:value-type="float" office:value="0.004212">
                <text:p>0.004212</text:p>
              </table:table-cell>
            </table:table-row>
            <table:table-row>
              <table:table-cell office:value-type="string">
                <text:p>00:01:56</text:p>
              </table:table-cell>
              <table:table-cell office:value-type="float" office:value="0.225382">
                <text:p>0.225382</text:p>
              </table:table-cell>
              <table:table-cell office:value-type="float" office:value="0.001175">
                <text:p>0.001175</text:p>
              </table:table-cell>
            </table:table-row>
            <table:table-row>
              <table:table-cell office:value-type="string">
                <text:p>00:01:57</text:p>
              </table:table-cell>
              <table:table-cell office:value-type="float" office:value="0.131691">
                <text:p>0.131691</text:p>
              </table:table-cell>
              <table:table-cell office:value-type="float" office:value="0.00128">
                <text:p>0.00128</text:p>
              </table:table-cell>
            </table:table-row>
            <table:table-row>
              <table:table-cell office:value-type="string">
                <text:p>00:01:58</text:p>
              </table:table-cell>
              <table:table-cell office:value-type="float" office:value="0.155548">
                <text:p>0.155548</text:p>
              </table:table-cell>
              <table:table-cell office:value-type="float" office:value="0.001508">
                <text:p>0.001508</text:p>
              </table:table-cell>
            </table:table-row>
            <table:table-row>
              <table:table-cell office:value-type="string">
                <text:p>00:01:59</text:p>
              </table:table-cell>
              <table:table-cell office:value-type="float" office:value="0.198136">
                <text:p>0.198136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00:02:00</text:p>
              </table:table-cell>
              <table:table-cell office:value-type="float" office:value="0.151152">
                <text:p>0.151152</text:p>
              </table:table-cell>
              <table:table-cell office:value-type="float" office:value="0.001209">
                <text:p>0.001209</text:p>
              </table:table-cell>
            </table:table-row>
            <table:table-row>
              <table:table-cell office:value-type="string">
                <text:p>00:02:01</text:p>
              </table:table-cell>
              <table:table-cell office:value-type="float" office:value="0.139378">
                <text:p>0.139378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00:02:02</text:p>
              </table:table-cell>
              <table:table-cell office:value-type="float" office:value="0.195013">
                <text:p>0.195013</text:p>
              </table:table-cell>
              <table:table-cell office:value-type="float" office:value="0.000798">
                <text:p>0.000798</text:p>
              </table:table-cell>
            </table:table-row>
            <table:table-row>
              <table:table-cell office:value-type="string">
                <text:p>00:02:03</text:p>
              </table:table-cell>
              <table:table-cell office:value-type="float" office:value="0.247769">
                <text:p>0.247769</text:p>
              </table:table-cell>
              <table:table-cell office:value-type="float" office:value="0.001046">
                <text:p>0.001046</text:p>
              </table:table-cell>
            </table:table-row>
            <table:table-row>
              <table:table-cell office:value-type="string">
                <text:p>00:02:04</text:p>
              </table:table-cell>
              <table:table-cell office:value-type="float" office:value="0.131383">
                <text:p>0.131383</text:p>
              </table:table-cell>
              <table:table-cell office:value-type="float" office:value="0.00118">
                <text:p>0.00118</text:p>
              </table:table-cell>
            </table:table-row>
            <table:table-row>
              <table:table-cell office:value-type="string">
                <text:p>00:02:05</text:p>
              </table:table-cell>
              <table:table-cell office:value-type="float" office:value="0.160292">
                <text:p>0.160292</text:p>
              </table:table-cell>
              <table:table-cell office:value-type="float" office:value="0.00104">
                <text:p>0.00104</text:p>
              </table:table-cell>
            </table:table-row>
            <table:table-row>
              <table:table-cell office:value-type="string">
                <text:p>00:02:06</text:p>
              </table:table-cell>
              <table:table-cell office:value-type="float" office:value="0.13544">
                <text:p>0.13544</text:p>
              </table:table-cell>
              <table:table-cell office:value-type="float" office:value="0.00106">
                <text:p>0.00106</text:p>
              </table:table-cell>
            </table:table-row>
            <table:table-row>
              <table:table-cell office:value-type="string">
                <text:p>00:02:07</text:p>
              </table:table-cell>
              <table:table-cell office:value-type="float" office:value="0.195776">
                <text:p>0.195776</text:p>
              </table:table-cell>
              <table:table-cell office:value-type="float" office:value="0.001383">
                <text:p>0.001383</text:p>
              </table:table-cell>
            </table:table-row>
            <table:table-row>
              <table:table-cell office:value-type="string">
                <text:p>00:02:08</text:p>
              </table:table-cell>
              <table:table-cell office:value-type="float" office:value="0.127199">
                <text:p>0.127199</text:p>
              </table:table-cell>
              <table:table-cell office:value-type="float" office:value="0.003111">
                <text:p>0.003111</text:p>
              </table:table-cell>
            </table:table-row>
            <table:table-row>
              <table:table-cell office:value-type="string">
                <text:p>00:02:09</text:p>
              </table:table-cell>
              <table:table-cell office:value-type="float" office:value="0.12119">
                <text:p>0.12119</text:p>
              </table:table-cell>
              <table:table-cell office:value-type="float" office:value="0.000984">
                <text:p>0.000984</text:p>
              </table:table-cell>
            </table:table-row>
            <table:table-row>
              <table:table-cell office:value-type="string">
                <text:p>00:02:10</text:p>
              </table:table-cell>
              <table:table-cell office:value-type="float" office:value="0.177818">
                <text:p>0.177818</text:p>
              </table:table-cell>
              <table:table-cell office:value-type="float" office:value="0.000832">
                <text:p>0.000832</text:p>
              </table:table-cell>
            </table:table-row>
            <table:table-row>
              <table:table-cell office:value-type="string">
                <text:p>00:02:11</text:p>
              </table:table-cell>
              <table:table-cell office:value-type="float" office:value="0.155656">
                <text:p>0.155656</text:p>
              </table:table-cell>
              <table:table-cell office:value-type="float" office:value="0.000703">
                <text:p>0.000703</text:p>
              </table:table-cell>
            </table:table-row>
            <table:table-row>
              <table:table-cell office:value-type="string">
                <text:p>00:02:12</text:p>
              </table:table-cell>
              <table:table-cell office:value-type="float" office:value="0.129078">
                <text:p>0.129078</text:p>
              </table:table-cell>
              <table:table-cell office:value-type="float" office:value="0.000698">
                <text:p>0.000698</text:p>
              </table:table-cell>
            </table:table-row>
            <table:table-row>
              <table:table-cell office:value-type="string">
                <text:p>00:02:13</text:p>
              </table:table-cell>
              <table:table-cell office:value-type="float" office:value="0.187781">
                <text:p>0.187781</text:p>
              </table:table-cell>
              <table:table-cell office:value-type="float" office:value="0.001796">
                <text:p>0.001796</text:p>
              </table:table-cell>
            </table:table-row>
            <table:table-row>
              <table:table-cell office:value-type="string">
                <text:p>00:02:14</text:p>
              </table:table-cell>
              <table:table-cell office:value-type="float" office:value="0.177302">
                <text:p>0.177302</text:p>
              </table:table-cell>
              <table:table-cell office:value-type="float" office:value="0.000912">
                <text:p>0.000912</text:p>
              </table:table-cell>
            </table:table-row>
            <table:table-row>
              <table:table-cell office:value-type="string">
                <text:p>00:02:15</text:p>
              </table:table-cell>
              <table:table-cell office:value-type="float" office:value="0.145818">
                <text:p>0.145818</text:p>
              </table:table-cell>
              <table:table-cell office:value-type="float" office:value="0.001509">
                <text:p>0.001509</text:p>
              </table:table-cell>
            </table:table-row>
            <table:table-row>
              <table:table-cell office:value-type="string">
                <text:p>00:02:16</text:p>
              </table:table-cell>
              <table:table-cell office:value-type="float" office:value="0.0902">
                <text:p>0.0902</text:p>
              </table:table-cell>
              <table:table-cell office:value-type="float" office:value="0.000957">
                <text:p>0.000957</text:p>
              </table:table-cell>
            </table:table-row>
            <table:table-row>
              <table:table-cell office:value-type="string">
                <text:p>00:02:17</text:p>
              </table:table-cell>
              <table:table-cell office:value-type="float" office:value="0.121722">
                <text:p>0.121722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00:02:18</text:p>
              </table:table-cell>
              <table:table-cell office:value-type="float" office:value="0.137499">
                <text:p>0.137499</text:p>
              </table:table-cell>
              <table:table-cell office:value-type="float" office:value="0.001536">
                <text:p>0.001536</text:p>
              </table:table-cell>
            </table:table-row>
            <table:table-row>
              <table:table-cell office:value-type="string">
                <text:p>00:02:19</text:p>
              </table:table-cell>
              <table:table-cell office:value-type="float" office:value="0.25266">
                <text:p>0.25266</text:p>
              </table:table-cell>
              <table:table-cell office:value-type="float" office:value="0.000775">
                <text:p>0.000775</text:p>
              </table:table-cell>
            </table:table-row>
            <table:table-row>
              <table:table-cell office:value-type="string">
                <text:p>00:02:20</text:p>
              </table:table-cell>
              <table:table-cell office:value-type="float" office:value="0.15841">
                <text:p>0.15841</text:p>
              </table:table-cell>
              <table:table-cell office:value-type="float" office:value="0.000884">
                <text:p>0.000884</text:p>
              </table:table-cell>
            </table:table-row>
            <table:table-row>
              <table:table-cell office:value-type="string">
                <text:p>00:02:21</text:p>
              </table:table-cell>
              <table:table-cell office:value-type="float" office:value="0.170786">
                <text:p>0.170786</text:p>
              </table:table-cell>
              <table:table-cell office:value-type="float" office:value="0.001142">
                <text:p>0.001142</text:p>
              </table:table-cell>
            </table:table-row>
            <table:table-row>
              <table:table-cell office:value-type="string">
                <text:p>00:02:22</text:p>
              </table:table-cell>
              <table:table-cell office:value-type="float" office:value="0.136161">
                <text:p>0.136161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00:02:23</text:p>
              </table:table-cell>
              <table:table-cell office:value-type="float" office:value="0.12835">
                <text:p>0.12835</text:p>
              </table:table-cell>
              <table:table-cell office:value-type="float" office:value="0.001318">
                <text:p>0.001318</text:p>
              </table:table-cell>
            </table:table-row>
            <table:table-row>
              <table:table-cell office:value-type="string">
                <text:p>00:02:24</text:p>
              </table:table-cell>
              <table:table-cell office:value-type="float" office:value="0.14195">
                <text:p>0.14195</text:p>
              </table:table-cell>
              <table:table-cell office:value-type="float" office:value="0.001218">
                <text:p>0.001218</text:p>
              </table:table-cell>
            </table:table-row>
            <table:table-row>
              <table:table-cell office:value-type="string">
                <text:p>00:02:25</text:p>
              </table:table-cell>
              <table:table-cell office:value-type="float" office:value="0.159306">
                <text:p>0.159306</text:p>
              </table:table-cell>
              <table:table-cell office:value-type="float" office:value="0.000836">
                <text:p>0.000836</text:p>
              </table:table-cell>
            </table:table-row>
            <table:table-row>
              <table:table-cell office:value-type="string">
                <text:p>00:02:26</text:p>
              </table:table-cell>
              <table:table-cell office:value-type="float" office:value="0.206541">
                <text:p>0.206541</text:p>
              </table:table-cell>
              <table:table-cell office:value-type="float" office:value="0.000844">
                <text:p>0.000844</text:p>
              </table:table-cell>
            </table:table-row>
            <table:table-row>
              <table:table-cell office:value-type="string">
                <text:p>00:02:27</text:p>
              </table:table-cell>
              <table:table-cell office:value-type="float" office:value="0.180417">
                <text:p>0.180417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00:02:28</text:p>
              </table:table-cell>
              <table:table-cell office:value-type="float" office:value="0.172733">
                <text:p>0.172733</text:p>
              </table:table-cell>
              <table:table-cell office:value-type="float" office:value="0.00083">
                <text:p>0.00083</text:p>
              </table:table-cell>
            </table:table-row>
            <table:table-row>
              <table:table-cell office:value-type="string">
                <text:p>00:02:29</text:p>
              </table:table-cell>
              <table:table-cell office:value-type="float" office:value="0.229564">
                <text:p>0.229564</text:p>
              </table:table-cell>
              <table:table-cell office:value-type="float" office:value="0.000996">
                <text:p>0.000996</text:p>
              </table:table-cell>
            </table:table-row>
            <table:table-row>
              <table:table-cell office:value-type="string">
                <text:p>00:02:30</text:p>
              </table:table-cell>
              <table:table-cell office:value-type="float" office:value="0.270509">
                <text:p>0.270509</text:p>
              </table:table-cell>
              <table:table-cell office:value-type="float" office:value="0.00081">
                <text:p>0.00081</text:p>
              </table:table-cell>
            </table:table-row>
            <table:table-row>
              <table:table-cell office:value-type="string">
                <text:p>00:02:31</text:p>
              </table:table-cell>
              <table:table-cell office:value-type="float" office:value="0.320094">
                <text:p>0.320094</text:p>
              </table:table-cell>
              <table:table-cell office:value-type="float" office:value="0.001358">
                <text:p>0.001358</text:p>
              </table:table-cell>
            </table:table-row>
            <table:table-row>
              <table:table-cell office:value-type="string">
                <text:p>00:02:32</text:p>
              </table:table-cell>
              <table:table-cell office:value-type="float" office:value="0.241293">
                <text:p>0.241293</text:p>
              </table:table-cell>
              <table:table-cell office:value-type="float" office:value="0.000923">
                <text:p>0.000923</text:p>
              </table:table-cell>
            </table:table-row>
            <table:table-row>
              <table:table-cell office:value-type="string">
                <text:p>00:02:33</text:p>
              </table:table-cell>
              <table:table-cell office:value-type="float" office:value="0.225386">
                <text:p>0.225386</text:p>
              </table:table-cell>
              <table:table-cell office:value-type="float" office:value="0.001165">
                <text:p>0.001165</text:p>
              </table:table-cell>
            </table:table-row>
            <table:table-row>
              <table:table-cell office:value-type="string">
                <text:p>00:02:34</text:p>
              </table:table-cell>
              <table:table-cell office:value-type="float" office:value="0.234035">
                <text:p>0.234035</text:p>
              </table:table-cell>
              <table:table-cell office:value-type="float" office:value="0.000928">
                <text:p>0.000928</text:p>
              </table:table-cell>
            </table:table-row>
            <table:table-row>
              <table:table-cell office:value-type="string">
                <text:p>00:02:35</text:p>
              </table:table-cell>
              <table:table-cell office:value-type="float" office:value="0.189868">
                <text:p>0.189868</text:p>
              </table:table-cell>
              <table:table-cell office:value-type="float" office:value="0.000901">
                <text:p>0.000901</text:p>
              </table:table-cell>
            </table:table-row>
            <table:table-row>
              <table:table-cell office:value-type="string">
                <text:p>00:02:36</text:p>
              </table:table-cell>
              <table:table-cell office:value-type="float" office:value="0.273318">
                <text:p>0.273318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00:02:37</text:p>
              </table:table-cell>
              <table:table-cell office:value-type="float" office:value="0.313102">
                <text:p>0.313102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00:02:38</text:p>
              </table:table-cell>
              <table:table-cell office:value-type="float" office:value="0.188208">
                <text:p>0.188208</text:p>
              </table:table-cell>
              <table:table-cell office:value-type="float" office:value="0.001257">
                <text:p>0.001257</text:p>
              </table:table-cell>
            </table:table-row>
            <table:table-row>
              <table:table-cell office:value-type="string">
                <text:p>00:02:39</text:p>
              </table:table-cell>
              <table:table-cell office:value-type="float" office:value="0.205832">
                <text:p>0.205832</text:p>
              </table:table-cell>
              <table:table-cell office:value-type="float" office:value="0.000864">
                <text:p>0.000864</text:p>
              </table:table-cell>
            </table:table-row>
            <table:table-row>
              <table:table-cell office:value-type="string">
                <text:p>00:02:40</text:p>
              </table:table-cell>
              <table:table-cell office:value-type="float" office:value="0.309101">
                <text:p>0.309101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00:02:41</text:p>
              </table:table-cell>
              <table:table-cell office:value-type="float" office:value="0.289959">
                <text:p>0.289959</text:p>
              </table:table-cell>
              <table:table-cell office:value-type="float" office:value="0.001954">
                <text:p>0.001954</text:p>
              </table:table-cell>
            </table:table-row>
            <table:table-row>
              <table:table-cell office:value-type="string">
                <text:p>00:02:42</text:p>
              </table:table-cell>
              <table:table-cell office:value-type="float" office:value="0.242785">
                <text:p>0.242785</text:p>
              </table:table-cell>
              <table:table-cell office:value-type="float" office:value="0.001086">
                <text:p>0.001086</text:p>
              </table:table-cell>
            </table:table-row>
            <table:table-row>
              <table:table-cell office:value-type="string">
                <text:p>00:02:43</text:p>
              </table:table-cell>
              <table:table-cell office:value-type="float" office:value="0.360765">
                <text:p>0.360765</text:p>
              </table:table-cell>
              <table:table-cell office:value-type="float" office:value="0.000869">
                <text:p>0.000869</text:p>
              </table:table-cell>
            </table:table-row>
            <table:table-row>
              <table:table-cell office:value-type="string">
                <text:p>00:02:44</text:p>
              </table:table-cell>
              <table:table-cell office:value-type="float" office:value="0.397196">
                <text:p>0.397196</text:p>
              </table:table-cell>
              <table:table-cell office:value-type="float" office:value="0.000711">
                <text:p>0.000711</text:p>
              </table:table-cell>
            </table:table-row>
            <table:table-row>
              <table:table-cell office:value-type="string">
                <text:p>00:02:45</text:p>
              </table:table-cell>
              <table:table-cell office:value-type="float" office:value="0.320307">
                <text:p>0.320307</text:p>
              </table:table-cell>
              <table:table-cell office:value-type="float" office:value="0.001221">
                <text:p>0.001221</text:p>
              </table:table-cell>
            </table:table-row>
            <table:table-row>
              <table:table-cell office:value-type="string">
                <text:p>00:02:46</text:p>
              </table:table-cell>
              <table:table-cell office:value-type="float" office:value="0.222552">
                <text:p>0.222552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>
                <text:p>00:02:47</text:p>
              </table:table-cell>
              <table:table-cell office:value-type="float" office:value="0.344349">
                <text:p>0.344349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string">
                <text:p>00:02:48</text:p>
              </table:table-cell>
              <table:table-cell office:value-type="float" office:value="0.339791">
                <text:p>0.339791</text:p>
              </table:table-cell>
              <table:table-cell office:value-type="float" office:value="0.001213">
                <text:p>0.001213</text:p>
              </table:table-cell>
            </table:table-row>
            <table:table-row>
              <table:table-cell office:value-type="string">
                <text:p>00:02:49</text:p>
              </table:table-cell>
              <table:table-cell office:value-type="float" office:value="0.209402">
                <text:p>0.209402</text:p>
              </table:table-cell>
              <table:table-cell office:value-type="float" office:value="0.001923">
                <text:p>0.001923</text:p>
              </table:table-cell>
            </table:table-row>
            <table:table-row>
              <table:table-cell office:value-type="string">
                <text:p>00:02:50</text:p>
              </table:table-cell>
              <table:table-cell office:value-type="float" office:value="0.085656">
                <text:p>0.085656</text:p>
              </table:table-cell>
              <table:table-cell office:value-type="float" office:value="0.00197">
                <text:p>0.00197</text:p>
              </table:table-cell>
            </table:table-row>
            <table:table-row>
              <table:table-cell office:value-type="string">
                <text:p>00:02:51</text:p>
              </table:table-cell>
              <table:table-cell office:value-type="float" office:value="0.065609">
                <text:p>0.065609</text:p>
              </table:table-cell>
              <table:table-cell office:value-type="float" office:value="0.001838">
                <text:p>0.001838</text:p>
              </table:table-cell>
            </table:table-row>
            <table:table-row>
              <table:table-cell office:value-type="string">
                <text:p>00:02:52</text:p>
              </table:table-cell>
              <table:table-cell office:value-type="float" office:value="0.042489">
                <text:p>0.042489</text:p>
              </table:table-cell>
              <table:table-cell office:value-type="float" office:value="0.002153">
                <text:p>0.002153</text:p>
              </table:table-cell>
            </table:table-row>
            <table:table-row>
              <table:table-cell office:value-type="string">
                <text:p>00:02:53</text:p>
              </table:table-cell>
              <table:table-cell office:value-type="float" office:value="0.053693">
                <text:p>0.053693</text:p>
              </table:table-cell>
              <table:table-cell office:value-type="float" office:value="0.001914">
                <text:p>0.001914</text:p>
              </table:table-cell>
            </table:table-row>
            <table:table-row>
              <table:table-cell office:value-type="string">
                <text:p>00:02:54</text:p>
              </table:table-cell>
              <table:table-cell office:value-type="float" office:value="0.05048">
                <text:p>0.05048</text:p>
              </table:table-cell>
              <table:table-cell office:value-type="float" office:value="0.001404">
                <text:p>0.001404</text:p>
              </table:table-cell>
            </table:table-row>
            <table:table-row>
              <table:table-cell office:value-type="string">
                <text:p>00:02:55</text:p>
              </table:table-cell>
              <table:table-cell office:value-type="float" office:value="0.049847">
                <text:p>0.049847</text:p>
              </table:table-cell>
              <table:table-cell office:value-type="float" office:value="0.001541">
                <text:p>0.001541</text:p>
              </table:table-cell>
            </table:table-row>
            <table:table-row>
              <table:table-cell office:value-type="string">
                <text:p>00:02:56</text:p>
              </table:table-cell>
              <table:table-cell office:value-type="float" office:value="0.053535">
                <text:p>0.053535</text:p>
              </table:table-cell>
              <table:table-cell office:value-type="float" office:value="0.003467">
                <text:p>0.003467</text:p>
              </table:table-cell>
            </table:table-row>
            <table:table-row>
              <table:table-cell office:value-type="string">
                <text:p>00:02:57</text:p>
              </table:table-cell>
              <table:table-cell office:value-type="float" office:value="0.048752">
                <text:p>0.048752</text:p>
              </table:table-cell>
              <table:table-cell office:value-type="float" office:value="0.001268">
                <text:p>0.001268</text:p>
              </table:table-cell>
            </table:table-row>
            <table:table-row>
              <table:table-cell office:value-type="string">
                <text:p>00:02:58</text:p>
              </table:table-cell>
              <table:table-cell office:value-type="float" office:value="0.064956">
                <text:p>0.064956</text:p>
              </table:table-cell>
              <table:table-cell office:value-type="float" office:value="0.001974">
                <text:p>0.001974</text:p>
              </table:table-cell>
            </table:table-row>
            <table:table-row>
              <table:table-cell office:value-type="string">
                <text:p>00:02:59</text:p>
              </table:table-cell>
              <table:table-cell office:value-type="float" office:value="0.0425">
                <text:p>0.0425</text:p>
              </table:table-cell>
              <table:table-cell office:value-type="float" office:value="0.002805">
                <text:p>0.002805</text:p>
              </table:table-cell>
            </table:table-row>
            <table:table-row>
              <table:table-cell office:value-type="string">
                <text:p>00:03:00</text:p>
              </table:table-cell>
              <table:table-cell office:value-type="float" office:value="0.050133">
                <text:p>0.050133</text:p>
              </table:table-cell>
              <table:table-cell office:value-type="float" office:value="0.001911">
                <text:p>0.001911</text:p>
              </table:table-cell>
            </table:table-row>
            <table:table-row>
              <table:table-cell office:value-type="string">
                <text:p>00:03:01</text:p>
              </table:table-cell>
              <table:table-cell office:value-type="float" office:value="0.050718">
                <text:p>0.050718</text:p>
              </table:table-cell>
              <table:table-cell office:value-type="float" office:value="0.002051">
                <text:p>0.002051</text:p>
              </table:table-cell>
            </table:table-row>
            <table:table-row>
              <table:table-cell office:value-type="string">
                <text:p>00:03:02</text:p>
              </table:table-cell>
              <table:table-cell office:value-type="float" office:value="0.052232">
                <text:p>0.052232</text:p>
              </table:table-cell>
              <table:table-cell office:value-type="float" office:value="0.001918">
                <text:p>0.001918</text:p>
              </table:table-cell>
            </table:table-row>
            <table:table-row>
              <table:table-cell office:value-type="string">
                <text:p>00:03:03</text:p>
              </table:table-cell>
              <table:table-cell office:value-type="float" office:value="0.046704">
                <text:p>0.046704</text:p>
              </table:table-cell>
              <table:table-cell office:value-type="float" office:value="0.000985">
                <text:p>0.000985</text:p>
              </table:table-cell>
            </table:table-row>
            <table:table-row>
              <table:table-cell office:value-type="string">
                <text:p>00:03:04</text:p>
              </table:table-cell>
              <table:table-cell office:value-type="float" office:value="0.040358">
                <text:p>0.040358</text:p>
              </table:table-cell>
              <table:table-cell office:value-type="float" office:value="0.001542">
                <text:p>0.001542</text:p>
              </table:table-cell>
            </table:table-row>
            <table:table-row>
              <table:table-cell office:value-type="string">
                <text:p>00:03:05</text:p>
              </table:table-cell>
              <table:table-cell office:value-type="float" office:value="0.051948">
                <text:p>0.051948</text:p>
              </table:table-cell>
              <table:table-cell office:value-type="float" office:value="0.002185">
                <text:p>0.002185</text:p>
              </table:table-cell>
            </table:table-row>
            <table:table-row>
              <table:table-cell office:value-type="string">
                <text:p>00:03:06</text:p>
              </table:table-cell>
              <table:table-cell office:value-type="float" office:value="0.068272">
                <text:p>0.068272</text:p>
              </table:table-cell>
              <table:table-cell office:value-type="float" office:value="0.002123">
                <text:p>0.002123</text:p>
              </table:table-cell>
            </table:table-row>
            <table:table-row>
              <table:table-cell office:value-type="string">
                <text:p>00:03:07</text:p>
              </table:table-cell>
              <table:table-cell office:value-type="float" office:value="0.04228">
                <text:p>0.04228</text:p>
              </table:table-cell>
              <table:table-cell office:value-type="float" office:value="0.001815">
                <text:p>0.001815</text:p>
              </table:table-cell>
            </table:table-row>
            <table:table-row>
              <table:table-cell office:value-type="string">
                <text:p>00:03:08</text:p>
              </table:table-cell>
              <table:table-cell office:value-type="float" office:value="0.041554">
                <text:p>0.041554</text:p>
              </table:table-cell>
              <table:table-cell office:value-type="float" office:value="0.001521">
                <text:p>0.001521</text:p>
              </table:table-cell>
            </table:table-row>
            <table:table-row>
              <table:table-cell office:value-type="string">
                <text:p>00:03:09</text:p>
              </table:table-cell>
              <table:table-cell office:value-type="float" office:value="0.052768">
                <text:p>0.052768</text:p>
              </table:table-cell>
              <table:table-cell office:value-type="float" office:value="0.002076">
                <text:p>0.002076</text:p>
              </table:table-cell>
            </table:table-row>
            <table:table-row>
              <table:table-cell office:value-type="string">
                <text:p>00:03:10</text:p>
              </table:table-cell>
              <table:table-cell office:value-type="float" office:value="0.047096">
                <text:p>0.047096</text:p>
              </table:table-cell>
              <table:table-cell office:value-type="float" office:value="0.001175">
                <text:p>0.001175</text:p>
              </table:table-cell>
            </table:table-row>
            <table:table-row>
              <table:table-cell office:value-type="string">
                <text:p>00:03:11</text:p>
              </table:table-cell>
              <table:table-cell office:value-type="float" office:value="0.04107">
                <text:p>0.04107</text:p>
              </table:table-cell>
              <table:table-cell office:value-type="float" office:value="0.001297">
                <text:p>0.001297</text:p>
              </table:table-cell>
            </table:table-row>
            <table:table-row>
              <table:table-cell office:value-type="string">
                <text:p>00:03:12</text:p>
              </table:table-cell>
              <table:table-cell office:value-type="float" office:value="0.039875">
                <text:p>0.039875</text:p>
              </table:table-cell>
              <table:table-cell office:value-type="float" office:value="0.001306">
                <text:p>0.001306</text:p>
              </table:table-cell>
            </table:table-row>
            <table:table-row>
              <table:table-cell office:value-type="string">
                <text:p>00:03:13</text:p>
              </table:table-cell>
              <table:table-cell office:value-type="float" office:value="0.049119">
                <text:p>0.049119</text:p>
              </table:table-cell>
              <table:table-cell office:value-type="float" office:value="0.001184">
                <text:p>0.001184</text:p>
              </table:table-cell>
            </table:table-row>
            <table:table-row>
              <table:table-cell office:value-type="string">
                <text:p>00:03:14</text:p>
              </table:table-cell>
              <table:table-cell office:value-type="float" office:value="0.053102">
                <text:p>0.053102</text:p>
              </table:table-cell>
              <table:table-cell office:value-type="float" office:value="0.001399">
                <text:p>0.001399</text:p>
              </table:table-cell>
            </table:table-row>
            <table:table-row>
              <table:table-cell office:value-type="string">
                <text:p>00:03:15</text:p>
              </table:table-cell>
              <table:table-cell office:value-type="float" office:value="0.048453">
                <text:p>0.048453</text:p>
              </table:table-cell>
              <table:table-cell office:value-type="float" office:value="0.002055">
                <text:p>0.002055</text:p>
              </table:table-cell>
            </table:table-row>
            <table:table-row>
              <table:table-cell office:value-type="string">
                <text:p>00:03:16</text:p>
              </table:table-cell>
              <table:table-cell office:value-type="float" office:value="0.045225">
                <text:p>0.045225</text:p>
              </table:table-cell>
              <table:table-cell office:value-type="float" office:value="0.00278">
                <text:p>0.00278</text:p>
              </table:table-cell>
            </table:table-row>
            <table:table-row>
              <table:table-cell office:value-type="string">
                <text:p>00:03:17</text:p>
              </table:table-cell>
              <table:table-cell office:value-type="float" office:value="0.046215">
                <text:p>0.046215</text:p>
              </table:table-cell>
              <table:table-cell office:value-type="float" office:value="0.003025">
                <text:p>0.003025</text:p>
              </table:table-cell>
            </table:table-row>
            <table:table-row>
              <table:table-cell office:value-type="string">
                <text:p>00:03:18</text:p>
              </table:table-cell>
              <table:table-cell office:value-type="float" office:value="0.038014">
                <text:p>0.038014</text:p>
              </table:table-cell>
              <table:table-cell office:value-type="float" office:value="0.002361">
                <text:p>0.002361</text:p>
              </table:table-cell>
            </table:table-row>
            <table:table-row>
              <table:table-cell office:value-type="string">
                <text:p>00:03:19</text:p>
              </table:table-cell>
              <table:table-cell office:value-type="float" office:value="0.044781">
                <text:p>0.044781</text:p>
              </table:table-cell>
              <table:table-cell office:value-type="float" office:value="0.001519">
                <text:p>0.001519</text:p>
              </table:table-cell>
            </table:table-row>
            <table:table-row>
              <table:table-cell office:value-type="string">
                <text:p>00:03:20</text:p>
              </table:table-cell>
              <table:table-cell office:value-type="float" office:value="0.049466">
                <text:p>0.049466</text:p>
              </table:table-cell>
              <table:table-cell office:value-type="float" office:value="0.003729">
                <text:p>0.003729</text:p>
              </table:table-cell>
            </table:table-row>
            <table:table-row>
              <table:table-cell office:value-type="string">
                <text:p>00:03:21</text:p>
              </table:table-cell>
              <table:table-cell office:value-type="float" office:value="0.063288">
                <text:p>0.063288</text:p>
              </table:table-cell>
              <table:table-cell office:value-type="float" office:value="0.002241">
                <text:p>0.002241</text:p>
              </table:table-cell>
            </table:table-row>
            <table:table-row>
              <table:table-cell office:value-type="string">
                <text:p>00:03:22</text:p>
              </table:table-cell>
              <table:table-cell office:value-type="float" office:value="0.047933">
                <text:p>0.047933</text:p>
              </table:table-cell>
              <table:table-cell office:value-type="float" office:value="0.001339">
                <text:p>0.001339</text:p>
              </table:table-cell>
            </table:table-row>
            <table:table-row>
              <table:table-cell office:value-type="string">
                <text:p>00:03:23</text:p>
              </table:table-cell>
              <table:table-cell office:value-type="float" office:value="0.044277">
                <text:p>0.044277</text:p>
              </table:table-cell>
              <table:table-cell office:value-type="float" office:value="0.001049">
                <text:p>0.001049</text:p>
              </table:table-cell>
            </table:table-row>
            <table:table-row>
              <table:table-cell office:value-type="string">
                <text:p>00:03:24</text:p>
              </table:table-cell>
              <table:table-cell office:value-type="float" office:value="0.063121">
                <text:p>0.063121</text:p>
              </table:table-cell>
              <table:table-cell office:value-type="float" office:value="0.003524">
                <text:p>0.003524</text:p>
              </table:table-cell>
            </table:table-row>
            <table:table-row>
              <table:table-cell office:value-type="string">
                <text:p>00:03:25</text:p>
              </table:table-cell>
              <table:table-cell office:value-type="float" office:value="0.061929">
                <text:p>0.061929</text:p>
              </table:table-cell>
              <table:table-cell office:value-type="float" office:value="0.001179">
                <text:p>0.001179</text:p>
              </table:table-cell>
            </table:table-row>
            <table:table-row>
              <table:table-cell office:value-type="string">
                <text:p>00:03:26</text:p>
              </table:table-cell>
              <table:table-cell office:value-type="float" office:value="0.052852">
                <text:p>0.052852</text:p>
              </table:table-cell>
              <table:table-cell office:value-type="float" office:value="0.001512">
                <text:p>0.001512</text:p>
              </table:table-cell>
            </table:table-row>
            <table:table-row>
              <table:table-cell office:value-type="string">
                <text:p>00:03:27</text:p>
              </table:table-cell>
              <table:table-cell office:value-type="float" office:value="0.04672">
                <text:p>0.04672</text:p>
              </table:table-cell>
              <table:table-cell office:value-type="float" office:value="0.001251">
                <text:p>0.001251</text:p>
              </table:table-cell>
            </table:table-row>
            <table:table-row>
              <table:table-cell office:value-type="string">
                <text:p>00:03:28</text:p>
              </table:table-cell>
              <table:table-cell office:value-type="float" office:value="0.046368">
                <text:p>0.046368</text:p>
              </table:table-cell>
              <table:table-cell office:value-type="float" office:value="0.001436">
                <text:p>0.001436</text:p>
              </table:table-cell>
            </table:table-row>
            <table:table-row>
              <table:table-cell office:value-type="string">
                <text:p>00:03:29</text:p>
              </table:table-cell>
              <table:table-cell office:value-type="float" office:value="0.05227">
                <text:p>0.05227</text:p>
              </table:table-cell>
              <table:table-cell office:value-type="float" office:value="0.001047">
                <text:p>0.001047</text:p>
              </table:table-cell>
            </table:table-row>
            <table:table-row>
              <table:table-cell office:value-type="string">
                <text:p>00:03:30</text:p>
              </table:table-cell>
              <table:table-cell office:value-type="float" office:value="0.033928">
                <text:p>0.033928</text:p>
              </table:table-cell>
              <table:table-cell office:value-type="float" office:value="0.001805">
                <text:p>0.001805</text:p>
              </table:table-cell>
            </table:table-row>
            <table:table-row>
              <table:table-cell office:value-type="string">
                <text:p>00:03:31</text:p>
              </table:table-cell>
              <table:table-cell office:value-type="float" office:value="0.065799">
                <text:p>0.065799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00:03:32</text:p>
              </table:table-cell>
              <table:table-cell office:value-type="float" office:value="0.045324">
                <text:p>0.045324</text:p>
              </table:table-cell>
              <table:table-cell office:value-type="float" office:value="0.004158">
                <text:p>0.004158</text:p>
              </table:table-cell>
            </table:table-row>
            <table:table-row>
              <table:table-cell office:value-type="string">
                <text:p>00:03:33</text:p>
              </table:table-cell>
              <table:table-cell office:value-type="float" office:value="0.050576">
                <text:p>0.050576</text:p>
              </table:table-cell>
              <table:table-cell office:value-type="float" office:value="0.001808">
                <text:p>0.001808</text:p>
              </table:table-cell>
            </table:table-row>
            <table:table-row>
              <table:table-cell office:value-type="string">
                <text:p>00:03:34</text:p>
              </table:table-cell>
              <table:table-cell office:value-type="float" office:value="0.04735">
                <text:p>0.04735</text:p>
              </table:table-cell>
              <table:table-cell office:value-type="float" office:value="0.001928">
                <text:p>0.001928</text:p>
              </table:table-cell>
            </table:table-row>
            <table:table-row>
              <table:table-cell office:value-type="string">
                <text:p>00:03:35</text:p>
              </table:table-cell>
              <table:table-cell office:value-type="float" office:value="0.052736">
                <text:p>0.052736</text:p>
              </table:table-cell>
              <table:table-cell office:value-type="float" office:value="0.002392">
                <text:p>0.002392</text:p>
              </table:table-cell>
            </table:table-row>
            <table:table-row>
              <table:table-cell office:value-type="string">
                <text:p>00:03:36</text:p>
              </table:table-cell>
              <table:table-cell office:value-type="float" office:value="0.051701">
                <text:p>0.051701</text:p>
              </table:table-cell>
              <table:table-cell office:value-type="float" office:value="0.002041">
                <text:p>0.002041</text:p>
              </table:table-cell>
            </table:table-row>
            <table:table-row>
              <table:table-cell office:value-type="string">
                <text:p>00:03:37</text:p>
              </table:table-cell>
              <table:table-cell office:value-type="float" office:value="0.052594">
                <text:p>0.052594</text:p>
              </table:table-cell>
              <table:table-cell office:value-type="float" office:value="0.002493">
                <text:p>0.002493</text:p>
              </table:table-cell>
            </table:table-row>
            <table:table-row>
              <table:table-cell office:value-type="string">
                <text:p>00:03:38</text:p>
              </table:table-cell>
              <table:table-cell office:value-type="float" office:value="0.070442">
                <text:p>0.070442</text:p>
              </table:table-cell>
              <table:table-cell office:value-type="float" office:value="0.001941">
                <text:p>0.001941</text:p>
              </table:table-cell>
            </table:table-row>
            <table:table-row>
              <table:table-cell office:value-type="string">
                <text:p>00:03:39</text:p>
              </table:table-cell>
              <table:table-cell office:value-type="float" office:value="0.06916">
                <text:p>0.06916</text:p>
              </table:table-cell>
              <table:table-cell office:value-type="float" office:value="0.002128">
                <text:p>0.002128</text:p>
              </table:table-cell>
            </table:table-row>
            <table:table-row>
              <table:table-cell office:value-type="string">
                <text:p>00:03:40</text:p>
              </table:table-cell>
              <table:table-cell office:value-type="float" office:value="0.035157">
                <text:p>0.035157</text:p>
              </table:table-cell>
              <table:table-cell office:value-type="float" office:value="0.001543">
                <text:p>0.001543</text:p>
              </table:table-cell>
            </table:table-row>
            <table:table-row>
              <table:table-cell office:value-type="string">
                <text:p>00:03:41</text:p>
              </table:table-cell>
              <table:table-cell office:value-type="float" office:value="0.044732">
                <text:p>0.044732</text:p>
              </table:table-cell>
              <table:table-cell office:value-type="float" office:value="0.001898">
                <text:p>0.001898</text:p>
              </table:table-cell>
            </table:table-row>
            <table:table-row>
              <table:table-cell office:value-type="string">
                <text:p>00:03:42</text:p>
              </table:table-cell>
              <table:table-cell office:value-type="float" office:value="0.046798">
                <text:p>0.046798</text:p>
              </table:table-cell>
              <table:table-cell office:value-type="float" office:value="0.003922">
                <text:p>0.003922</text:p>
              </table:table-cell>
            </table:table-row>
            <table:table-row>
              <table:table-cell office:value-type="string">
                <text:p>00:03:43</text:p>
              </table:table-cell>
              <table:table-cell office:value-type="float" office:value="0.044569">
                <text:p>0.044569</text:p>
              </table:table-cell>
              <table:table-cell office:value-type="float" office:value="0.001943">
                <text:p>0.001943</text:p>
              </table:table-cell>
            </table:table-row>
            <table:table-row>
              <table:table-cell office:value-type="string">
                <text:p>00:03:44</text:p>
              </table:table-cell>
              <table:table-cell office:value-type="float" office:value="0.049817">
                <text:p>0.049817</text:p>
              </table:table-cell>
              <table:table-cell office:value-type="float" office:value="0.003052">
                <text:p>0.003052</text:p>
              </table:table-cell>
            </table:table-row>
            <table:table-row>
              <table:table-cell office:value-type="string">
                <text:p>00:03:45</text:p>
              </table:table-cell>
              <table:table-cell office:value-type="float" office:value="0.044832">
                <text:p>0.044832</text:p>
              </table:table-cell>
              <table:table-cell office:value-type="float" office:value="0.002689">
                <text:p>0.002689</text:p>
              </table:table-cell>
            </table:table-row>
            <table:table-row>
              <table:table-cell office:value-type="string">
                <text:p>00:03:46</text:p>
              </table:table-cell>
              <table:table-cell office:value-type="float" office:value="0.047511">
                <text:p>0.047511</text:p>
              </table:table-cell>
              <table:table-cell office:value-type="float" office:value="0.002558">
                <text:p>0.002558</text:p>
              </table:table-cell>
            </table:table-row>
            <table:table-row>
              <table:table-cell office:value-type="string">
                <text:p>00:03:47</text:p>
              </table:table-cell>
              <table:table-cell office:value-type="float" office:value="0.042871">
                <text:p>0.042871</text:p>
              </table:table-cell>
              <table:table-cell office:value-type="float" office:value="0.002581">
                <text:p>0.002581</text:p>
              </table:table-cell>
            </table:table-row>
            <table:table-row>
              <table:table-cell office:value-type="string">
                <text:p>00:03:48</text:p>
              </table:table-cell>
              <table:table-cell office:value-type="float" office:value="0.050777">
                <text:p>0.050777</text:p>
              </table:table-cell>
              <table:table-cell office:value-type="float" office:value="0.002088">
                <text:p>0.002088</text:p>
              </table:table-cell>
            </table:table-row>
            <table:table-row>
              <table:table-cell office:value-type="string">
                <text:p>00:03:49</text:p>
              </table:table-cell>
              <table:table-cell office:value-type="float" office:value="0.040858">
                <text:p>0.040858</text:p>
              </table:table-cell>
              <table:table-cell office:value-type="float" office:value="0.001377">
                <text:p>0.001377</text:p>
              </table:table-cell>
            </table:table-row>
            <table:table-row>
              <table:table-cell office:value-type="string">
                <text:p>00:03:50</text:p>
              </table:table-cell>
              <table:table-cell office:value-type="float" office:value="0.052576">
                <text:p>0.052576</text:p>
              </table:table-cell>
              <table:table-cell office:value-type="float" office:value="0.002254">
                <text:p>0.002254</text:p>
              </table:table-cell>
            </table:table-row>
            <table:table-row>
              <table:table-cell office:value-type="string">
                <text:p>00:03:51</text:p>
              </table:table-cell>
              <table:table-cell office:value-type="float" office:value="0.050716">
                <text:p>0.050716</text:p>
              </table:table-cell>
              <table:table-cell office:value-type="float" office:value="0.001609">
                <text:p>0.001609</text:p>
              </table:table-cell>
            </table:table-row>
            <table:table-row>
              <table:table-cell office:value-type="string">
                <text:p>00:03:52</text:p>
              </table:table-cell>
              <table:table-cell office:value-type="float" office:value="0.041585">
                <text:p>0.041585</text:p>
              </table:table-cell>
              <table:table-cell office:value-type="float" office:value="0.003076">
                <text:p>0.003076</text:p>
              </table:table-cell>
            </table:table-row>
            <table:table-row>
              <table:table-cell office:value-type="string">
                <text:p>00:03:53</text:p>
              </table:table-cell>
              <table:table-cell office:value-type="float" office:value="0.066332">
                <text:p>0.066332</text:p>
              </table:table-cell>
              <table:table-cell office:value-type="float" office:value="0.001786">
                <text:p>0.001786</text:p>
              </table:table-cell>
            </table:table-row>
            <table:table-row>
              <table:table-cell office:value-type="string">
                <text:p>00:03:54</text:p>
              </table:table-cell>
              <table:table-cell office:value-type="float" office:value="0.044283">
                <text:p>0.044283</text:p>
              </table:table-cell>
              <table:table-cell office:value-type="float" office:value="0.001428">
                <text:p>0.001428</text:p>
              </table:table-cell>
            </table:table-row>
            <table:table-row>
              <table:table-cell office:value-type="string">
                <text:p>00:03:55</text:p>
              </table:table-cell>
              <table:table-cell office:value-type="float" office:value="0.078464">
                <text:p>0.078464</text:p>
              </table:table-cell>
              <table:table-cell office:value-type="float" office:value="0.00209">
                <text:p>0.00209</text:p>
              </table:table-cell>
            </table:table-row>
            <table:table-row>
              <table:table-cell office:value-type="string">
                <text:p>00:03:56</text:p>
              </table:table-cell>
              <table:table-cell office:value-type="float" office:value="0.05239">
                <text:p>0.05239</text:p>
              </table:table-cell>
              <table:table-cell office:value-type="float" office:value="0.001695">
                <text:p>0.001695</text:p>
              </table:table-cell>
            </table:table-row>
            <table:table-row>
              <table:table-cell office:value-type="string">
                <text:p>00:03:57</text:p>
              </table:table-cell>
              <table:table-cell office:value-type="float" office:value="0.046582">
                <text:p>0.046582</text:p>
              </table:table-cell>
              <table:table-cell office:value-type="float" office:value="0.001515">
                <text:p>0.001515</text:p>
              </table:table-cell>
            </table:table-row>
            <table:table-row>
              <table:table-cell office:value-type="string">
                <text:p>00:03:58</text:p>
              </table:table-cell>
              <table:table-cell office:value-type="float" office:value="0.052622">
                <text:p>0.052622</text:p>
              </table:table-cell>
              <table:table-cell office:value-type="float" office:value="0.003442">
                <text:p>0.003442</text:p>
              </table:table-cell>
            </table:table-row>
            <table:table-row>
              <table:table-cell office:value-type="string">
                <text:p>00:03:59</text:p>
              </table:table-cell>
              <table:table-cell office:value-type="float" office:value="0.070621">
                <text:p>0.070621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00:04:00</text:p>
              </table:table-cell>
              <table:table-cell office:value-type="float" office:value="0.053416">
                <text:p>0.053416</text:p>
              </table:table-cell>
              <table:table-cell office:value-type="float" office:value="0.002877">
                <text:p>0.002877</text:p>
              </table:table-cell>
            </table:table-row>
            <table:table-row>
              <table:table-cell office:value-type="string">
                <text:p>00:04:01</text:p>
              </table:table-cell>
              <table:table-cell office:value-type="float" office:value="0.053037">
                <text:p>0.053037</text:p>
              </table:table-cell>
              <table:table-cell office:value-type="float" office:value="0.001212">
                <text:p>0.001212</text:p>
              </table:table-cell>
            </table:table-row>
            <table:table-row>
              <table:table-cell office:value-type="string">
                <text:p>00:04:02</text:p>
              </table:table-cell>
              <table:table-cell office:value-type="float" office:value="0.043209">
                <text:p>0.043209</text:p>
              </table:table-cell>
              <table:table-cell office:value-type="float" office:value="0.002033">
                <text:p>0.002033</text:p>
              </table:table-cell>
            </table:table-row>
            <table:table-row>
              <table:table-cell office:value-type="string">
                <text:p>00:04:03</text:p>
              </table:table-cell>
              <table:table-cell office:value-type="float" office:value="0.059094">
                <text:p>0.059094</text:p>
              </table:table-cell>
              <table:table-cell office:value-type="float" office:value="0.001222">
                <text:p>0.001222</text:p>
              </table:table-cell>
            </table:table-row>
            <table:table-row>
              <table:table-cell office:value-type="string">
                <text:p>00:04:04</text:p>
              </table:table-cell>
              <table:table-cell office:value-type="float" office:value="0.06981">
                <text:p>0.06981</text:p>
              </table:table-cell>
              <table:table-cell office:value-type="float" office:value="0.001651">
                <text:p>0.001651</text:p>
              </table:table-cell>
            </table:table-row>
            <table:table-row>
              <table:table-cell office:value-type="string">
                <text:p>00:04:05</text:p>
              </table:table-cell>
              <table:table-cell office:value-type="float" office:value="0.052499">
                <text:p>0.052499</text:p>
              </table:table-cell>
              <table:table-cell office:value-type="float" office:value="0.002672">
                <text:p>0.002672</text:p>
              </table:table-cell>
            </table:table-row>
            <table:table-row>
              <table:table-cell office:value-type="string">
                <text:p>00:04:06</text:p>
              </table:table-cell>
              <table:table-cell office:value-type="float" office:value="0.046898">
                <text:p>0.046898</text:p>
              </table:table-cell>
              <table:table-cell office:value-type="float" office:value="0.003385">
                <text:p>0.003385</text:p>
              </table:table-cell>
            </table:table-row>
            <table:table-row>
              <table:table-cell office:value-type="string">
                <text:p>00:04:07</text:p>
              </table:table-cell>
              <table:table-cell office:value-type="float" office:value="0.051184">
                <text:p>0.051184</text:p>
              </table:table-cell>
              <table:table-cell office:value-type="float" office:value="0.003606">
                <text:p>0.003606</text:p>
              </table:table-cell>
            </table:table-row>
            <table:table-row>
              <table:table-cell office:value-type="string">
                <text:p>00:04:08</text:p>
              </table:table-cell>
              <table:table-cell office:value-type="float" office:value="0.049612">
                <text:p>0.049612</text:p>
              </table:table-cell>
              <table:table-cell office:value-type="float" office:value="0.002625">
                <text:p>0.002625</text:p>
              </table:table-cell>
            </table:table-row>
            <table:table-row>
              <table:table-cell office:value-type="string">
                <text:p>00:04:09</text:p>
              </table:table-cell>
              <table:table-cell office:value-type="float" office:value="0.054745">
                <text:p>0.054745</text:p>
              </table:table-cell>
              <table:table-cell office:value-type="float" office:value="0.001871">
                <text:p>0.001871</text:p>
              </table:table-cell>
            </table:table-row>
            <table:table-row>
              <table:table-cell office:value-type="string">
                <text:p>00:04:10</text:p>
              </table:table-cell>
              <table:table-cell office:value-type="float" office:value="0.045806">
                <text:p>0.045806</text:p>
              </table:table-cell>
              <table:table-cell office:value-type="float" office:value="0.002141">
                <text:p>0.002141</text:p>
              </table:table-cell>
            </table:table-row>
            <table:table-row>
              <table:table-cell office:value-type="string">
                <text:p>00:04:11</text:p>
              </table:table-cell>
              <table:table-cell office:value-type="float" office:value="0.040105">
                <text:p>0.040105</text:p>
              </table:table-cell>
              <table:table-cell office:value-type="float" office:value="0.00238">
                <text:p>0.00238</text:p>
              </table:table-cell>
            </table:table-row>
            <table:table-row>
              <table:table-cell office:value-type="string">
                <text:p>00:04:12</text:p>
              </table:table-cell>
              <table:table-cell office:value-type="float" office:value="0.042113">
                <text:p>0.042113</text:p>
              </table:table-cell>
              <table:table-cell office:value-type="float" office:value="0.001631">
                <text:p>0.001631</text:p>
              </table:table-cell>
            </table:table-row>
            <table:table-row>
              <table:table-cell office:value-type="string">
                <text:p>00:04:13</text:p>
              </table:table-cell>
              <table:table-cell office:value-type="float" office:value="0.047665">
                <text:p>0.047665</text:p>
              </table:table-cell>
              <table:table-cell office:value-type="float" office:value="0.003454">
                <text:p>0.003454</text:p>
              </table:table-cell>
            </table:table-row>
            <table:table-row>
              <table:table-cell office:value-type="string">
                <text:p>00:04:14</text:p>
              </table:table-cell>
              <table:table-cell office:value-type="float" office:value="0.042482">
                <text:p>0.042482</text:p>
              </table:table-cell>
              <table:table-cell office:value-type="float" office:value="0.002273">
                <text:p>0.002273</text:p>
              </table:table-cell>
            </table:table-row>
            <table:table-row>
              <table:table-cell office:value-type="string">
                <text:p>00:04:15</text:p>
              </table:table-cell>
              <table:table-cell office:value-type="float" office:value="0.048752">
                <text:p>0.048752</text:p>
              </table:table-cell>
              <table:table-cell office:value-type="float" office:value="0.001893">
                <text:p>0.001893</text:p>
              </table:table-cell>
            </table:table-row>
            <table:table-row>
              <table:table-cell office:value-type="string">
                <text:p>00:04:16</text:p>
              </table:table-cell>
              <table:table-cell office:value-type="float" office:value="0.051021">
                <text:p>0.051021</text:p>
              </table:table-cell>
              <table:table-cell office:value-type="float" office:value="0.001241">
                <text:p>0.001241</text:p>
              </table:table-cell>
            </table:table-row>
            <table:table-row>
              <table:table-cell office:value-type="string">
                <text:p>00:04:17</text:p>
              </table:table-cell>
              <table:table-cell office:value-type="float" office:value="0.036751">
                <text:p>0.036751</text:p>
              </table:table-cell>
              <table:table-cell office:value-type="float" office:value="0.001362">
                <text:p>0.001362</text:p>
              </table:table-cell>
            </table:table-row>
            <table:table-row>
              <table:table-cell office:value-type="string">
                <text:p>00:04:18</text:p>
              </table:table-cell>
              <table:table-cell office:value-type="float" office:value="0.047467">
                <text:p>0.047467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00:04:19</text:p>
              </table:table-cell>
              <table:table-cell office:value-type="float" office:value="0.249206">
                <text:p>0.249206</text:p>
              </table:table-cell>
              <table:table-cell office:value-type="float" office:value="0.001148">
                <text:p>0.001148</text:p>
              </table:table-cell>
            </table:table-row>
            <table:table-row>
              <table:table-cell office:value-type="string">
                <text:p>00:04:20</text:p>
              </table:table-cell>
              <table:table-cell office:value-type="float" office:value="0.220795">
                <text:p>0.220795</text:p>
              </table:table-cell>
              <table:table-cell office:value-type="float" office:value="0.000851">
                <text:p>0.000851</text:p>
              </table:table-cell>
            </table:table-row>
            <table:table-row>
              <table:table-cell office:value-type="string">
                <text:p>00:04:21</text:p>
              </table:table-cell>
              <table:table-cell office:value-type="float" office:value="0.198677">
                <text:p>0.198677</text:p>
              </table:table-cell>
              <table:table-cell office:value-type="float" office:value="0.001034">
                <text:p>0.001034</text:p>
              </table:table-cell>
            </table:table-row>
            <table:table-row>
              <table:table-cell office:value-type="string">
                <text:p>00:04:22</text:p>
              </table:table-cell>
              <table:table-cell office:value-type="float" office:value="0.184666">
                <text:p>0.184666</text:p>
              </table:table-cell>
              <table:table-cell office:value-type="float" office:value="0.000833">
                <text:p>0.000833</text:p>
              </table:table-cell>
            </table:table-row>
            <table:table-row>
              <table:table-cell office:value-type="string">
                <text:p>00:04:23</text:p>
              </table:table-cell>
              <table:table-cell office:value-type="float" office:value="0.179415">
                <text:p>0.179415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00:04:24</text:p>
              </table:table-cell>
              <table:table-cell office:value-type="float" office:value="0.167946">
                <text:p>0.167946</text:p>
              </table:table-cell>
              <table:table-cell office:value-type="float" office:value="0.001109">
                <text:p>0.001109</text:p>
              </table:table-cell>
            </table:table-row>
            <table:table-row>
              <table:table-cell office:value-type="string">
                <text:p>00:04:25</text:p>
              </table:table-cell>
              <table:table-cell office:value-type="float" office:value="0.162509">
                <text:p>0.162509</text:p>
              </table:table-cell>
              <table:table-cell office:value-type="float" office:value="0.000885">
                <text:p>0.000885</text:p>
              </table:table-cell>
            </table:table-row>
            <table:table-row>
              <table:table-cell office:value-type="string">
                <text:p>00:04:26</text:p>
              </table:table-cell>
              <table:table-cell office:value-type="float" office:value="0.176659">
                <text:p>0.176659</text:p>
              </table:table-cell>
              <table:table-cell office:value-type="float" office:value="0.001347">
                <text:p>0.001347</text:p>
              </table:table-cell>
            </table:table-row>
            <table:table-row>
              <table:table-cell office:value-type="string">
                <text:p>00:04:27</text:p>
              </table:table-cell>
              <table:table-cell office:value-type="float" office:value="0.164337">
                <text:p>0.164337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00:04:28</text:p>
              </table:table-cell>
              <table:table-cell office:value-type="float" office:value="0.248727">
                <text:p>0.248727</text:p>
              </table:table-cell>
              <table:table-cell office:value-type="float" office:value="0.000879">
                <text:p>0.000879</text:p>
              </table:table-cell>
            </table:table-row>
            <table:table-row>
              <table:table-cell office:value-type="string">
                <text:p>00:04:29</text:p>
              </table:table-cell>
              <table:table-cell office:value-type="float" office:value="0.201569">
                <text:p>0.201569</text:p>
              </table:table-cell>
              <table:table-cell office:value-type="float" office:value="0.000868">
                <text:p>0.000868</text:p>
              </table:table-cell>
            </table:table-row>
            <table:table-row>
              <table:table-cell office:value-type="string">
                <text:p>00:04:30</text:p>
              </table:table-cell>
              <table:table-cell office:value-type="float" office:value="0.195723">
                <text:p>0.195723</text:p>
              </table:table-cell>
              <table:table-cell office:value-type="float" office:value="0.000555">
                <text:p>0.000555</text:p>
              </table:table-cell>
            </table:table-row>
            <table:table-row>
              <table:table-cell office:value-type="string">
                <text:p>00:04:31</text:p>
              </table:table-cell>
              <table:table-cell office:value-type="float" office:value="0.162872">
                <text:p>0.162872</text:p>
              </table:table-cell>
              <table:table-cell office:value-type="float" office:value="0.000763">
                <text:p>0.000763</text:p>
              </table:table-cell>
            </table:table-row>
            <table:table-row>
              <table:table-cell office:value-type="string">
                <text:p>00:04:32</text:p>
              </table:table-cell>
              <table:table-cell office:value-type="float" office:value="0.112273">
                <text:p>0.112273</text:p>
              </table:table-cell>
              <table:table-cell office:value-type="float" office:value="0.000875">
                <text:p>0.000875</text:p>
              </table:table-cell>
            </table:table-row>
            <table:table-row>
              <table:table-cell office:value-type="string">
                <text:p>00:04:33</text:p>
              </table:table-cell>
              <table:table-cell office:value-type="float" office:value="0.146104">
                <text:p>0.146104</text:p>
              </table:table-cell>
              <table:table-cell office:value-type="float" office:value="0.000767">
                <text:p>0.000767</text:p>
              </table:table-cell>
            </table:table-row>
            <table:table-row>
              <table:table-cell office:value-type="string">
                <text:p>00:04:34</text:p>
              </table:table-cell>
              <table:table-cell office:value-type="float" office:value="0.180658">
                <text:p>0.180658</text:p>
              </table:table-cell>
              <table:table-cell office:value-type="float" office:value="0.000807">
                <text:p>0.000807</text:p>
              </table:table-cell>
            </table:table-row>
            <table:table-row>
              <table:table-cell office:value-type="string">
                <text:p>00:04:35</text:p>
              </table:table-cell>
              <table:table-cell office:value-type="float" office:value="0.138535">
                <text:p>0.138535</text:p>
              </table:table-cell>
              <table:table-cell office:value-type="float" office:value="0.000926">
                <text:p>0.000926</text:p>
              </table:table-cell>
            </table:table-row>
            <table:table-row>
              <table:table-cell office:value-type="string">
                <text:p>00:04:36</text:p>
              </table:table-cell>
              <table:table-cell office:value-type="float" office:value="0.172387">
                <text:p>0.172387</text:p>
              </table:table-cell>
              <table:table-cell office:value-type="float" office:value="0.001054">
                <text:p>0.001054</text:p>
              </table:table-cell>
            </table:table-row>
            <table:table-row>
              <table:table-cell office:value-type="string">
                <text:p>00:04:37</text:p>
              </table:table-cell>
              <table:table-cell office:value-type="float" office:value="0.107183">
                <text:p>0.107183</text:p>
              </table:table-cell>
              <table:table-cell office:value-type="float" office:value="0.000702">
                <text:p>0.000702</text:p>
              </table:table-cell>
            </table:table-row>
            <table:table-row>
              <table:table-cell office:value-type="string">
                <text:p>00:04:38</text:p>
              </table:table-cell>
              <table:table-cell office:value-type="float" office:value="0.176987">
                <text:p>0.176987</text:p>
              </table:table-cell>
              <table:table-cell office:value-type="float" office:value="0.000979">
                <text:p>0.000979</text:p>
              </table:table-cell>
            </table:table-row>
            <table:table-row>
              <table:table-cell office:value-type="string">
                <text:p>00:04:39</text:p>
              </table:table-cell>
              <table:table-cell office:value-type="float" office:value="0.17747">
                <text:p>0.17747</text:p>
              </table:table-cell>
              <table:table-cell office:value-type="float" office:value="0.00203">
                <text:p>0.00203</text:p>
              </table:table-cell>
            </table:table-row>
            <table:table-row>
              <table:table-cell office:value-type="string">
                <text:p>00:04:40</text:p>
              </table:table-cell>
              <table:table-cell office:value-type="float" office:value="0.230531">
                <text:p>0.230531</text:p>
              </table:table-cell>
              <table:table-cell office:value-type="float" office:value="0.002223">
                <text:p>0.002223</text:p>
              </table:table-cell>
            </table:table-row>
            <table:table-row>
              <table:table-cell office:value-type="string">
                <text:p>00:04:41</text:p>
              </table:table-cell>
              <table:table-cell office:value-type="float" office:value="0.180609">
                <text:p>0.180609</text:p>
              </table:table-cell>
              <table:table-cell office:value-type="float" office:value="0.001019">
                <text:p>0.001019</text:p>
              </table:table-cell>
            </table:table-row>
            <table:table-row>
              <table:table-cell office:value-type="string">
                <text:p>00:04:42</text:p>
              </table:table-cell>
              <table:table-cell office:value-type="float" office:value="0.186686">
                <text:p>0.186686</text:p>
              </table:table-cell>
              <table:table-cell office:value-type="float" office:value="0.001036">
                <text:p>0.001036</text:p>
              </table:table-cell>
            </table:table-row>
            <table:table-row>
              <table:table-cell office:value-type="string">
                <text:p>00:04:43</text:p>
              </table:table-cell>
              <table:table-cell office:value-type="float" office:value="0.160261">
                <text:p>0.160261</text:p>
              </table:table-cell>
              <table:table-cell office:value-type="float" office:value="0.001408">
                <text:p>0.001408</text:p>
              </table:table-cell>
            </table:table-row>
            <table:table-row>
              <table:table-cell office:value-type="string">
                <text:p>00:04:44</text:p>
              </table:table-cell>
              <table:table-cell office:value-type="float" office:value="0.194891">
                <text:p>0.194891</text:p>
              </table:table-cell>
              <table:table-cell office:value-type="float" office:value="0.001224">
                <text:p>0.001224</text:p>
              </table:table-cell>
            </table:table-row>
            <table:table-row>
              <table:table-cell office:value-type="string">
                <text:p>00:04:45</text:p>
              </table:table-cell>
              <table:table-cell office:value-type="float" office:value="0.240004">
                <text:p>0.240004</text:p>
              </table:table-cell>
              <table:table-cell office:value-type="float" office:value="0.001473">
                <text:p>0.001473</text:p>
              </table:table-cell>
            </table:table-row>
            <table:table-row>
              <table:table-cell office:value-type="string">
                <text:p>00:04:46</text:p>
              </table:table-cell>
              <table:table-cell office:value-type="float" office:value="0.215663">
                <text:p>0.215663</text:p>
              </table:table-cell>
              <table:table-cell office:value-type="float" office:value="0.001028">
                <text:p>0.001028</text:p>
              </table:table-cell>
            </table:table-row>
            <table:table-row>
              <table:table-cell office:value-type="string">
                <text:p>00:04:47</text:p>
              </table:table-cell>
              <table:table-cell office:value-type="float" office:value="0.254026">
                <text:p>0.254026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00:04:48</text:p>
              </table:table-cell>
              <table:table-cell office:value-type="float" office:value="0.180739">
                <text:p>0.180739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string">
                <text:p>00:04:49</text:p>
              </table:table-cell>
              <table:table-cell office:value-type="float" office:value="0.184909">
                <text:p>0.184909</text:p>
              </table:table-cell>
              <table:table-cell office:value-type="float" office:value="0.000795">
                <text:p>0.000795</text:p>
              </table:table-cell>
            </table:table-row>
            <table:table-row>
              <table:table-cell office:value-type="string">
                <text:p>00:04:50</text:p>
              </table:table-cell>
              <table:table-cell office:value-type="float" office:value="0.196">
                <text:p>0.196</text:p>
              </table:table-cell>
              <table:table-cell office:value-type="float" office:value="0.000724">
                <text:p>0.000724</text:p>
              </table:table-cell>
            </table:table-row>
            <table:table-row>
              <table:table-cell office:value-type="string">
                <text:p>00:04:51</text:p>
              </table:table-cell>
              <table:table-cell office:value-type="float" office:value="0.181647">
                <text:p>0.181647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string">
                <text:p>00:04:52</text:p>
              </table:table-cell>
              <table:table-cell office:value-type="float" office:value="0.273102">
                <text:p>0.273102</text:p>
              </table:table-cell>
              <table:table-cell office:value-type="float" office:value="0.001186">
                <text:p>0.001186</text:p>
              </table:table-cell>
            </table:table-row>
            <table:table-row>
              <table:table-cell office:value-type="string">
                <text:p>00:04:53</text:p>
              </table:table-cell>
              <table:table-cell office:value-type="float" office:value="0.174792">
                <text:p>0.174792</text:p>
              </table:table-cell>
              <table:table-cell office:value-type="float" office:value="0.000945">
                <text:p>0.000945</text:p>
              </table:table-cell>
            </table:table-row>
            <table:table-row>
              <table:table-cell office:value-type="string">
                <text:p>00:04:54</text:p>
              </table:table-cell>
              <table:table-cell office:value-type="float" office:value="0.188763">
                <text:p>0.188763</text:p>
              </table:table-cell>
              <table:table-cell office:value-type="float" office:value="0.001011">
                <text:p>0.001011</text:p>
              </table:table-cell>
            </table:table-row>
            <table:table-row>
              <table:table-cell office:value-type="string">
                <text:p>00:04:55</text:p>
              </table:table-cell>
              <table:table-cell office:value-type="float" office:value="0.239729">
                <text:p>0.23972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00:04:56</text:p>
              </table:table-cell>
              <table:table-cell office:value-type="float" office:value="0.217166">
                <text:p>0.217166</text:p>
              </table:table-cell>
              <table:table-cell office:value-type="float" office:value="0.001187">
                <text:p>0.001187</text:p>
              </table:table-cell>
            </table:table-row>
            <table:table-row>
              <table:table-cell office:value-type="string">
                <text:p>00:04:57</text:p>
              </table:table-cell>
              <table:table-cell office:value-type="float" office:value="0.25205">
                <text:p>0.25205</text:p>
              </table:table-cell>
              <table:table-cell office:value-type="float" office:value="0.000994">
                <text:p>0.000994</text:p>
              </table:table-cell>
            </table:table-row>
            <table:table-row>
              <table:table-cell office:value-type="string">
                <text:p>00:04:58</text:p>
              </table:table-cell>
              <table:table-cell office:value-type="float" office:value="0.186473">
                <text:p>0.186473</text:p>
              </table:table-cell>
              <table:table-cell office:value-type="float" office:value="0.001021">
                <text:p>0.001021</text:p>
              </table:table-cell>
            </table:table-row>
            <table:table-row>
              <table:table-cell office:value-type="string">
                <text:p>00:04:59</text:p>
              </table:table-cell>
              <table:table-cell office:value-type="float" office:value="0.153094">
                <text:p>0.153094</text:p>
              </table:table-cell>
              <table:table-cell office:value-type="float" office:value="0.00092">
                <text:p>0.00092</text:p>
              </table:table-cell>
            </table:table-row>
            <table:table-row>
              <table:table-cell office:value-type="string">
                <text:p>00:05:00</text:p>
              </table:table-cell>
              <table:table-cell office:value-type="float" office:value="0.141618">
                <text:p>0.141618</text:p>
              </table:table-cell>
              <table:table-cell office:value-type="float" office:value="0.0019">
                <text:p>0.0019</text:p>
              </table:table-cell>
            </table:table-row>
            <table:table-row>
              <table:table-cell office:value-type="string">
                <text:p>00:05:01</text:p>
              </table:table-cell>
              <table:table-cell office:value-type="float" office:value="0.189437">
                <text:p>0.189437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string">
                <text:p>00:05:02</text:p>
              </table:table-cell>
              <table:table-cell office:value-type="float" office:value="0.243697">
                <text:p>0.243697</text:p>
              </table:table-cell>
              <table:table-cell office:value-type="float" office:value="0.001026">
                <text:p>0.001026</text:p>
              </table:table-cell>
            </table:table-row>
            <table:table-row>
              <table:table-cell office:value-type="string">
                <text:p>00:05:03</text:p>
              </table:table-cell>
              <table:table-cell office:value-type="float" office:value="0.227267">
                <text:p>0.227267</text:p>
              </table:table-cell>
              <table:table-cell office:value-type="float" office:value="0.001306">
                <text:p>0.001306</text:p>
              </table:table-cell>
            </table:table-row>
            <table:table-row>
              <table:table-cell office:value-type="string">
                <text:p>00:05:04</text:p>
              </table:table-cell>
              <table:table-cell office:value-type="float" office:value="0.205444">
                <text:p>0.205444</text:p>
              </table:table-cell>
              <table:table-cell office:value-type="float" office:value="0.001262">
                <text:p>0.001262</text:p>
              </table:table-cell>
            </table:table-row>
            <table:table-row>
              <table:table-cell office:value-type="string">
                <text:p>00:05:05</text:p>
              </table:table-cell>
              <table:table-cell office:value-type="float" office:value="0.216937">
                <text:p>0.216937</text:p>
              </table:table-cell>
              <table:table-cell office:value-type="float" office:value="0.000859">
                <text:p>0.000859</text:p>
              </table:table-cell>
            </table:table-row>
            <table:table-row>
              <table:table-cell office:value-type="string">
                <text:p>00:05:06</text:p>
              </table:table-cell>
              <table:table-cell office:value-type="float" office:value="0.235091">
                <text:p>0.235091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00:05:07</text:p>
              </table:table-cell>
              <table:table-cell office:value-type="float" office:value="0.263014">
                <text:p>0.263014</text:p>
              </table:table-cell>
              <table:table-cell office:value-type="float" office:value="0.000854">
                <text:p>0.000854</text:p>
              </table:table-cell>
            </table:table-row>
            <table:table-row>
              <table:table-cell office:value-type="string">
                <text:p>00:05:08</text:p>
              </table:table-cell>
              <table:table-cell office:value-type="float" office:value="0.151488">
                <text:p>0.151488</text:p>
              </table:table-cell>
              <table:table-cell office:value-type="float" office:value="0.001329">
                <text:p>0.001329</text:p>
              </table:table-cell>
            </table:table-row>
            <table:table-row>
              <table:table-cell office:value-type="string">
                <text:p>00:05:09</text:p>
              </table:table-cell>
              <table:table-cell office:value-type="float" office:value="0.222792">
                <text:p>0.222792</text:p>
              </table:table-cell>
              <table:table-cell office:value-type="float" office:value="0.002179">
                <text:p>0.002179</text:p>
              </table:table-cell>
            </table:table-row>
            <table:table-row>
              <table:table-cell office:value-type="string">
                <text:p>00:05:10</text:p>
              </table:table-cell>
              <table:table-cell office:value-type="float" office:value="0.194751">
                <text:p>0.194751</text:p>
              </table:table-cell>
              <table:table-cell office:value-type="float" office:value="0.000921">
                <text:p>0.000921</text:p>
              </table:table-cell>
            </table:table-row>
            <table:table-row>
              <table:table-cell office:value-type="string">
                <text:p>00:05:11</text:p>
              </table:table-cell>
              <table:table-cell office:value-type="float" office:value="0.301915">
                <text:p>0.301915</text:p>
              </table:table-cell>
              <table:table-cell office:value-type="float" office:value="0.000689">
                <text:p>0.000689</text:p>
              </table:table-cell>
            </table:table-row>
            <table:table-row>
              <table:table-cell office:value-type="string">
                <text:p>00:05:12</text:p>
              </table:table-cell>
              <table:table-cell office:value-type="float" office:value="0.672305">
                <text:p>0.672305</text:p>
              </table:table-cell>
              <table:table-cell office:value-type="float" office:value="0.001143">
                <text:p>0.001143</text:p>
              </table:table-cell>
            </table:table-row>
            <table:table-row>
              <table:table-cell office:value-type="string">
                <text:p>00:05:13</text:p>
              </table:table-cell>
              <table:table-cell office:value-type="float" office:value="0.513474">
                <text:p>0.513474</text:p>
              </table:table-cell>
              <table:table-cell office:value-type="float" office:value="0.00161">
                <text:p>0.00161</text:p>
              </table:table-cell>
            </table:table-row>
            <table:table-row>
              <table:table-cell office:value-type="string">
                <text:p>00:05:14</text:p>
              </table:table-cell>
              <table:table-cell office:value-type="float" office:value="0.417402">
                <text:p>0.417402</text:p>
              </table:table-cell>
              <table:table-cell office:value-type="float" office:value="0.00149">
                <text:p>0.00149</text:p>
              </table:table-cell>
            </table:table-row>
            <table:table-row>
              <table:table-cell office:value-type="string">
                <text:p>00:05:15</text:p>
              </table:table-cell>
              <table:table-cell office:value-type="float" office:value="0.481354">
                <text:p>0.481354</text:p>
              </table:table-cell>
              <table:table-cell office:value-type="float" office:value="0.000834">
                <text:p>0.000834</text:p>
              </table:table-cell>
            </table:table-row>
            <table:table-row>
              <table:table-cell office:value-type="string">
                <text:p>00:05:16</text:p>
              </table:table-cell>
              <table:table-cell office:value-type="float" office:value="0.238331">
                <text:p>0.238331</text:p>
              </table:table-cell>
              <table:table-cell office:value-type="float" office:value="0.001134">
                <text:p>0.001134</text:p>
              </table:table-cell>
            </table:table-row>
            <table:table-row>
              <table:table-cell office:value-type="string">
                <text:p>00:05:17</text:p>
              </table:table-cell>
              <table:table-cell office:value-type="float" office:value="0.194855">
                <text:p>0.194855</text:p>
              </table:table-cell>
              <table:table-cell office:value-type="float" office:value="0.001942">
                <text:p>0.001942</text:p>
              </table:table-cell>
            </table:table-row>
            <table:table-row>
              <table:table-cell office:value-type="string">
                <text:p>00:05:18</text:p>
              </table:table-cell>
              <table:table-cell office:value-type="float" office:value="0.212516">
                <text:p>0.212516</text:p>
              </table:table-cell>
              <table:table-cell office:value-type="float" office:value="0.007329">
                <text:p>0.007329</text:p>
              </table:table-cell>
            </table:table-row>
            <table:table-row>
              <table:table-cell office:value-type="string">
                <text:p>00:05:19</text:p>
              </table:table-cell>
              <table:table-cell office:value-type="float" office:value="0.19106">
                <text:p>0.19106</text:p>
              </table:table-cell>
              <table:table-cell office:value-type="float" office:value="0.00124">
                <text:p>0.00124</text:p>
              </table:table-cell>
            </table:table-row>
            <table:table-row>
              <table:table-cell office:value-type="string">
                <text:p>00:05:20</text:p>
              </table:table-cell>
              <table:table-cell office:value-type="float" office:value="0.256209">
                <text:p>0.256209</text:p>
              </table:table-cell>
              <table:table-cell office:value-type="float" office:value="0.001089">
                <text:p>0.001089</text:p>
              </table:table-cell>
            </table:table-row>
            <table:table-row>
              <table:table-cell office:value-type="string">
                <text:p>00:05:21</text:p>
              </table:table-cell>
              <table:table-cell office:value-type="float" office:value="0.378344">
                <text:p>0.378344</text:p>
              </table:table-cell>
              <table:table-cell office:value-type="float" office:value="0.000938">
                <text:p>0.000938</text:p>
              </table:table-cell>
            </table:table-row>
            <table:table-row>
              <table:table-cell office:value-type="string">
                <text:p>00:05:22</text:p>
              </table:table-cell>
              <table:table-cell office:value-type="float" office:value="0.198326">
                <text:p>0.198326</text:p>
              </table:table-cell>
              <table:table-cell office:value-type="float" office:value="0.001169">
                <text:p>0.001169</text:p>
              </table:table-cell>
            </table:table-row>
            <table:table-row>
              <table:table-cell office:value-type="string">
                <text:p>00:05:23</text:p>
              </table:table-cell>
              <table:table-cell office:value-type="float" office:value="0.307517">
                <text:p>0.307517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string">
                <text:p>00:05:24</text:p>
              </table:table-cell>
              <table:table-cell office:value-type="float" office:value="0.260233">
                <text:p>0.260233</text:p>
              </table:table-cell>
              <table:table-cell office:value-type="float" office:value="0.000981">
                <text:p>0.000981</text:p>
              </table:table-cell>
            </table:table-row>
            <table:table-row>
              <table:table-cell office:value-type="string">
                <text:p>00:05:25</text:p>
              </table:table-cell>
              <table:table-cell office:value-type="float" office:value="0.446232">
                <text:p>0.446232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string">
                <text:p>00:05:26</text:p>
              </table:table-cell>
              <table:table-cell office:value-type="float" office:value="1.127441">
                <text:p>1.127441</text:p>
              </table:table-cell>
              <table:table-cell office:value-type="float" office:value="0.001176">
                <text:p>0.001176</text:p>
              </table:table-cell>
            </table:table-row>
            <table:table-row>
              <table:table-cell office:value-type="string">
                <text:p>00:05:27</text:p>
              </table:table-cell>
              <table:table-cell office:value-type="float" office:value="0.658629">
                <text:p>0.658629</text:p>
              </table:table-cell>
              <table:table-cell office:value-type="float" office:value="0.001234">
                <text:p>0.001234</text:p>
              </table:table-cell>
            </table:table-row>
            <table:table-row>
              <table:table-cell office:value-type="string">
                <text:p>00:05:28</text:p>
              </table:table-cell>
              <table:table-cell office:value-type="float" office:value="0.518548">
                <text:p>0.518548</text:p>
              </table:table-cell>
              <table:table-cell office:value-type="float" office:value="0.001202">
                <text:p>0.001202</text:p>
              </table:table-cell>
            </table:table-row>
            <table:table-row>
              <table:table-cell office:value-type="string">
                <text:p>00:05:29</text:p>
              </table:table-cell>
              <table:table-cell office:value-type="float" office:value="0.34243">
                <text:p>0.34243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00:05:30</text:p>
              </table:table-cell>
              <table:table-cell office:value-type="float" office:value="1.079125">
                <text:p>1.079125</text:p>
              </table:table-cell>
              <table:table-cell office:value-type="float" office:value="0.000982">
                <text:p>0.000982</text:p>
              </table:table-cell>
            </table:table-row>
            <table:table-row>
              <table:table-cell office:value-type="string">
                <text:p>00:05:31</text:p>
              </table:table-cell>
              <table:table-cell office:value-type="float" office:value="1.096777">
                <text:p>1.096777</text:p>
              </table:table-cell>
              <table:table-cell office:value-type="float" office:value="0.00115">
                <text:p>0.00115</text:p>
              </table:table-cell>
            </table:table-row>
            <table:table-row>
              <table:table-cell office:value-type="string">
                <text:p>00:05:32</text:p>
              </table:table-cell>
              <table:table-cell office:value-type="float" office:value="0.621864">
                <text:p>0.621864</text:p>
              </table:table-cell>
              <table:table-cell office:value-type="float" office:value="0.001156">
                <text:p>0.001156</text:p>
              </table:table-cell>
            </table:table-row>
            <table:table-row>
              <table:table-cell office:value-type="string">
                <text:p>00:05:33</text:p>
              </table:table-cell>
              <table:table-cell office:value-type="float" office:value="0.453105">
                <text:p>0.453105</text:p>
              </table:table-cell>
              <table:table-cell office:value-type="float" office:value="0.001259">
                <text:p>0.001259</text:p>
              </table:table-cell>
            </table:table-row>
            <table:table-row>
              <table:table-cell office:value-type="string">
                <text:p>00:05:34</text:p>
              </table:table-cell>
              <table:table-cell office:value-type="float" office:value="0.237371">
                <text:p>0.237371</text:p>
              </table:table-cell>
              <table:table-cell office:value-type="float" office:value="0.000883">
                <text:p>0.000883</text:p>
              </table:table-cell>
            </table:table-row>
            <table:table-row>
              <table:table-cell office:value-type="string">
                <text:p>00:05:35</text:p>
              </table:table-cell>
              <table:table-cell office:value-type="float" office:value="0.528644">
                <text:p>0.528644</text:p>
              </table:table-cell>
              <table:table-cell office:value-type="float" office:value="0.000647">
                <text:p>0.000647</text:p>
              </table:table-cell>
            </table:table-row>
            <table:table-row>
              <table:table-cell office:value-type="string">
                <text:p>00:05:36</text:p>
              </table:table-cell>
              <table:table-cell office:value-type="float" office:value="0.454035">
                <text:p>0.454035</text:p>
              </table:table-cell>
              <table:table-cell office:value-type="float" office:value="0.000857">
                <text:p>0.000857</text:p>
              </table:table-cell>
            </table:table-row>
            <table:table-row>
              <table:table-cell office:value-type="string">
                <text:p>00:05:37</text:p>
              </table:table-cell>
              <table:table-cell office:value-type="float" office:value="0.306065">
                <text:p>0.306065</text:p>
              </table:table-cell>
              <table:table-cell office:value-type="float" office:value="0.000727">
                <text:p>0.000727</text:p>
              </table:table-cell>
            </table:table-row>
            <table:table-row>
              <table:table-cell office:value-type="string">
                <text:p>00:05:38</text:p>
              </table:table-cell>
              <table:table-cell office:value-type="float" office:value="0.983185">
                <text:p>0.983185</text:p>
              </table:table-cell>
              <table:table-cell office:value-type="float" office:value="0.00082">
                <text:p>0.00082</text:p>
              </table:table-cell>
            </table:table-row>
            <table:table-row>
              <table:table-cell office:value-type="string">
                <text:p>00:05:39</text:p>
              </table:table-cell>
              <table:table-cell office:value-type="float" office:value="0.663272">
                <text:p>0.663272</text:p>
              </table:table-cell>
              <table:table-cell office:value-type="float" office:value="0.001032">
                <text:p>0.001032</text:p>
              </table:table-cell>
            </table:table-row>
            <table:table-row>
              <table:table-cell office:value-type="string">
                <text:p>00:05:40</text:p>
              </table:table-cell>
              <table:table-cell office:value-type="float" office:value="0.357917">
                <text:p>0.357917</text:p>
              </table:table-cell>
              <table:table-cell office:value-type="float" office:value="0.000806">
                <text:p>0.000806</text:p>
              </table:table-cell>
            </table:table-row>
            <table:table-row>
              <table:table-cell office:value-type="string">
                <text:p>00:05:41</text:p>
              </table:table-cell>
              <table:table-cell office:value-type="float" office:value="0.258737">
                <text:p>0.258737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00:05:42</text:p>
              </table:table-cell>
              <table:table-cell office:value-type="float" office:value="0.320674">
                <text:p>0.320674</text:p>
              </table:table-cell>
              <table:table-cell office:value-type="float" office:value="0.000962">
                <text:p>0.000962</text:p>
              </table:table-cell>
            </table:table-row>
            <table:table-row>
              <table:table-cell office:value-type="string">
                <text:p>00:05:43</text:p>
              </table:table-cell>
              <table:table-cell office:value-type="float" office:value="0.493015">
                <text:p>0.493015</text:p>
              </table:table-cell>
              <table:table-cell office:value-type="float" office:value="0.0009">
                <text:p>0.0009</text:p>
              </table:table-cell>
            </table:table-row>
            <table:table-row>
              <table:table-cell office:value-type="string">
                <text:p>00:05:44</text:p>
              </table:table-cell>
              <table:table-cell office:value-type="float" office:value="0.319046">
                <text:p>0.319046</text:p>
              </table:table-cell>
              <table:table-cell office:value-type="float" office:value="0.000968">
                <text:p>0.000968</text:p>
              </table:table-cell>
            </table:table-row>
            <table:table-row>
              <table:table-cell office:value-type="string">
                <text:p>00:05:45</text:p>
              </table:table-cell>
              <table:table-cell office:value-type="float" office:value="0.38574">
                <text:p>0.38574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00:05:46</text:p>
              </table:table-cell>
              <table:table-cell office:value-type="float" office:value="0.247446">
                <text:p>0.247446</text:p>
              </table:table-cell>
              <table:table-cell office:value-type="float" office:value="0.001063">
                <text:p>0.001063</text:p>
              </table:table-cell>
            </table:table-row>
            <table:table-row>
              <table:table-cell office:value-type="string">
                <text:p>00:05:47</text:p>
              </table:table-cell>
              <table:table-cell office:value-type="float" office:value="0.265497">
                <text:p>0.265497</text:p>
              </table:table-cell>
              <table:table-cell office:value-type="float" office:value="0.001394">
                <text:p>0.001394</text:p>
              </table:table-cell>
            </table:table-row>
            <table:table-row>
              <table:table-cell office:value-type="string">
                <text:p>00:05:48</text:p>
              </table:table-cell>
              <table:table-cell office:value-type="float" office:value="0.468192">
                <text:p>0.468192</text:p>
              </table:table-cell>
              <table:table-cell office:value-type="float" office:value="0.000858">
                <text:p>0.000858</text:p>
              </table:table-cell>
            </table:table-row>
            <table:table-row>
              <table:table-cell office:value-type="string">
                <text:p>00:05:49</text:p>
              </table:table-cell>
              <table:table-cell office:value-type="float" office:value="1.055418">
                <text:p>1.055418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00:05:50</text:p>
              </table:table-cell>
              <table:table-cell office:value-type="float" office:value="0.598991">
                <text:p>0.598991</text:p>
              </table:table-cell>
              <table:table-cell office:value-type="float" office:value="0.004236">
                <text:p>0.004236</text:p>
              </table:table-cell>
            </table:table-row>
            <table:table-row>
              <table:table-cell office:value-type="string">
                <text:p>00:05:51</text:p>
              </table:table-cell>
              <table:table-cell office:value-type="float" office:value="0.597516">
                <text:p>0.597516</text:p>
              </table:table-cell>
              <table:table-cell office:value-type="float" office:value="0.001104">
                <text:p>0.001104</text:p>
              </table:table-cell>
            </table:table-row>
            <table:table-row>
              <table:table-cell office:value-type="string">
                <text:p>00:05:52</text:p>
              </table:table-cell>
              <table:table-cell office:value-type="float" office:value="0.303443">
                <text:p>0.303443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string">
                <text:p>00:05:53</text:p>
              </table:table-cell>
              <table:table-cell office:value-type="float" office:value="0.387126">
                <text:p>0.387126</text:p>
              </table:table-cell>
              <table:table-cell office:value-type="float" office:value="0.002611">
                <text:p>0.002611</text:p>
              </table:table-cell>
            </table:table-row>
            <table:table-row>
              <table:table-cell office:value-type="string">
                <text:p>00:05:54</text:p>
              </table:table-cell>
              <table:table-cell office:value-type="float" office:value="0.337224">
                <text:p>0.337224</text:p>
              </table:table-cell>
              <table:table-cell office:value-type="float" office:value="0.001762">
                <text:p>0.001762</text:p>
              </table:table-cell>
            </table:table-row>
            <table:table-row>
              <table:table-cell office:value-type="string">
                <text:p>00:05:55</text:p>
              </table:table-cell>
              <table:table-cell office:value-type="float" office:value="0.485623">
                <text:p>0.485623</text:p>
              </table:table-cell>
              <table:table-cell office:value-type="float" office:value="0.000738">
                <text:p>0.000738</text:p>
              </table:table-cell>
            </table:table-row>
            <table:table-row>
              <table:table-cell office:value-type="string">
                <text:p>00:05:56</text:p>
              </table:table-cell>
              <table:table-cell office:value-type="float" office:value="0.764852">
                <text:p>0.764852</text:p>
              </table:table-cell>
              <table:table-cell office:value-type="float" office:value="0.000582">
                <text:p>0.000582</text:p>
              </table:table-cell>
            </table:table-row>
            <table:table-row>
              <table:table-cell office:value-type="string">
                <text:p>00:05:57</text:p>
              </table:table-cell>
              <table:table-cell office:value-type="float" office:value="0.422717">
                <text:p>0.422717</text:p>
              </table:table-cell>
              <table:table-cell office:value-type="float" office:value="0.000665">
                <text:p>0.000665</text:p>
              </table:table-cell>
            </table:table-row>
            <table:table-row>
              <table:table-cell office:value-type="string">
                <text:p>00:05:58</text:p>
              </table:table-cell>
              <table:table-cell office:value-type="float" office:value="0.325341">
                <text:p>0.325341</text:p>
              </table:table-cell>
              <table:table-cell office:value-type="float" office:value="0.005885">
                <text:p>0.005885</text:p>
              </table:table-cell>
            </table:table-row>
            <table:table-row>
              <table:table-cell office:value-type="string">
                <text:p>00:05:59</text:p>
              </table:table-cell>
              <table:table-cell office:value-type="float" office:value="0.26305">
                <text:p>0.26305</text:p>
              </table:table-cell>
              <table:table-cell office:value-type="float" office:value="0.000811">
                <text:p>0.000811</text:p>
              </table:table-cell>
            </table:table-row>
            <table:table-row>
              <table:table-cell office:value-type="string">
                <text:p>00:06:00</text:p>
              </table:table-cell>
              <table:table-cell office:value-type="float" office:value="0.217076">
                <text:p>0.217076</text:p>
              </table:table-cell>
              <table:table-cell office:value-type="float" office:value="0.000728">
                <text:p>0.000728</text:p>
              </table:table-cell>
            </table:table-row>
            <table:table-row>
              <table:table-cell office:value-type="string">
                <text:p>00:06:01</text:p>
              </table:table-cell>
              <table:table-cell office:value-type="float" office:value="0.285504">
                <text:p>0.285504</text:p>
              </table:table-cell>
              <table:table-cell office:value-type="float" office:value="0.000889">
                <text:p>0.000889</text:p>
              </table:table-cell>
            </table:table-row>
            <table:table-row>
              <table:table-cell office:value-type="string">
                <text:p>00:06:02</text:p>
              </table:table-cell>
              <table:table-cell office:value-type="float" office:value="0.30101">
                <text:p>0.30101</text:p>
              </table:table-cell>
              <table:table-cell office:value-type="float" office:value="0.000902">
                <text:p>0.000902</text:p>
              </table:table-cell>
            </table:table-row>
            <table:table-row>
              <table:table-cell office:value-type="string">
                <text:p>00:06:03</text:p>
              </table:table-cell>
              <table:table-cell office:value-type="float" office:value="0.274205">
                <text:p>0.274205</text:p>
              </table:table-cell>
              <table:table-cell office:value-type="float" office:value="0.001314">
                <text:p>0.001314</text:p>
              </table:table-cell>
            </table:table-row>
            <table:table-row>
              <table:table-cell office:value-type="string">
                <text:p>00:06:04</text:p>
              </table:table-cell>
              <table:table-cell office:value-type="float" office:value="0.239972">
                <text:p>0.239972</text:p>
              </table:table-cell>
              <table:table-cell office:value-type="float" office:value="0.000541">
                <text:p>0.000541</text:p>
              </table:table-cell>
            </table:table-row>
            <table:table-row>
              <table:table-cell office:value-type="string">
                <text:p>00:06:05</text:p>
              </table:table-cell>
              <table:table-cell office:value-type="float" office:value="0.190964">
                <text:p>0.190964</text:p>
              </table:table-cell>
              <table:table-cell office:value-type="float" office:value="0.00086">
                <text:p>0.00086</text:p>
              </table:table-cell>
            </table:table-row>
            <table:table-row>
              <table:table-cell office:value-type="string">
                <text:p>00:06:06</text:p>
              </table:table-cell>
              <table:table-cell office:value-type="float" office:value="0.287858">
                <text:p>0.287858</text:p>
              </table:table-cell>
              <table:table-cell office:value-type="float" office:value="0.000876">
                <text:p>0.000876</text:p>
              </table:table-cell>
            </table:table-row>
            <table:table-row>
              <table:table-cell office:value-type="string">
                <text:p>00:06:07</text:p>
              </table:table-cell>
              <table:table-cell office:value-type="float" office:value="0.204596">
                <text:p>0.204596</text:p>
              </table:table-cell>
              <table:table-cell office:value-type="float" office:value="0.001309">
                <text:p>0.001309</text:p>
              </table:table-cell>
            </table:table-row>
            <table:table-row>
              <table:table-cell office:value-type="string">
                <text:p>00:06:08</text:p>
              </table:table-cell>
              <table:table-cell office:value-type="float" office:value="0.270362">
                <text:p>0.270362</text:p>
              </table:table-cell>
              <table:table-cell office:value-type="float" office:value="0.001051">
                <text:p>0.001051</text:p>
              </table:table-cell>
            </table:table-row>
            <table:table-row>
              <table:table-cell office:value-type="string">
                <text:p>00:06:09</text:p>
              </table:table-cell>
              <table:table-cell office:value-type="float" office:value="0.340128">
                <text:p>0.340128</text:p>
              </table:table-cell>
              <table:table-cell office:value-type="float" office:value="0.001452">
                <text:p>0.001452</text:p>
              </table:table-cell>
            </table:table-row>
            <table:table-row>
              <table:table-cell office:value-type="string">
                <text:p>00:06:10</text:p>
              </table:table-cell>
              <table:table-cell office:value-type="float" office:value="0.257681">
                <text:p>0.257681</text:p>
              </table:table-cell>
              <table:table-cell office:value-type="float" office:value="0.002784">
                <text:p>0.002784</text:p>
              </table:table-cell>
            </table:table-row>
            <table:table-row>
              <table:table-cell office:value-type="string">
                <text:p>00:06:11</text:p>
              </table:table-cell>
              <table:table-cell office:value-type="float" office:value="0.245003">
                <text:p>0.245003</text:p>
              </table:table-cell>
              <table:table-cell office:value-type="float" office:value="0.002182">
                <text:p>0.002182</text:p>
              </table:table-cell>
            </table:table-row>
            <table:table-row>
              <table:table-cell office:value-type="string">
                <text:p>00:06:12</text:p>
              </table:table-cell>
              <table:table-cell office:value-type="float" office:value="0.226594">
                <text:p>0.226594</text:p>
              </table:table-cell>
              <table:table-cell office:value-type="float" office:value="0.001094">
                <text:p>0.001094</text:p>
              </table:table-cell>
            </table:table-row>
            <table:table-row>
              <table:table-cell office:value-type="string">
                <text:p>00:06:13</text:p>
              </table:table-cell>
              <table:table-cell office:value-type="float" office:value="0.26709">
                <text:p>0.26709</text:p>
              </table:table-cell>
              <table:table-cell office:value-type="float" office:value="0.001458">
                <text:p>0.001458</text:p>
              </table:table-cell>
            </table:table-row>
            <table:table-row>
              <table:table-cell office:value-type="string">
                <text:p>00:06:14</text:p>
              </table:table-cell>
              <table:table-cell office:value-type="float" office:value="0.307682">
                <text:p>0.307682</text:p>
              </table:table-cell>
              <table:table-cell office:value-type="float" office:value="0.001071">
                <text:p>0.001071</text:p>
              </table:table-cell>
            </table:table-row>
            <table:table-row>
              <table:table-cell office:value-type="string">
                <text:p>00:06:15</text:p>
              </table:table-cell>
              <table:table-cell office:value-type="float" office:value="0.238054">
                <text:p>0.238054</text:p>
              </table:table-cell>
              <table:table-cell office:value-type="float" office:value="0.001299">
                <text:p>0.001299</text:p>
              </table:table-cell>
            </table:table-row>
            <table:table-row>
              <table:table-cell office:value-type="string">
                <text:p>00:06:16</text:p>
              </table:table-cell>
              <table:table-cell office:value-type="float" office:value="0.280572">
                <text:p>0.280572</text:p>
              </table:table-cell>
              <table:table-cell office:value-type="float" office:value="0.000767">
                <text:p>0.000767</text:p>
              </table:table-cell>
            </table:table-row>
            <table:table-row>
              <table:table-cell office:value-type="string">
                <text:p>00:06:17</text:p>
              </table:table-cell>
              <table:table-cell office:value-type="float" office:value="0.210595">
                <text:p>0.210595</text:p>
              </table:table-cell>
              <table:table-cell office:value-type="float" office:value="0.000867">
                <text:p>0.000867</text:p>
              </table:table-cell>
            </table:table-row>
            <table:table-row>
              <table:table-cell office:value-type="string">
                <text:p>00:06:18</text:p>
              </table:table-cell>
              <table:table-cell office:value-type="float" office:value="0.44344">
                <text:p>0.44344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00:06:19</text:p>
              </table:table-cell>
              <table:table-cell office:value-type="float" office:value="0.958236">
                <text:p>0.958236</text:p>
              </table:table-cell>
              <table:table-cell office:value-type="float" office:value="0.000783">
                <text:p>0.000783</text:p>
              </table:table-cell>
            </table:table-row>
            <table:table-row>
              <table:table-cell office:value-type="string">
                <text:p>00:06:20</text:p>
              </table:table-cell>
              <table:table-cell office:value-type="float" office:value="0.690292">
                <text:p>0.690292</text:p>
              </table:table-cell>
              <table:table-cell office:value-type="float" office:value="0.000493">
                <text:p>0.000493</text:p>
              </table:table-cell>
            </table:table-row>
            <table:table-row>
              <table:table-cell office:value-type="string">
                <text:p>00:06:21</text:p>
              </table:table-cell>
              <table:table-cell office:value-type="float" office:value="0.179878">
                <text:p>0.179878</text:p>
              </table:table-cell>
              <table:table-cell office:value-type="float" office:value="0.001304">
                <text:p>0.001304</text:p>
              </table:table-cell>
            </table:table-row>
            <table:table-row>
              <table:table-cell office:value-type="string">
                <text:p>00:06:22</text:p>
              </table:table-cell>
              <table:table-cell office:value-type="float" office:value="0.181665">
                <text:p>0.181665</text:p>
              </table:table-cell>
              <table:table-cell office:value-type="float" office:value="0.001672">
                <text:p>0.001672</text:p>
              </table:table-cell>
            </table:table-row>
            <table:table-row>
              <table:table-cell office:value-type="string">
                <text:p>00:06:23</text:p>
              </table:table-cell>
              <table:table-cell office:value-type="float" office:value="0.165157">
                <text:p>0.165157</text:p>
              </table:table-cell>
              <table:table-cell office:value-type="float" office:value="0.001452">
                <text:p>0.001452</text:p>
              </table:table-cell>
            </table:table-row>
            <table:table-row>
              <table:table-cell office:value-type="string">
                <text:p>00:06:24</text:p>
              </table:table-cell>
              <table:table-cell office:value-type="float" office:value="0.177232">
                <text:p>0.177232</text:p>
              </table:table-cell>
              <table:table-cell office:value-type="float" office:value="0.001963">
                <text:p>0.001963</text:p>
              </table:table-cell>
            </table:table-row>
            <table:table-row>
              <table:table-cell office:value-type="string">
                <text:p>00:06:25</text:p>
              </table:table-cell>
              <table:table-cell office:value-type="float" office:value="0.189824">
                <text:p>0.189824</text:p>
              </table:table-cell>
              <table:table-cell office:value-type="float" office:value="0.000746">
                <text:p>0.000746</text:p>
              </table:table-cell>
            </table:table-row>
            <table:table-row>
              <table:table-cell office:value-type="string">
                <text:p>00:06:26</text:p>
              </table:table-cell>
              <table:table-cell office:value-type="float" office:value="0.328818">
                <text:p>0.328818</text:p>
              </table:table-cell>
              <table:table-cell office:value-type="float" office:value="0.0014">
                <text:p>0.0014</text:p>
              </table:table-cell>
            </table:table-row>
            <table:table-row>
              <table:table-cell office:value-type="string">
                <text:p>00:06:27</text:p>
              </table:table-cell>
              <table:table-cell office:value-type="float" office:value="0.248384">
                <text:p>0.248384</text:p>
              </table:table-cell>
              <table:table-cell office:value-type="float" office:value="0.001022">
                <text:p>0.001022</text:p>
              </table:table-cell>
            </table:table-row>
            <table:table-row>
              <table:table-cell office:value-type="string">
                <text:p>00:06:28</text:p>
              </table:table-cell>
              <table:table-cell office:value-type="float" office:value="0.228928">
                <text:p>0.228928</text:p>
              </table:table-cell>
              <table:table-cell office:value-type="float" office:value="0.001266">
                <text:p>0.001266</text:p>
              </table:table-cell>
            </table:table-row>
            <table:table-row>
              <table:table-cell office:value-type="string">
                <text:p>00:06:29</text:p>
              </table:table-cell>
              <table:table-cell office:value-type="float" office:value="0.306458">
                <text:p>0.306458</text:p>
              </table:table-cell>
              <table:table-cell office:value-type="float" office:value="0.001107">
                <text:p>0.001107</text:p>
              </table:table-cell>
            </table:table-row>
            <table:table-row>
              <table:table-cell office:value-type="string">
                <text:p>00:06:30</text:p>
              </table:table-cell>
              <table:table-cell office:value-type="float" office:value="0.793937">
                <text:p>0.793937</text:p>
              </table:table-cell>
              <table:table-cell office:value-type="float" office:value="0.001129">
                <text:p>0.001129</text:p>
              </table:table-cell>
            </table:table-row>
            <table:table-row>
              <table:table-cell office:value-type="string">
                <text:p>00:06:31</text:p>
              </table:table-cell>
              <table:table-cell office:value-type="float" office:value="0.226235">
                <text:p>0.226235</text:p>
              </table:table-cell>
              <table:table-cell office:value-type="float" office:value="0.001755">
                <text:p>0.001755</text:p>
              </table:table-cell>
            </table:table-row>
            <table:table-row>
              <table:table-cell office:value-type="string">
                <text:p>00:06:32</text:p>
              </table:table-cell>
              <table:table-cell office:value-type="float" office:value="0.186589">
                <text:p>0.186589</text:p>
              </table:table-cell>
              <table:table-cell office:value-type="float" office:value="0.001033">
                <text:p>0.001033</text:p>
              </table:table-cell>
            </table:table-row>
            <table:table-row>
              <table:table-cell office:value-type="string">
                <text:p>00:06:33</text:p>
              </table:table-cell>
              <table:table-cell office:value-type="float" office:value="0.242623">
                <text:p>0.242623</text:p>
              </table:table-cell>
              <table:table-cell office:value-type="float" office:value="0.002104">
                <text:p>0.002104</text:p>
              </table:table-cell>
            </table:table-row>
            <table:table-row>
              <table:table-cell office:value-type="string">
                <text:p>00:06:34</text:p>
              </table:table-cell>
              <table:table-cell office:value-type="float" office:value="0.2041">
                <text:p>0.2041</text:p>
              </table:table-cell>
              <table:table-cell office:value-type="float" office:value="0.001017">
                <text:p>0.001017</text:p>
              </table:table-cell>
            </table:table-row>
            <table:table-row>
              <table:table-cell office:value-type="string">
                <text:p>00:06:35</text:p>
              </table:table-cell>
              <table:table-cell office:value-type="float" office:value="0.186647">
                <text:p>0.186647</text:p>
              </table:table-cell>
              <table:table-cell office:value-type="float" office:value="0.000998">
                <text:p>0.000998</text:p>
              </table:table-cell>
            </table:table-row>
            <table:table-row>
              <table:table-cell office:value-type="string">
                <text:p>00:06:36</text:p>
              </table:table-cell>
              <table:table-cell office:value-type="float" office:value="0.187802">
                <text:p>0.187802</text:p>
              </table:table-cell>
              <table:table-cell office:value-type="float" office:value="0.001772">
                <text:p>0.001772</text:p>
              </table:table-cell>
            </table:table-row>
            <table:table-row>
              <table:table-cell office:value-type="string">
                <text:p>00:06:37</text:p>
              </table:table-cell>
              <table:table-cell office:value-type="float" office:value="0.371775">
                <text:p>0.371775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00:06:38</text:p>
              </table:table-cell>
              <table:table-cell office:value-type="float" office:value="0.599463">
                <text:p>0.599463</text:p>
              </table:table-cell>
              <table:table-cell office:value-type="float" office:value="0.001095">
                <text:p>0.001095</text:p>
              </table:table-cell>
            </table:table-row>
            <table:table-row>
              <table:table-cell office:value-type="string">
                <text:p>00:06:39</text:p>
              </table:table-cell>
              <table:table-cell office:value-type="float" office:value="0.253598">
                <text:p>0.253598</text:p>
              </table:table-cell>
              <table:table-cell office:value-type="float" office:value="0.001296">
                <text:p>0.001296</text:p>
              </table:table-cell>
            </table:table-row>
            <table:table-row>
              <table:table-cell office:value-type="string">
                <text:p>00:06:40</text:p>
              </table:table-cell>
              <table:table-cell office:value-type="float" office:value="0.295847">
                <text:p>0.295847</text:p>
              </table:table-cell>
              <table:table-cell office:value-type="float" office:value="0.000931">
                <text:p>0.000931</text:p>
              </table:table-cell>
            </table:table-row>
            <table:table-row>
              <table:table-cell office:value-type="string">
                <text:p>00:06:41</text:p>
              </table:table-cell>
              <table:table-cell office:value-type="float" office:value="0.249635">
                <text:p>0.249635</text:p>
              </table:table-cell>
              <table:table-cell office:value-type="float" office:value="0.000965">
                <text:p>0.000965</text:p>
              </table:table-cell>
            </table:table-row>
            <table:table-row>
              <table:table-cell office:value-type="string">
                <text:p>00:06:42</text:p>
              </table:table-cell>
              <table:table-cell office:value-type="float" office:value="0.218192">
                <text:p>0.218192</text:p>
              </table:table-cell>
              <table:table-cell office:value-type="float" office:value="0.001143">
                <text:p>0.001143</text:p>
              </table:table-cell>
            </table:table-row>
            <table:table-row>
              <table:table-cell office:value-type="string">
                <text:p>00:06:43</text:p>
              </table:table-cell>
              <table:table-cell office:value-type="float" office:value="0.28672">
                <text:p>0.28672</text:p>
              </table:table-cell>
              <table:table-cell office:value-type="float" office:value="0.005256">
                <text:p>0.005256</text:p>
              </table:table-cell>
            </table:table-row>
            <table:table-row>
              <table:table-cell office:value-type="string">
                <text:p>00:06:44</text:p>
              </table:table-cell>
              <table:table-cell office:value-type="float" office:value="0.418995">
                <text:p>0.418995</text:p>
              </table:table-cell>
              <table:table-cell office:value-type="float" office:value="0.003385">
                <text:p>0.003385</text:p>
              </table:table-cell>
            </table:table-row>
            <table:table-row>
              <table:table-cell office:value-type="string">
                <text:p>00:06:45</text:p>
              </table:table-cell>
              <table:table-cell office:value-type="float" office:value="0.328938">
                <text:p>0.328938</text:p>
              </table:table-cell>
              <table:table-cell office:value-type="float" office:value="0.001363">
                <text:p>0.001363</text:p>
              </table:table-cell>
            </table:table-row>
            <table:table-row>
              <table:table-cell office:value-type="string">
                <text:p>00:06:46</text:p>
              </table:table-cell>
              <table:table-cell office:value-type="float" office:value="0.730937">
                <text:p>0.730937</text:p>
              </table:table-cell>
              <table:table-cell office:value-type="float" office:value="0.01575">
                <text:p>0.01575</text:p>
              </table:table-cell>
            </table:table-row>
            <table:table-row>
              <table:table-cell office:value-type="string">
                <text:p>00:06:47</text:p>
              </table:table-cell>
              <table:table-cell office:value-type="float" office:value="0.501458">
                <text:p>0.501458</text:p>
              </table:table-cell>
              <table:table-cell office:value-type="float" office:value="0.00153">
                <text:p>0.00153</text:p>
              </table:table-cell>
            </table:table-row>
            <table:table-row>
              <table:table-cell office:value-type="string">
                <text:p>00:06:48</text:p>
              </table:table-cell>
              <table:table-cell office:value-type="float" office:value="0.414379">
                <text:p>0.414379</text:p>
              </table:table-cell>
              <table:table-cell office:value-type="float" office:value="0.001715">
                <text:p>0.001715</text:p>
              </table:table-cell>
            </table:table-row>
            <table:table-row>
              <table:table-cell office:value-type="string">
                <text:p>00:06:49</text:p>
              </table:table-cell>
              <table:table-cell office:value-type="float" office:value="0.243574">
                <text:p>0.243574</text:p>
              </table:table-cell>
              <table:table-cell office:value-type="float" office:value="0.001313">
                <text:p>0.001313</text:p>
              </table:table-cell>
            </table:table-row>
            <table:table-row>
              <table:table-cell office:value-type="string">
                <text:p>00:06:50</text:p>
              </table:table-cell>
              <table:table-cell office:value-type="float" office:value="0.767378">
                <text:p>0.767378</text:p>
              </table:table-cell>
              <table:table-cell office:value-type="float" office:value="0.000861">
                <text:p>0.000861</text:p>
              </table:table-cell>
            </table:table-row>
            <table:table-row>
              <table:table-cell office:value-type="string">
                <text:p>00:06:51</text:p>
              </table:table-cell>
              <table:table-cell office:value-type="float" office:value="0.269201">
                <text:p>0.269201</text:p>
              </table:table-cell>
              <table:table-cell office:value-type="float" office:value="0.001015">
                <text:p>0.001015</text:p>
              </table:table-cell>
            </table:table-row>
            <table:table-row>
              <table:table-cell office:value-type="string">
                <text:p>00:06:52</text:p>
              </table:table-cell>
              <table:table-cell office:value-type="float" office:value="0.270246">
                <text:p>0.270246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string">
                <text:p>00:06:53</text:p>
              </table:table-cell>
              <table:table-cell office:value-type="float" office:value="0.195785">
                <text:p>0.195785</text:p>
              </table:table-cell>
              <table:table-cell office:value-type="float" office:value="0.000658">
                <text:p>0.000658</text:p>
              </table:table-cell>
            </table:table-row>
            <table:table-row>
              <table:table-cell office:value-type="string">
                <text:p>00:06:54</text:p>
              </table:table-cell>
              <table:table-cell office:value-type="float" office:value="0.173461">
                <text:p>0.173461</text:p>
              </table:table-cell>
              <table:table-cell office:value-type="float" office:value="0.001029">
                <text:p>0.001029</text:p>
              </table:table-cell>
            </table:table-row>
            <table:table-row>
              <table:table-cell office:value-type="string">
                <text:p>00:06:55</text:p>
              </table:table-cell>
              <table:table-cell office:value-type="float" office:value="0.218605">
                <text:p>0.218605</text:p>
              </table:table-cell>
              <table:table-cell office:value-type="float" office:value="0.00111">
                <text:p>0.00111</text:p>
              </table:table-cell>
            </table:table-row>
            <table:table-row>
              <table:table-cell office:value-type="string">
                <text:p>00:06:56</text:p>
              </table:table-cell>
              <table:table-cell office:value-type="float" office:value="0.185134">
                <text:p>0.185134</text:p>
              </table:table-cell>
              <table:table-cell office:value-type="float" office:value="0.000899">
                <text:p>0.000899</text:p>
              </table:table-cell>
            </table:table-row>
            <table:table-row>
              <table:table-cell office:value-type="string">
                <text:p>00:06:57</text:p>
              </table:table-cell>
              <table:table-cell office:value-type="float" office:value="0.258893">
                <text:p>0.258893</text:p>
              </table:table-cell>
              <table:table-cell office:value-type="float" office:value="0.000999">
                <text:p>0.000999</text:p>
              </table:table-cell>
            </table:table-row>
            <table:table-row>
              <table:table-cell office:value-type="string">
                <text:p>00:06:58</text:p>
              </table:table-cell>
              <table:table-cell office:value-type="float" office:value="0.211715">
                <text:p>0.211715</text:p>
              </table:table-cell>
              <table:table-cell office:value-type="float" office:value="0.001048">
                <text:p>0.001048</text:p>
              </table:table-cell>
            </table:table-row>
            <table:table-row>
              <table:table-cell office:value-type="string">
                <text:p>00:06:59</text:p>
              </table:table-cell>
              <table:table-cell office:value-type="float" office:value="0.218103">
                <text:p>0.218103</text:p>
              </table:table-cell>
              <table:table-cell office:value-type="float" office:value="0.001004">
                <text:p>0.001004</text:p>
              </table:table-cell>
            </table:table-row>
            <table:table-row>
              <table:table-cell office:value-type="string">
                <text:p>00:07:00</text:p>
              </table:table-cell>
              <table:table-cell office:value-type="float" office:value="0.194495">
                <text:p>0.194495</text:p>
              </table:table-cell>
              <table:table-cell office:value-type="float" office:value="0.001342">
                <text:p>0.001342</text:p>
              </table:table-cell>
            </table:table-row>
            <table:table-row>
              <table:table-cell office:value-type="string">
                <text:p>00:07:01</text:p>
              </table:table-cell>
              <table:table-cell office:value-type="float" office:value="0.198324">
                <text:p>0.198324</text:p>
              </table:table-cell>
              <table:table-cell office:value-type="float" office:value="0.001242">
                <text:p>0.001242</text:p>
              </table:table-cell>
            </table:table-row>
            <table:table-row>
              <table:table-cell office:value-type="string">
                <text:p>00:07:02</text:p>
              </table:table-cell>
              <table:table-cell office:value-type="float" office:value="0.215991">
                <text:p>0.215991</text:p>
              </table:table-cell>
              <table:table-cell office:value-type="float" office:value="0.001292">
                <text:p>0.001292</text:p>
              </table:table-cell>
            </table:table-row>
            <table:table-row>
              <table:table-cell office:value-type="string">
                <text:p>00:07:03</text:p>
              </table:table-cell>
              <table:table-cell office:value-type="float" office:value="0.320372">
                <text:p>0.320372</text:p>
              </table:table-cell>
              <table:table-cell office:value-type="float" office:value="0.001106">
                <text:p>0.001106</text:p>
              </table:table-cell>
            </table:table-row>
            <table:table-row>
              <table:table-cell office:value-type="string">
                <text:p>00:07:04</text:p>
              </table:table-cell>
              <table:table-cell office:value-type="float" office:value="0.393256">
                <text:p>0.393256</text:p>
              </table:table-cell>
              <table:table-cell office:value-type="float" office:value="0.000855">
                <text:p>0.000855</text:p>
              </table:table-cell>
            </table:table-row>
            <table:table-row>
              <table:table-cell office:value-type="string">
                <text:p>00:07:05</text:p>
              </table:table-cell>
              <table:table-cell office:value-type="float" office:value="0.242513">
                <text:p>0.242513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00:07:06</text:p>
              </table:table-cell>
              <table:table-cell office:value-type="float" office:value="0.200951">
                <text:p>0.200951</text:p>
              </table:table-cell>
              <table:table-cell office:value-type="float" office:value="0.001093">
                <text:p>0.001093</text:p>
              </table:table-cell>
            </table:table-row>
            <table:table-row>
              <table:table-cell office:value-type="string">
                <text:p>00:07: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